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9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ext-properties fo:font-weight="bold" style:font-weight-asian="bold" style:font-weight-complex="bold"/>
    </style:style>
    <style:style style:name="ce9" style:family="table-cell" style:parent-style-name="Default" style:data-style-name="N124"/>
    <style:style style:name="ce10" style:family="table-cell" style:parent-style-name="Default" style:data-style-name="N124">
      <style:text-properties fo:font-weight="normal" style:font-weight-asian="normal" style:font-weight-complex="normal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9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AD5337 v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DAC code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Scaled by Vdiv</text:p>
          </table:table-cell>
          <table:table-cell office:value-type="string" calcext:value-type="string">
            <text:p>Voff</text:p>
          </table:table-cell>
          <table:table-cell office:value-type="string" calcext:value-type="string">
            <text:p>dB offset v</text:p>
          </table:table-cell>
          <table:table-cell office:value-type="string" calcext:value-type="string">
            <text:p>Round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C3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([.$A$3]*[.C3])/255" office:value-type="float" office:value="0" calcext:value-type="float">
            <text:p>0.000000</text:p>
          </table:table-cell>
          <table:table-cell table:formula="of:=[.D3]*([.$A$9]/([.$A$5]+[.$A$7]))" office:value-type="float" office:value="0" calcext:value-type="float">
            <text:p>0.000000</text:p>
          </table:table-cell>
          <table:table-cell table:formula="of:=[.$A$13]-[.E3]" office:value-type="float" office:value="0.168" calcext:value-type="float">
            <text:p>0.168000</text:p>
          </table:table-cell>
          <table:table-cell table:formula="of:=[.F3]/0.0061" office:value-type="float" office:value="27.5409836065574" calcext:value-type="float">
            <text:p>27.540984</text:p>
          </table:table-cell>
          <table:table-cell table:formula="of:=ROUND([.G3];1)" office:value-type="float" office:value="27.5" calcext:value-type="float">
            <text:p>27.5</text:p>
          </table:table-cell>
          <table:table-cell office:value-type="float" office:value="27" calcext:value-type="float">
            <text:p>27.0</text:p>
          </table:table-cell>
          <table:table-cell table:number-columns-repeated="3"/>
          <table:table-cell table:formula="of:=-100*0.0061" office:value-type="float" office:value="-0.61" calcext:value-type="float">
            <text:p>-0.61</text:p>
          </table:table-cell>
          <table:table-cell table:style-name="ce2" table:formula="of:=27.5*0.0061" office:value-type="float" office:value="0.16775" calcext:value-type="float">
            <text:p>0.16775</text:p>
          </table:table-cell>
          <table:table-cell table:number-columns-repeated="2"/>
          <table:table-cell office:value-type="string" calcext:value-type="string">
            <text:p>Voff</text:p>
          </table:table-cell>
          <table:table-cell table:formula="of:=-100*0.0061" office:value-type="float" office:value="-0.61" calcext:value-type="float">
            <text:p>-0.61</text:p>
          </table:table-cell>
          <table:table-cell table:formula="of:=[.R3]/178000" office:value-type="float" office:value="-0.00000342696629213483" calcext:value-type="float">
            <text:p>-0.0000034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1</text:p>
          </table:table-cell>
          <table:table-cell table:formula="of:=DEC2HEX([.C4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([.$A$3]*[.C4])/255" office:value-type="float" office:value="0.0196078431372549" calcext:value-type="float">
            <text:p>0.019608</text:p>
          </table:table-cell>
          <table:table-cell table:formula="of:=[.D4]*([.$A$9]/([.$A$5]+[.$A$7]))" office:value-type="float" office:value="0.00305656167377317" calcext:value-type="float">
            <text:p>0.003057</text:p>
          </table:table-cell>
          <table:table-cell table:formula="of:=[.$A$13]-[.E4]" office:value-type="float" office:value="0.164943438326227" calcext:value-type="float">
            <text:p>0.164943</text:p>
          </table:table-cell>
          <table:table-cell table:formula="of:=[.F4]/0.0061" office:value-type="float" office:value="27.0399079223323" calcext:value-type="float">
            <text:p>27.039908</text:p>
          </table:table-cell>
          <table:table-cell table:formula="of:=ROUND([.G4];1)" office:value-type="float" office:value="27" calcext:value-type="float">
            <text:p>27</text:p>
          </table:table-cell>
          <table:table-cell office:value-type="float" office:value="26.5" calcext:value-type="float">
            <text:p>26.5</text:p>
          </table:table-cell>
          <table:table-cell table:number-columns-repeated="1015"/>
        </table:table-row>
        <table:table-row table:style-name="ro1">
          <table:table-cell table:style-name="ce1" office:value-type="float" office:value="6340" calcext:value-type="float">
            <text:p>6.34E+003</text:p>
          </table:table-cell>
          <table:table-cell table:formula="of:=DEC2HEX([.C5]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formula="of:=([.$A$3]*[.C5])/255" office:value-type="float" office:value="0.0392156862745098" calcext:value-type="float">
            <text:p>0.039216</text:p>
          </table:table-cell>
          <table:table-cell table:formula="of:=[.D5]*([.$A$9]/([.$A$5]+[.$A$7]))" office:value-type="float" office:value="0.00611312334754634" calcext:value-type="float">
            <text:p>0.006113</text:p>
          </table:table-cell>
          <table:table-cell table:formula="of:=[.$A$13]-[.E5]" office:value-type="float" office:value="0.161886876652454" calcext:value-type="float">
            <text:p>0.161887</text:p>
          </table:table-cell>
          <table:table-cell table:formula="of:=[.F5]/0.0061" office:value-type="float" office:value="26.5388322381072" calcext:value-type="float">
            <text:p>26.538832</text:p>
          </table:table-cell>
          <table:table-cell table:formula="of:=ROUND([.G5];1)" office:value-type="float" office:value="26.5" calcext:value-type="float">
            <text:p>26.5</text:p>
          </table:table-cell>
          <table:table-cell table:number-columns-repeated="5"/>
          <table:table-cell office:value-type="string" calcext:value-type="string">
            <text:p>V:</text:p>
          </table:table-cell>
          <table:table-cell table:style-name="ce2" table:formula="of:=27.5*-0.0061" office:value-type="float" office:value="-0.16775" calcext:value-type="float">
            <text:p>-0.16775</text:p>
          </table:table-cell>
          <table:table-cell table:formula="of:=-100*-0.0061" office:value-type="float" office:value="0.61" calcext:value-type="float">
            <text:p>0.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2</text:p>
          </table:table-cell>
          <table:table-cell table:formula="of:=DEC2HEX([.C6])" office:value-type="string" office:string-value="3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formula="of:=([.$A$3]*[.C6])/255" office:value-type="float" office:value="0.0588235294117647" calcext:value-type="float">
            <text:p>0.058824</text:p>
          </table:table-cell>
          <table:table-cell table:formula="of:=[.D6]*([.$A$9]/([.$A$5]+[.$A$7]))" office:value-type="float" office:value="0.00916968502131952" calcext:value-type="float">
            <text:p>0.009170</text:p>
          </table:table-cell>
          <table:table-cell table:formula="of:=[.$A$13]-[.E6]" office:value-type="float" office:value="0.158830314978681" calcext:value-type="float">
            <text:p>0.158830</text:p>
          </table:table-cell>
          <table:table-cell table:formula="of:=[.F6]/0.0061" office:value-type="float" office:value="26.037756553882" calcext:value-type="float">
            <text:p>26.037757</text:p>
          </table:table-cell>
          <table:table-cell table:formula="of:=ROUND([.G6];1)"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dB:</text:p>
          </table:table-cell>
          <table:table-cell table:formula="of:=0.16775/0.0061" office:value-type="float" office:value="27.5" calcext:value-type="float">
            <text:p>27.5</text:p>
          </table:table-cell>
          <table:table-cell table:style-name="ce2" table:formula="of:=0.61/-0.0061" office:value-type="float" office:value="-100" calcext:value-type="float">
            <text:p>-100</text:p>
          </table:table-cell>
          <table:table-cell table:number-columns-repeated="1008"/>
        </table:table-row>
        <table:table-row table:style-name="ro1">
          <table:table-cell table:style-name="ce1" office:value-type="float" office:value="6490" calcext:value-type="float">
            <text:p>6.49E+003</text:p>
          </table:table-cell>
          <table:table-cell table:formula="of:=DEC2HEX([.C7]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table:formula="of:=([.$A$3]*[.C7])/255" office:value-type="float" office:value="0.0784313725490196" calcext:value-type="float">
            <text:p>0.078431</text:p>
          </table:table-cell>
          <table:table-cell table:formula="of:=[.D7]*([.$A$9]/([.$A$5]+[.$A$7]))" office:value-type="float" office:value="0.0122262466950927" calcext:value-type="float">
            <text:p>0.012226</text:p>
          </table:table-cell>
          <table:table-cell table:formula="of:=[.$A$13]-[.E7]" office:value-type="float" office:value="0.155773753304907" calcext:value-type="float">
            <text:p>0.155774</text:p>
          </table:table-cell>
          <table:table-cell table:formula="of:=[.F7]/0.0061" office:value-type="float" office:value="25.5366808696569" calcext:value-type="float">
            <text:p>25.536681</text:p>
          </table:table-cell>
          <table:table-cell table:formula="of:=ROUND([.G7];1)" office:value-type="float" office:value="25.5" calcext:value-type="float">
            <text:p>2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table:formula="of:=DEC2HEX([.C8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formula="of:=([.$A$3]*[.C8])/255" office:value-type="float" office:value="0.0980392156862745" calcext:value-type="float">
            <text:p>0.098039</text:p>
          </table:table-cell>
          <table:table-cell table:formula="of:=[.D8]*([.$A$9]/([.$A$5]+[.$A$7]))" office:value-type="float" office:value="0.0152828083688659" calcext:value-type="float">
            <text:p>0.015283</text:p>
          </table:table-cell>
          <table:table-cell table:formula="of:=[.$A$13]-[.E8]" office:value-type="float" office:value="0.152717191631134" calcext:value-type="float">
            <text:p>0.152717</text:p>
          </table:table-cell>
          <table:table-cell table:formula="of:=[.F8]/0.0061" office:value-type="float" office:value="25.0356051854318" calcext:value-type="float">
            <text:p>25.035605</text:p>
          </table:table-cell>
          <table:table-cell table:formula="of:=ROUND([.G8];1)"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V:</text:p>
          </table:table-cell>
          <table:table-cell table:style-name="ce2" office:value-type="float" office:value="0.16513" calcext:value-type="float">
            <text:p>0.16513</text:p>
          </table:table-cell>
          <table:table-cell office:value-type="float" office:value="-0.60795" calcext:value-type="float">
            <text:p>-0.60795</text:p>
          </table:table-cell>
          <table:table-cell table:number-columns-repeated="1008"/>
        </table:table-row>
        <table:table-row table:style-name="ro1">
          <table:table-cell table:style-name="ce1" office:value-type="float" office:value="2000" calcext:value-type="float">
            <text:p>2.00E+003</text:p>
          </table:table-cell>
          <table:table-cell table:formula="of:=DEC2HEX([.C9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formula="of:=([.$A$3]*[.C9])/255" office:value-type="float" office:value="0.117647058823529" calcext:value-type="float">
            <text:p>0.117647</text:p>
          </table:table-cell>
          <table:table-cell table:formula="of:=[.D9]*([.$A$9]/([.$A$5]+[.$A$7]))" office:value-type="float" office:value="0.018339370042639" calcext:value-type="float">
            <text:p>0.018339</text:p>
          </table:table-cell>
          <table:table-cell table:formula="of:=[.$A$13]-[.E9]" office:value-type="float" office:value="0.149660629957361" calcext:value-type="float">
            <text:p>0.149661</text:p>
          </table:table-cell>
          <table:table-cell table:formula="of:=[.F9]/0.0061" office:value-type="float" office:value="24.5345295012067" calcext:value-type="float">
            <text:p>24.534530</text:p>
          </table:table-cell>
          <table:table-cell table:formula="of:=ROUND([.G9];1)" office:value-type="float" office:value="24.5" calcext:value-type="float">
            <text:p>24.5</text:p>
          </table:table-cell>
          <table:table-cell table:number-columns-repeated="5"/>
          <table:table-cell office:value-type="string" calcext:value-type="string">
            <text:p>dB:</text:p>
          </table:table-cell>
          <table:table-cell table:formula="of:=[.O8]/0.0061" office:value-type="float" office:value="27.0704918032787" calcext:value-type="float">
            <text:p>27.0704918033</text:p>
          </table:table-cell>
          <table:table-cell table:style-name="ce2" table:formula="of:=[.P8]/0.0061" office:value-type="float" office:value="-99.6639344262295" calcext:value-type="float">
            <text:p>-99.66393442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ffset</text:p>
          </table:table-cell>
          <table:table-cell table:formula="of:=DEC2HEX([.C10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table:formula="of:=([.$A$3]*[.C10])/255" office:value-type="float" office:value="0.137254901960784" calcext:value-type="float">
            <text:p>0.137255</text:p>
          </table:table-cell>
          <table:table-cell table:formula="of:=[.D10]*([.$A$9]/([.$A$5]+[.$A$7]))" office:value-type="float" office:value="0.0213959317164122" calcext:value-type="float">
            <text:p>0.021396</text:p>
          </table:table-cell>
          <table:table-cell table:formula="of:=[.$A$13]-[.E10]" office:value-type="float" office:value="0.146604068283588" calcext:value-type="float">
            <text:p>0.146604</text:p>
          </table:table-cell>
          <table:table-cell table:formula="of:=[.F10]/0.0061" office:value-type="float" office:value="24.0334538169816" calcext:value-type="float">
            <text:p>24.033454</text:p>
          </table:table-cell>
          <table:table-cell table:formula="of:=ROUND([.G10];1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178000" calcext:value-type="float">
            <text:p>1.78E+005</text:p>
          </table:table-cell>
          <table:table-cell table:formula="of:=DEC2HEX([.C11])" office:value-type="string" office:string-value="8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table:formula="of:=([.$A$3]*[.C11])/255" office:value-type="float" office:value="0.156862745098039" calcext:value-type="float">
            <text:p>0.156863</text:p>
          </table:table-cell>
          <table:table-cell table:formula="of:=[.D11]*([.$A$9]/([.$A$5]+[.$A$7]))" office:value-type="float" office:value="0.0244524933901854" calcext:value-type="float">
            <text:p>0.024452</text:p>
          </table:table-cell>
          <table:table-cell table:formula="of:=[.$A$13]-[.E11]" office:value-type="float" office:value="0.143547506609815" calcext:value-type="float">
            <text:p>0.143548</text:p>
          </table:table-cell>
          <table:table-cell table:formula="of:=[.F11]/0.0061" office:value-type="float" office:value="23.5323781327565" calcext:value-type="float">
            <text:p>23.532378</text:p>
          </table:table-cell>
          <table:table-cell table:formula="of:=ROUND([.G11];1)" office:value-type="float" office:value="23.5" calcext:value-type="float">
            <text:p>23.5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ffset</text:p>
          </table:table-cell>
          <table:table-cell table:formula="of:=DEC2HEX([.C12])" office:value-type="string" office:string-value="9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table:formula="of:=([.$A$3]*[.C12])/255" office:value-type="float" office:value="0.176470588235294" calcext:value-type="float">
            <text:p>0.176471</text:p>
          </table:table-cell>
          <table:table-cell table:formula="of:=[.D12]*([.$A$9]/([.$A$5]+[.$A$7]))" office:value-type="float" office:value="0.0275090550639586" calcext:value-type="float">
            <text:p>0.027509</text:p>
          </table:table-cell>
          <table:table-cell table:formula="of:=[.$A$13]-[.E12]" office:value-type="float" office:value="0.140490944936041" calcext:value-type="float">
            <text:p>0.140491</text:p>
          </table:table-cell>
          <table:table-cell table:formula="of:=[.F12]/0.0061" office:value-type="float" office:value="23.0313024485314" calcext:value-type="float">
            <text:p>23.031302</text:p>
          </table:table-cell>
          <table:table-cell table:formula="of:=ROUND([.G12];1)" office:value-type="float" office:value="23" calcext:value-type="float">
            <text:p>2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.164898" calcext:value-type="float">
            <text:p>0.164898</text:p>
          </table:table-cell>
          <table:table-cell office:value-type="float" office:value="-0.22044" calcext:value-type="float">
            <text:p>-0.22044</text:p>
          </table:table-cell>
          <table:table-cell office:value-type="float" office:value="-0.60847" calcext:value-type="float">
            <text:p>-0.60847</text:p>
          </table:table-cell>
          <table:table-cell table:number-columns-repeated="1011"/>
        </table:table-row>
        <table:table-row table:style-name="ro1">
          <table:table-cell table:style-name="ce2" office:value-type="float" office:value="0.168" calcext:value-type="float">
            <text:p>0.168</text:p>
          </table:table-cell>
          <table:table-cell table:formula="of:=DEC2HEX([.C13])" office:value-type="string" office:string-value="A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([.$A$3]*[.C13])/255" office:value-type="float" office:value="0.196078431372549" calcext:value-type="float">
            <text:p>0.196078</text:p>
          </table:table-cell>
          <table:table-cell table:formula="of:=[.D13]*([.$A$9]/([.$A$5]+[.$A$7]))" office:value-type="float" office:value="0.0305656167377317" calcext:value-type="float">
            <text:p>0.030566</text:p>
          </table:table-cell>
          <table:table-cell table:formula="of:=[.$A$13]-[.E13]" office:value-type="float" office:value="0.137434383262268" calcext:value-type="float">
            <text:p>0.137434</text:p>
          </table:table-cell>
          <table:table-cell table:formula="of:=[.F13]/0.0061" office:value-type="float" office:value="22.5302267643063" calcext:value-type="float">
            <text:p>22.530227</text:p>
          </table:table-cell>
          <table:table-cell table:formula="of:=ROUND([.G13];1)" office:value-type="float" office:value="22.5" calcext:value-type="float">
            <text:p>22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6065" calcext:value-type="float">
            <text:p>0.166065</text:p>
          </table:table-cell>
          <table:table-cell office:value-type="float" office:value="-0.22045" calcext:value-type="float">
            <text:p>-0.22045</text:p>
          </table:table-cell>
          <table:table-cell office:value-type="float" office:value="-0.60696" calcext:value-type="float">
            <text:p>-0.60696</text:p>
          </table:table-cell>
          <table:table-cell table:number-columns-repeated="1011"/>
        </table:table-row>
        <table:table-row table:style-name="ro1">
          <table:table-cell table:style-name="ce3"/>
          <table:table-cell table:formula="of:=DEC2HEX([.C14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([.$A$3]*[.C14])/255" office:value-type="float" office:value="0.215686274509804" calcext:value-type="float">
            <text:p>0.215686</text:p>
          </table:table-cell>
          <table:table-cell table:formula="of:=[.D14]*([.$A$9]/([.$A$5]+[.$A$7]))" office:value-type="float" office:value="0.0336221784115049" calcext:value-type="float">
            <text:p>0.033622</text:p>
          </table:table-cell>
          <table:table-cell table:formula="of:=[.$A$13]-[.E14]" office:value-type="float" office:value="0.134377821588495" calcext:value-type="float">
            <text:p>0.134378</text:p>
          </table:table-cell>
          <table:table-cell table:formula="of:=[.F14]/0.0061" office:value-type="float" office:value="22.0291510800812" calcext:value-type="float">
            <text:p>22.029151</text:p>
          </table:table-cell>
          <table:table-cell table:formula="of:=ROUND([.G14];1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5095" calcext:value-type="float">
            <text:p>0.165095</text:p>
          </table:table-cell>
          <table:table-cell office:value-type="float" office:value="-0.22045" calcext:value-type="float">
            <text:p>-0.22045</text:p>
          </table:table-cell>
          <table:table-cell office:value-type="float" office:value="-0.60792" calcext:value-type="float">
            <text:p>-0.60792</text:p>
          </table:table-cell>
          <table:table-cell table:number-columns-repeated="1011"/>
        </table:table-row>
        <table:table-row table:style-name="ro1">
          <table:table-cell table:formula="of:=DEC2BIN([.C15])" office:value-type="string" office:string-value="1100" calcext:value-type="string">
            <text:p>1100</text:p>
          </table:table-cell>
          <table:table-cell table:formula="of:=DEC2HEX([.C15])" office:value-type="string" office:string-value="C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([.$A$3]*[.C15])/255" office:value-type="float" office:value="0.235294117647059" calcext:value-type="float">
            <text:p>0.235294</text:p>
          </table:table-cell>
          <table:table-cell table:formula="of:=[.D15]*([.$A$9]/([.$A$5]+[.$A$7]))" office:value-type="float" office:value="0.0366787400852781" calcext:value-type="float">
            <text:p>0.036679</text:p>
          </table:table-cell>
          <table:table-cell table:formula="of:=[.$A$13]-[.E15]" office:value-type="float" office:value="0.131321259914722" calcext:value-type="float">
            <text:p>0.131321</text:p>
          </table:table-cell>
          <table:table-cell table:formula="of:=[.F15]/0.0061" office:value-type="float" office:value="21.5280753958561" calcext:value-type="float">
            <text:p>21.528075</text:p>
          </table:table-cell>
          <table:table-cell table:formula="of:=ROUND([.G15];1)" office:value-type="float" office:value="21.5" calcext:value-type="float">
            <text:p>2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5475" calcext:value-type="float">
            <text:p>0.165475</text:p>
          </table:table-cell>
          <table:table-cell office:value-type="float" office:value="-0.22045" calcext:value-type="float">
            <text:p>-0.22045</text:p>
          </table:table-cell>
          <table:table-cell office:value-type="float" office:value="-0.60696" calcext:value-type="float">
            <text:p>-0.60696</text:p>
          </table:table-cell>
          <table:table-cell table:number-columns-repeated="1011"/>
        </table:table-row>
        <table:table-row table:style-name="ro1">
          <table:table-cell table:formula="of:=DEC2BIN([.C16])" office:value-type="string" office:string-value="1101" calcext:value-type="string">
            <text:p>1101</text:p>
          </table:table-cell>
          <table:table-cell table:formula="of:=DEC2HEX([.C16])" office:value-type="string" office:string-value="D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formula="of:=([.$A$3]*[.C16])/255" office:value-type="float" office:value="0.254901960784314" calcext:value-type="float">
            <text:p>0.254902</text:p>
          </table:table-cell>
          <table:table-cell table:formula="of:=[.D16]*([.$A$9]/([.$A$5]+[.$A$7]))" office:value-type="float" office:value="0.0397353017590512" calcext:value-type="float">
            <text:p>0.039735</text:p>
          </table:table-cell>
          <table:table-cell table:formula="of:=[.$A$13]-[.E16]" office:value-type="float" office:value="0.128264698240949" calcext:value-type="float">
            <text:p>0.128265</text:p>
          </table:table-cell>
          <table:table-cell table:formula="of:=[.F16]/0.0061" office:value-type="float" office:value="21.0269997116309" calcext:value-type="float">
            <text:p>21.027000</text:p>
          </table:table-cell>
          <table:table-cell table:formula="of:=ROUND([.G16];1)"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avg</text:p>
          </table:table-cell>
          <table:table-cell table:style-name="ce4" table:formula="of:=([.K12]++[.K13]+[.K14]+[.K15])/4" office:value-type="float" office:value="0.16538325" calcext:value-type="float">
            <text:p>0.16538325</text:p>
          </table:table-cell>
          <table:table-cell table:style-name="ce4" table:formula="of:=([.L12]++[.L13]+[.L14]+[.L15])/4" office:value-type="float" office:value="-0.2204475" calcext:value-type="float">
            <text:p>-0.2204475</text:p>
          </table:table-cell>
          <table:table-cell table:style-name="ce4" table:formula="of:=([.M12]++[.M13]+[.M14]+[.M15])/4" office:value-type="float" office:value="-0.6075775" calcext:value-type="float">
            <text:p>-0.6075775</text:p>
          </table:table-cell>
          <table:table-cell table:number-columns-repeated="1011"/>
        </table:table-row>
        <table:table-row table:style-name="ro1">
          <table:table-cell table:formula="of:=DEC2BIN([.C17])" office:value-type="string" office:string-value="1110" calcext:value-type="string">
            <text:p>1110</text:p>
          </table:table-cell>
          <table:table-cell table:formula="of:=DEC2HEX([.C17])" office:value-type="string" office:string-value="E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formula="of:=([.$A$3]*[.C17])/255" office:value-type="float" office:value="0.274509803921569" calcext:value-type="float">
            <text:p>0.274510</text:p>
          </table:table-cell>
          <table:table-cell table:formula="of:=[.D17]*([.$A$9]/([.$A$5]+[.$A$7]))" office:value-type="float" office:value="0.0427918634328244" calcext:value-type="float">
            <text:p>0.042792</text:p>
          </table:table-cell>
          <table:table-cell table:formula="of:=[.$A$13]-[.E17]" office:value-type="float" office:value="0.125208136567176" calcext:value-type="float">
            <text:p>0.125208</text:p>
          </table:table-cell>
          <table:table-cell table:formula="of:=[.F17]/0.0061" office:value-type="float" office:value="20.5259240274058" calcext:value-type="float">
            <text:p>20.525924</text:p>
          </table:table-cell>
          <table:table-cell table:formula="of:=ROUND([.G17];1)" office:value-type="float" office:value="20.5" calcext:value-type="float">
            <text:p>20.5</text:p>
          </table:table-cell>
          <table:table-cell/>
          <table:table-cell table:style-name="ce14" office:value-type="string" calcext:value-type="string">
            <text:p>dB</text:p>
          </table:table-cell>
          <table:table-cell table:formula="of:=[.K16]/0.0061" office:value-type="float" office:value="27.1120081967213" calcext:value-type="float">
            <text:p>27.1120081967</text:p>
          </table:table-cell>
          <table:table-cell table:formula="of:=[.L16]/0.0061" office:value-type="float" office:value="-36.1389344262295" calcext:value-type="float">
            <text:p>-36.1389344262</text:p>
          </table:table-cell>
          <table:table-cell table:formula="of:=[.M16]/0.0061" office:value-type="float" office:value="-99.602868852459" calcext:value-type="float">
            <text:p>-99.6028688525</text:p>
          </table:table-cell>
          <table:table-cell table:number-columns-repeated="1011"/>
        </table:table-row>
        <table:table-row table:style-name="ro1">
          <table:table-cell table:formula="of:=DEC2BIN([.C18])" office:value-type="string" office:string-value="1111" calcext:value-type="string">
            <text:p>1111</text:p>
          </table:table-cell>
          <table:table-cell table:formula="of:=DEC2HEX([.C18])" office:value-type="string" office:string-value="F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formula="of:=([.$A$3]*[.C18])/255" office:value-type="float" office:value="0.294117647058823" calcext:value-type="float">
            <text:p>0.294118</text:p>
          </table:table-cell>
          <table:table-cell table:formula="of:=[.D18]*([.$A$9]/([.$A$5]+[.$A$7]))" office:value-type="float" office:value="0.0458484251065976" calcext:value-type="float">
            <text:p>0.045848</text:p>
          </table:table-cell>
          <table:table-cell table:formula="of:=[.$A$13]-[.E18]" office:value-type="float" office:value="0.122151574893402" calcext:value-type="float">
            <text:p>0.122152</text:p>
          </table:table-cell>
          <table:table-cell table:formula="of:=[.F18]/0.0061" office:value-type="float" office:value="20.0248483431807" calcext:value-type="float">
            <text:p>20.024848</text:p>
          </table:table-cell>
          <table:table-cell table:formula="of:=ROUND([.G18];1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DEC2BIN([.C19])" office:value-type="string" office:string-value="10000" calcext:value-type="string">
            <text:p>10000</text:p>
          </table:table-cell>
          <table:table-cell table:formula="of:=DEC2HEX([.C19]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formula="of:=([.$A$3]*[.C19])/255" office:value-type="float" office:value="0.313725490196078" calcext:value-type="float">
            <text:p>0.313725</text:p>
          </table:table-cell>
          <table:table-cell table:formula="of:=[.D19]*([.$A$9]/([.$A$5]+[.$A$7]))" office:value-type="float" office:value="0.0489049867803708" calcext:value-type="float">
            <text:p>0.048905</text:p>
          </table:table-cell>
          <table:table-cell table:formula="of:=[.$A$13]-[.E19]" office:value-type="float" office:value="0.119095013219629" calcext:value-type="float">
            <text:p>0.119095</text:p>
          </table:table-cell>
          <table:table-cell table:formula="of:=[.F19]/0.0061" office:value-type="float" office:value="19.5237726589556" calcext:value-type="float">
            <text:p>19.523773</text:p>
          </table:table-cell>
          <table:table-cell table:formula="of:=ROUND([.G19];1)" office:value-type="float" office:value="19.5" calcext:value-type="float">
            <text:p>19.5</text:p>
          </table:table-cell>
          <table:table-cell table:number-columns-repeated="1016"/>
        </table:table-row>
        <table:table-row table:style-name="ro1">
          <table:table-cell table:formula="of:=DEC2BIN([.C20])" office:value-type="string" office:string-value="10001" calcext:value-type="string">
            <text:p>10001</text:p>
          </table:table-cell>
          <table:table-cell table:formula="of:=DEC2HEX([.C20]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table:formula="of:=([.$A$3]*[.C20])/255" office:value-type="float" office:value="0.333333333333333" calcext:value-type="float">
            <text:p>0.333333</text:p>
          </table:table-cell>
          <table:table-cell table:formula="of:=[.D20]*([.$A$9]/([.$A$5]+[.$A$7]))" office:value-type="float" office:value="0.0519615484541439" calcext:value-type="float">
            <text:p>0.051962</text:p>
          </table:table-cell>
          <table:table-cell table:formula="of:=[.$A$13]-[.E20]" office:value-type="float" office:value="0.116038451545856" calcext:value-type="float">
            <text:p>0.116038</text:p>
          </table:table-cell>
          <table:table-cell table:formula="of:=[.F20]/0.0061" office:value-type="float" office:value="19.0226969747305" calcext:value-type="float">
            <text:p>19.022697</text:p>
          </table:table-cell>
          <table:table-cell table:formula="of:=ROUND([.G20];1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formula="of:=DEC2BIN([.C21])" office:value-type="string" office:string-value="10010" calcext:value-type="string">
            <text:p>10010</text:p>
          </table:table-cell>
          <table:table-cell table:formula="of:=DEC2HEX([.C21]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formula="of:=([.$A$3]*[.C21])/255" office:value-type="float" office:value="0.352941176470588" calcext:value-type="float">
            <text:p>0.352941</text:p>
          </table:table-cell>
          <table:table-cell table:formula="of:=[.D21]*([.$A$9]/([.$A$5]+[.$A$7]))" office:value-type="float" office:value="0.0550181101279171" calcext:value-type="float">
            <text:p>0.055018</text:p>
          </table:table-cell>
          <table:table-cell table:formula="of:=[.$A$13]-[.E21]" office:value-type="float" office:value="0.112981889872083" calcext:value-type="float">
            <text:p>0.112982</text:p>
          </table:table-cell>
          <table:table-cell table:formula="of:=[.F21]/0.0061" office:value-type="float" office:value="18.5216212905054" calcext:value-type="float">
            <text:p>18.521621</text:p>
          </table:table-cell>
          <table:table-cell table:formula="of:=ROUND([.G21];1)" office:value-type="float" office:value="18.5" calcext:value-type="float">
            <text:p>18.5</text:p>
          </table:table-cell>
          <table:table-cell table:number-columns-repeated="1016"/>
        </table:table-row>
        <table:table-row table:style-name="ro1">
          <table:table-cell table:formula="of:=DEC2BIN([.C22])" office:value-type="string" office:string-value="10011" calcext:value-type="string">
            <text:p>10011</text:p>
          </table:table-cell>
          <table:table-cell table:formula="of:=DEC2HEX([.C22])" office:value-type="string" office:string-value="13" calcext:value-type="string">
            <text:p>13</text:p>
          </table:table-cell>
          <table:table-cell office:value-type="float" office:value="19" calcext:value-type="float">
            <text:p>19</text:p>
          </table:table-cell>
          <table:table-cell table:formula="of:=([.$A$3]*[.C22])/255" office:value-type="float" office:value="0.372549019607843" calcext:value-type="float">
            <text:p>0.372549</text:p>
          </table:table-cell>
          <table:table-cell table:formula="of:=[.D22]*([.$A$9]/([.$A$5]+[.$A$7]))" office:value-type="float" office:value="0.0580746718016903" calcext:value-type="float">
            <text:p>0.058075</text:p>
          </table:table-cell>
          <table:table-cell table:formula="of:=[.$A$13]-[.E22]" office:value-type="float" office:value="0.10992532819831" calcext:value-type="float">
            <text:p>0.109925</text:p>
          </table:table-cell>
          <table:table-cell table:formula="of:=[.F22]/0.0061" office:value-type="float" office:value="18.0205456062803" calcext:value-type="float">
            <text:p>18.020546</text:p>
          </table:table-cell>
          <table:table-cell table:formula="of:=ROUND([.G22];1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formula="of:=DEC2BIN([.C23])" office:value-type="string" office:string-value="10100" calcext:value-type="string">
            <text:p>10100</text:p>
          </table:table-cell>
          <table:table-cell table:formula="of:=DEC2HEX([.C23])" office:value-type="string" office:string-value="14" calcext:value-type="string">
            <text:p>14</text:p>
          </table:table-cell>
          <table:table-cell office:value-type="float" office:value="20" calcext:value-type="float">
            <text:p>20</text:p>
          </table:table-cell>
          <table:table-cell table:formula="of:=([.$A$3]*[.C23])/255" office:value-type="float" office:value="0.392156862745098" calcext:value-type="float">
            <text:p>0.392157</text:p>
          </table:table-cell>
          <table:table-cell table:formula="of:=[.D23]*([.$A$9]/([.$A$5]+[.$A$7]))" office:value-type="float" office:value="0.0611312334754634" calcext:value-type="float">
            <text:p>0.061131</text:p>
          </table:table-cell>
          <table:table-cell table:formula="of:=[.$A$13]-[.E23]" office:value-type="float" office:value="0.106868766524537" calcext:value-type="float">
            <text:p>0.106869</text:p>
          </table:table-cell>
          <table:table-cell table:formula="of:=[.F23]/0.0061" office:value-type="float" office:value="17.5194699220552" calcext:value-type="float">
            <text:p>17.519470</text:p>
          </table:table-cell>
          <table:table-cell table:formula="of:=ROUND([.G23];1)" office:value-type="float" office:value="17.5" calcext:value-type="float">
            <text:p>17.5</text:p>
          </table:table-cell>
          <table:table-cell table:number-columns-repeated="1016"/>
        </table:table-row>
        <table:table-row table:style-name="ro1">
          <table:table-cell table:formula="of:=DEC2BIN([.C24])" office:value-type="string" office:string-value="10101" calcext:value-type="string">
            <text:p>10101</text:p>
          </table:table-cell>
          <table:table-cell table:formula="of:=DEC2HEX([.C24])" office:value-type="string" office:string-value="15" calcext:value-type="string">
            <text:p>15</text:p>
          </table:table-cell>
          <table:table-cell office:value-type="float" office:value="21" calcext:value-type="float">
            <text:p>21</text:p>
          </table:table-cell>
          <table:table-cell table:formula="of:=([.$A$3]*[.C24])/255" office:value-type="float" office:value="0.411764705882353" calcext:value-type="float">
            <text:p>0.411765</text:p>
          </table:table-cell>
          <table:table-cell table:formula="of:=[.D24]*([.$A$9]/([.$A$5]+[.$A$7]))" office:value-type="float" office:value="0.0641877951492366" calcext:value-type="float">
            <text:p>0.064188</text:p>
          </table:table-cell>
          <table:table-cell table:formula="of:=[.$A$13]-[.E24]" office:value-type="float" office:value="0.103812204850763" calcext:value-type="float">
            <text:p>0.103812</text:p>
          </table:table-cell>
          <table:table-cell table:formula="of:=[.F24]/0.0061" office:value-type="float" office:value="17.0183942378301" calcext:value-type="float">
            <text:p>17.018394</text:p>
          </table:table-cell>
          <table:table-cell table:formula="of:=ROUND([.G24];1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formula="of:=DEC2BIN([.C25])" office:value-type="string" office:string-value="10110" calcext:value-type="string">
            <text:p>10110</text:p>
          </table:table-cell>
          <table:table-cell table:formula="of:=DEC2HEX([.C25])" office:value-type="string" office:string-value="16" calcext:value-type="string">
            <text:p>16</text:p>
          </table:table-cell>
          <table:table-cell office:value-type="float" office:value="22" calcext:value-type="float">
            <text:p>22</text:p>
          </table:table-cell>
          <table:table-cell table:formula="of:=([.$A$3]*[.C25])/255" office:value-type="float" office:value="0.431372549019608" calcext:value-type="float">
            <text:p>0.431373</text:p>
          </table:table-cell>
          <table:table-cell table:formula="of:=[.D25]*([.$A$9]/([.$A$5]+[.$A$7]))" office:value-type="float" office:value="0.0672443568230098" calcext:value-type="float">
            <text:p>0.067244</text:p>
          </table:table-cell>
          <table:table-cell table:formula="of:=[.$A$13]-[.E25]" office:value-type="float" office:value="0.10075564317699" calcext:value-type="float">
            <text:p>0.100756</text:p>
          </table:table-cell>
          <table:table-cell table:formula="of:=[.F25]/0.0061" office:value-type="float" office:value="16.517318553605" calcext:value-type="float">
            <text:p>16.517319</text:p>
          </table:table-cell>
          <table:table-cell table:formula="of:=ROUND([.G25];1)" office:value-type="float" office:value="16.5" calcext:value-type="float">
            <text:p>16.5</text:p>
          </table:table-cell>
          <table:table-cell table:number-columns-repeated="1016"/>
        </table:table-row>
        <table:table-row table:style-name="ro1">
          <table:table-cell table:formula="of:=DEC2BIN([.C26])" office:value-type="string" office:string-value="10111" calcext:value-type="string">
            <text:p>10111</text:p>
          </table:table-cell>
          <table:table-cell table:formula="of:=DEC2HEX([.C26])" office:value-type="string" office:string-value="17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table:formula="of:=([.$A$3]*[.C26])/255" office:value-type="float" office:value="0.450980392156863" calcext:value-type="float">
            <text:p>0.450980</text:p>
          </table:table-cell>
          <table:table-cell table:formula="of:=[.D26]*([.$A$9]/([.$A$5]+[.$A$7]))" office:value-type="float" office:value="0.070300918496783" calcext:value-type="float">
            <text:p>0.070301</text:p>
          </table:table-cell>
          <table:table-cell table:formula="of:=[.$A$13]-[.E26]" office:value-type="float" office:value="0.097699081503217" calcext:value-type="float">
            <text:p>0.097699</text:p>
          </table:table-cell>
          <table:table-cell table:formula="of:=[.F26]/0.0061" office:value-type="float" office:value="16.0162428693798" calcext:value-type="float">
            <text:p>16.016243</text:p>
          </table:table-cell>
          <table:table-cell table:formula="of:=ROUND([.G26];1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formula="of:=DEC2BIN([.C27])" office:value-type="string" office:string-value="11000" calcext:value-type="string">
            <text:p>11000</text:p>
          </table:table-cell>
          <table:table-cell table:formula="of:=DEC2HEX([.C27])" office:value-type="string" office:string-value="18" calcext:value-type="string">
            <text:p>18</text:p>
          </table:table-cell>
          <table:table-cell office:value-type="float" office:value="24" calcext:value-type="float">
            <text:p>24</text:p>
          </table:table-cell>
          <table:table-cell table:formula="of:=([.$A$3]*[.C27])/255" office:value-type="float" office:value="0.470588235294118" calcext:value-type="float">
            <text:p>0.470588</text:p>
          </table:table-cell>
          <table:table-cell table:formula="of:=[.D27]*([.$A$9]/([.$A$5]+[.$A$7]))" office:value-type="float" office:value="0.0733574801705561" calcext:value-type="float">
            <text:p>0.073357</text:p>
          </table:table-cell>
          <table:table-cell table:formula="of:=[.$A$13]-[.E27]" office:value-type="float" office:value="0.0946425198294439" calcext:value-type="float">
            <text:p>0.094643</text:p>
          </table:table-cell>
          <table:table-cell table:formula="of:=[.F27]/0.0061" office:value-type="float" office:value="15.5151671851547" calcext:value-type="float">
            <text:p>15.515167</text:p>
          </table:table-cell>
          <table:table-cell table:formula="of:=ROUND([.G27];1)" office:value-type="float" office:value="15.5" calcext:value-type="float">
            <text:p>15.5</text:p>
          </table:table-cell>
          <table:table-cell table:number-columns-repeated="1016"/>
        </table:table-row>
        <table:table-row table:style-name="ro1">
          <table:table-cell table:formula="of:=DEC2BIN([.C28])" office:value-type="string" office:string-value="11001" calcext:value-type="string">
            <text:p>11001</text:p>
          </table:table-cell>
          <table:table-cell table:formula="of:=DEC2HEX([.C28])" office:value-type="string" office:string-value="19" calcext:value-type="string">
            <text:p>19</text:p>
          </table:table-cell>
          <table:table-cell office:value-type="float" office:value="25" calcext:value-type="float">
            <text:p>25</text:p>
          </table:table-cell>
          <table:table-cell table:formula="of:=([.$A$3]*[.C28])/255" office:value-type="float" office:value="0.490196078431373" calcext:value-type="float">
            <text:p>0.490196</text:p>
          </table:table-cell>
          <table:table-cell table:formula="of:=[.D28]*([.$A$9]/([.$A$5]+[.$A$7]))" office:value-type="float" office:value="0.0764140418443293" calcext:value-type="float">
            <text:p>0.076414</text:p>
          </table:table-cell>
          <table:table-cell table:formula="of:=[.$A$13]-[.E28]" office:value-type="float" office:value="0.0915859581556707" calcext:value-type="float">
            <text:p>0.091586</text:p>
          </table:table-cell>
          <table:table-cell table:formula="of:=[.F28]/0.0061" office:value-type="float" office:value="15.0140915009296" calcext:value-type="float">
            <text:p>15.014092</text:p>
          </table:table-cell>
          <table:table-cell table:formula="of:=ROUND([.G28];1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formula="of:=DEC2BIN([.C29])" office:value-type="string" office:string-value="11010" calcext:value-type="string">
            <text:p>11010</text:p>
          </table:table-cell>
          <table:table-cell table:formula="of:=DEC2HEX([.C29])" office:value-type="string" office:string-value="1A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table:formula="of:=([.$A$3]*[.C29])/255" office:value-type="float" office:value="0.509803921568627" calcext:value-type="float">
            <text:p>0.509804</text:p>
          </table:table-cell>
          <table:table-cell table:formula="of:=[.D29]*([.$A$9]/([.$A$5]+[.$A$7]))" office:value-type="float" office:value="0.0794706035181025" calcext:value-type="float">
            <text:p>0.079471</text:p>
          </table:table-cell>
          <table:table-cell table:formula="of:=[.$A$13]-[.E29]" office:value-type="float" office:value="0.0885293964818975" calcext:value-type="float">
            <text:p>0.088529</text:p>
          </table:table-cell>
          <table:table-cell table:formula="of:=[.F29]/0.0061" office:value-type="float" office:value="14.5130158167045" calcext:value-type="float">
            <text:p>14.513016</text:p>
          </table:table-cell>
          <table:table-cell table:formula="of:=ROUND([.G29];1)" office:value-type="float" office:value="14.5" calcext:value-type="float">
            <text:p>14.5</text:p>
          </table:table-cell>
          <table:table-cell table:number-columns-repeated="1016"/>
        </table:table-row>
        <table:table-row table:style-name="ro1">
          <table:table-cell table:formula="of:=DEC2BIN([.C30])" office:value-type="string" office:string-value="11011" calcext:value-type="string">
            <text:p>11011</text:p>
          </table:table-cell>
          <table:table-cell table:formula="of:=DEC2HEX([.C30])" office:value-type="string" office:string-value="1B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table:formula="of:=([.$A$3]*[.C30])/255" office:value-type="float" office:value="0.529411764705882" calcext:value-type="float">
            <text:p>0.529412</text:p>
          </table:table-cell>
          <table:table-cell table:formula="of:=[.D30]*([.$A$9]/([.$A$5]+[.$A$7]))" office:value-type="float" office:value="0.0825271651918757" calcext:value-type="float">
            <text:p>0.082527</text:p>
          </table:table-cell>
          <table:table-cell table:formula="of:=[.$A$13]-[.E30]" office:value-type="float" office:value="0.0854728348081244" calcext:value-type="float">
            <text:p>0.085473</text:p>
          </table:table-cell>
          <table:table-cell table:formula="of:=[.F30]/0.0061" office:value-type="float" office:value="14.0119401324794" calcext:value-type="float">
            <text:p>14.011940</text:p>
          </table:table-cell>
          <table:table-cell table:formula="of:=ROUND([.G30];1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formula="of:=DEC2BIN([.C31])" office:value-type="string" office:string-value="11100" calcext:value-type="string">
            <text:p>11100</text:p>
          </table:table-cell>
          <table:table-cell table:formula="of:=DEC2HEX([.C31])" office:value-type="string" office:string-value="1C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table:formula="of:=([.$A$3]*[.C31])/255" office:value-type="float" office:value="0.549019607843137" calcext:value-type="float">
            <text:p>0.549020</text:p>
          </table:table-cell>
          <table:table-cell table:formula="of:=[.D31]*([.$A$9]/([.$A$5]+[.$A$7]))" office:value-type="float" office:value="0.0855837268656488" calcext:value-type="float">
            <text:p>0.085584</text:p>
          </table:table-cell>
          <table:table-cell table:formula="of:=[.$A$13]-[.E31]" office:value-type="float" office:value="0.0824162731343512" calcext:value-type="float">
            <text:p>0.082416</text:p>
          </table:table-cell>
          <table:table-cell table:formula="of:=[.F31]/0.0061" office:value-type="float" office:value="13.5108644482543" calcext:value-type="float">
            <text:p>13.510864</text:p>
          </table:table-cell>
          <table:table-cell table:formula="of:=ROUND([.G31];1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formula="of:=DEC2BIN([.C32])" office:value-type="string" office:string-value="11101" calcext:value-type="string">
            <text:p>11101</text:p>
          </table:table-cell>
          <table:table-cell table:formula="of:=DEC2HEX([.C32])" office:value-type="string" office:string-value="1D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table:formula="of:=([.$A$3]*[.C32])/255" office:value-type="float" office:value="0.568627450980392" calcext:value-type="float">
            <text:p>0.568627</text:p>
          </table:table-cell>
          <table:table-cell table:formula="of:=[.D32]*([.$A$9]/([.$A$5]+[.$A$7]))" office:value-type="float" office:value="0.088640288539422" calcext:value-type="float">
            <text:p>0.088640</text:p>
          </table:table-cell>
          <table:table-cell table:formula="of:=[.$A$13]-[.E32]" office:value-type="float" office:value="0.079359711460578" calcext:value-type="float">
            <text:p>0.079360</text:p>
          </table:table-cell>
          <table:table-cell table:formula="of:=[.F32]/0.0061" office:value-type="float" office:value="13.0097887640292" calcext:value-type="float">
            <text:p>13.009789</text:p>
          </table:table-cell>
          <table:table-cell table:formula="of:=ROUND([.G32];1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formula="of:=DEC2BIN([.C33])" office:value-type="string" office:string-value="11110" calcext:value-type="string">
            <text:p>11110</text:p>
          </table:table-cell>
          <table:table-cell table:formula="of:=DEC2HEX([.C33])" office:value-type="string" office:string-value="1E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formula="of:=([.$A$3]*[.C33])/255" office:value-type="float" office:value="0.588235294117647" calcext:value-type="float">
            <text:p>0.588235</text:p>
          </table:table-cell>
          <table:table-cell table:formula="of:=[.D33]*([.$A$9]/([.$A$5]+[.$A$7]))" office:value-type="float" office:value="0.0916968502131952" calcext:value-type="float">
            <text:p>0.091697</text:p>
          </table:table-cell>
          <table:table-cell table:formula="of:=[.$A$13]-[.E33]" office:value-type="float" office:value="0.0763031497868048" calcext:value-type="float">
            <text:p>0.076303</text:p>
          </table:table-cell>
          <table:table-cell table:formula="of:=[.F33]/0.0061" office:value-type="float" office:value="12.5087130798041" calcext:value-type="float">
            <text:p>12.508713</text:p>
          </table:table-cell>
          <table:table-cell table:formula="of:=ROUND([.G33];1)" office:value-type="float" office:value="12.5" calcext:value-type="float">
            <text:p>12.5</text:p>
          </table:table-cell>
          <table:table-cell table:number-columns-repeated="1016"/>
        </table:table-row>
        <table:table-row table:style-name="ro1">
          <table:table-cell table:formula="of:=DEC2BIN([.C34])" office:value-type="string" office:string-value="11111" calcext:value-type="string">
            <text:p>11111</text:p>
          </table:table-cell>
          <table:table-cell table:formula="of:=DEC2HEX([.C34])" office:value-type="string" office:string-value="1F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table:formula="of:=([.$A$3]*[.C34])/255" office:value-type="float" office:value="0.607843137254902" calcext:value-type="float">
            <text:p>0.607843</text:p>
          </table:table-cell>
          <table:table-cell table:formula="of:=[.D34]*([.$A$9]/([.$A$5]+[.$A$7]))" office:value-type="float" office:value="0.0947534118869683" calcext:value-type="float">
            <text:p>0.094753</text:p>
          </table:table-cell>
          <table:table-cell table:formula="of:=[.$A$13]-[.E34]" office:value-type="float" office:value="0.0732465881130317" calcext:value-type="float">
            <text:p>0.073247</text:p>
          </table:table-cell>
          <table:table-cell table:formula="of:=[.F34]/0.0061" office:value-type="float" office:value="12.007637395579" calcext:value-type="float">
            <text:p>12.007637</text:p>
          </table:table-cell>
          <table:table-cell table:formula="of:=ROUND([.G34];1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DEC2BIN([.C35])" office:value-type="string" office:string-value="100000" calcext:value-type="string">
            <text:p>100000</text:p>
          </table:table-cell>
          <table:table-cell table:formula="of:=DEC2HEX([.C35])" office:value-type="string" office:string-value="20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formula="of:=([.$A$3]*[.C35])/255" office:value-type="float" office:value="0.627450980392157" calcext:value-type="float">
            <text:p>0.627451</text:p>
          </table:table-cell>
          <table:table-cell table:formula="of:=[.D35]*([.$A$9]/([.$A$5]+[.$A$7]))" office:value-type="float" office:value="0.0978099735607415" calcext:value-type="float">
            <text:p>0.097810</text:p>
          </table:table-cell>
          <table:table-cell table:formula="of:=[.$A$13]-[.E35]" office:value-type="float" office:value="0.0701900264392585" calcext:value-type="float">
            <text:p>0.070190</text:p>
          </table:table-cell>
          <table:table-cell table:formula="of:=[.F35]/0.0061" office:value-type="float" office:value="11.5065617113539" calcext:value-type="float">
            <text:p>11.506562</text:p>
          </table:table-cell>
          <table:table-cell table:formula="of:=ROUND([.G35];1)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table:formula="of:=DEC2BIN([.C36])" office:value-type="string" office:string-value="100001" calcext:value-type="string">
            <text:p>100001</text:p>
          </table:table-cell>
          <table:table-cell table:formula="of:=DEC2HEX([.C36])" office:value-type="string" office:string-value="21" calcext:value-type="string">
            <text:p>21</text:p>
          </table:table-cell>
          <table:table-cell office:value-type="float" office:value="33" calcext:value-type="float">
            <text:p>33</text:p>
          </table:table-cell>
          <table:table-cell table:formula="of:=([.$A$3]*[.C36])/255" office:value-type="float" office:value="0.647058823529412" calcext:value-type="float">
            <text:p>0.647059</text:p>
          </table:table-cell>
          <table:table-cell table:formula="of:=[.D36]*([.$A$9]/([.$A$5]+[.$A$7]))" office:value-type="float" office:value="0.100866535234515" calcext:value-type="float">
            <text:p>0.100867</text:p>
          </table:table-cell>
          <table:table-cell table:formula="of:=[.$A$13]-[.E36]" office:value-type="float" office:value="0.0671334647654853" calcext:value-type="float">
            <text:p>0.067133</text:p>
          </table:table-cell>
          <table:table-cell table:formula="of:=[.F36]/0.0061" office:value-type="float" office:value="11.0054860271287" calcext:value-type="float">
            <text:p>11.005486</text:p>
          </table:table-cell>
          <table:table-cell table:formula="of:=ROUND([.G36];1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formula="of:=DEC2BIN([.C37])" office:value-type="string" office:string-value="100010" calcext:value-type="string">
            <text:p>100010</text:p>
          </table:table-cell>
          <table:table-cell table:formula="of:=DEC2HEX([.C37])" office:value-type="string" office:string-value="22" calcext:value-type="string">
            <text:p>22</text:p>
          </table:table-cell>
          <table:table-cell office:value-type="float" office:value="34" calcext:value-type="float">
            <text:p>34</text:p>
          </table:table-cell>
          <table:table-cell table:formula="of:=([.$A$3]*[.C37])/255" office:value-type="float" office:value="0.666666666666667" calcext:value-type="float">
            <text:p>0.666667</text:p>
          </table:table-cell>
          <table:table-cell table:formula="of:=[.D37]*([.$A$9]/([.$A$5]+[.$A$7]))" office:value-type="float" office:value="0.103923096908288" calcext:value-type="float">
            <text:p>0.103923</text:p>
          </table:table-cell>
          <table:table-cell table:formula="of:=[.$A$13]-[.E37]" office:value-type="float" office:value="0.0640769030917122" calcext:value-type="float">
            <text:p>0.064077</text:p>
          </table:table-cell>
          <table:table-cell table:formula="of:=[.F37]/0.0061" office:value-type="float" office:value="10.5044103429036" calcext:value-type="float">
            <text:p>10.504410</text:p>
          </table:table-cell>
          <table:table-cell table:formula="of:=ROUND([.G37];1)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table:formula="of:=DEC2BIN([.C38])" office:value-type="string" office:string-value="100011" calcext:value-type="string">
            <text:p>100011</text:p>
          </table:table-cell>
          <table:table-cell table:formula="of:=DEC2HEX([.C38])" office:value-type="string" office:string-value="23" calcext:value-type="string">
            <text:p>23</text:p>
          </table:table-cell>
          <table:table-cell office:value-type="float" office:value="35" calcext:value-type="float">
            <text:p>35</text:p>
          </table:table-cell>
          <table:table-cell table:formula="of:=([.$A$3]*[.C38])/255" office:value-type="float" office:value="0.686274509803922" calcext:value-type="float">
            <text:p>0.686275</text:p>
          </table:table-cell>
          <table:table-cell table:formula="of:=[.D38]*([.$A$9]/([.$A$5]+[.$A$7]))" office:value-type="float" office:value="0.106979658582061" calcext:value-type="float">
            <text:p>0.106980</text:p>
          </table:table-cell>
          <table:table-cell table:formula="of:=[.$A$13]-[.E38]" office:value-type="float" office:value="0.061020341417939" calcext:value-type="float">
            <text:p>0.061020</text:p>
          </table:table-cell>
          <table:table-cell table:formula="of:=[.F38]/0.0061" office:value-type="float" office:value="10.0033346586785" calcext:value-type="float">
            <text:p>10.003335</text:p>
          </table:table-cell>
          <table:table-cell table:formula="of:=ROUND([.G38];1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DEC2BIN([.C39])" office:value-type="string" office:string-value="100100" calcext:value-type="string">
            <text:p>100100</text:p>
          </table:table-cell>
          <table:table-cell table:formula="of:=DEC2HEX([.C39])" office:value-type="string" office:string-value="24" calcext:value-type="string">
            <text:p>24</text:p>
          </table:table-cell>
          <table:table-cell office:value-type="float" office:value="36" calcext:value-type="float">
            <text:p>36</text:p>
          </table:table-cell>
          <table:table-cell table:formula="of:=([.$A$3]*[.C39])/255" office:value-type="float" office:value="0.705882352941176" calcext:value-type="float">
            <text:p>0.705882</text:p>
          </table:table-cell>
          <table:table-cell table:formula="of:=[.D39]*([.$A$9]/([.$A$5]+[.$A$7]))" office:value-type="float" office:value="0.110036220255834" calcext:value-type="float">
            <text:p>0.110036</text:p>
          </table:table-cell>
          <table:table-cell table:formula="of:=[.$A$13]-[.E39]" office:value-type="float" office:value="0.0579637797441658" calcext:value-type="float">
            <text:p>0.057964</text:p>
          </table:table-cell>
          <table:table-cell table:formula="of:=[.F39]/0.0061" office:value-type="float" office:value="9.50225897445341" calcext:value-type="float">
            <text:p>9.502259</text:p>
          </table:table-cell>
          <table:table-cell table:formula="of:=ROUND([.G39];1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DEC2BIN([.C40])" office:value-type="string" office:string-value="100101" calcext:value-type="string">
            <text:p>100101</text:p>
          </table:table-cell>
          <table:table-cell table:formula="of:=DEC2HEX([.C40])" office:value-type="string" office:string-value="25" calcext:value-type="string">
            <text:p>25</text:p>
          </table:table-cell>
          <table:table-cell office:value-type="float" office:value="37" calcext:value-type="float">
            <text:p>37</text:p>
          </table:table-cell>
          <table:table-cell table:formula="of:=([.$A$3]*[.C40])/255" office:value-type="float" office:value="0.725490196078431" calcext:value-type="float">
            <text:p>0.725490</text:p>
          </table:table-cell>
          <table:table-cell table:formula="of:=[.D40]*([.$A$9]/([.$A$5]+[.$A$7]))" office:value-type="float" office:value="0.113092781929607" calcext:value-type="float">
            <text:p>0.113093</text:p>
          </table:table-cell>
          <table:table-cell table:formula="of:=[.$A$13]-[.E40]" office:value-type="float" office:value="0.0549072180703926" calcext:value-type="float">
            <text:p>0.054907</text:p>
          </table:table-cell>
          <table:table-cell table:formula="of:=[.F40]/0.0061" office:value-type="float" office:value="9.0011832902283" calcext:value-type="float">
            <text:p>9.001183</text:p>
          </table:table-cell>
          <table:table-cell table:formula="of:=ROUND([.G40];1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formula="of:=DEC2BIN([.C41])" office:value-type="string" office:string-value="100110" calcext:value-type="string">
            <text:p>100110</text:p>
          </table:table-cell>
          <table:table-cell table:formula="of:=DEC2HEX([.C41])" office:value-type="string" office:string-value="26" calcext:value-type="string">
            <text:p>26</text:p>
          </table:table-cell>
          <table:table-cell office:value-type="float" office:value="38" calcext:value-type="float">
            <text:p>38</text:p>
          </table:table-cell>
          <table:table-cell table:formula="of:=([.$A$3]*[.C41])/255" office:value-type="float" office:value="0.745098039215686" calcext:value-type="float">
            <text:p>0.745098</text:p>
          </table:table-cell>
          <table:table-cell table:formula="of:=[.D41]*([.$A$9]/([.$A$5]+[.$A$7]))" office:value-type="float" office:value="0.116149343603381" calcext:value-type="float">
            <text:p>0.116149</text:p>
          </table:table-cell>
          <table:table-cell table:formula="of:=[.$A$13]-[.E41]" office:value-type="float" office:value="0.0518506563966195" calcext:value-type="float">
            <text:p>0.051851</text:p>
          </table:table-cell>
          <table:table-cell table:formula="of:=[.F41]/0.0061" office:value-type="float" office:value="8.50010760600319" calcext:value-type="float">
            <text:p>8.500108</text:p>
          </table:table-cell>
          <table:table-cell table:formula="of:=ROUND([.G41];1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DEC2BIN([.C42])" office:value-type="string" office:string-value="100111" calcext:value-type="string">
            <text:p>100111</text:p>
          </table:table-cell>
          <table:table-cell table:formula="of:=DEC2HEX([.C42])" office:value-type="string" office:string-value="27" calcext:value-type="string">
            <text:p>27</text:p>
          </table:table-cell>
          <table:table-cell office:value-type="float" office:value="39" calcext:value-type="float">
            <text:p>39</text:p>
          </table:table-cell>
          <table:table-cell table:formula="of:=([.$A$3]*[.C42])/255" office:value-type="float" office:value="0.764705882352941" calcext:value-type="float">
            <text:p>0.764706</text:p>
          </table:table-cell>
          <table:table-cell table:formula="of:=[.D42]*([.$A$9]/([.$A$5]+[.$A$7]))" office:value-type="float" office:value="0.119205905277154" calcext:value-type="float">
            <text:p>0.119206</text:p>
          </table:table-cell>
          <table:table-cell table:formula="of:=[.$A$13]-[.E42]" office:value-type="float" office:value="0.0487940947228463" calcext:value-type="float">
            <text:p>0.048794</text:p>
          </table:table-cell>
          <table:table-cell table:formula="of:=[.F42]/0.0061" office:value-type="float" office:value="7.99903192177808" calcext:value-type="float">
            <text:p>7.999032</text:p>
          </table:table-cell>
          <table:table-cell table:formula="of:=ROUND([.G42];1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formula="of:=DEC2BIN([.C43])" office:value-type="string" office:string-value="101000" calcext:value-type="string">
            <text:p>101000</text:p>
          </table:table-cell>
          <table:table-cell table:formula="of:=DEC2HEX([.C43])" office:value-type="string" office:string-value="28" calcext:value-type="string">
            <text:p>28</text:p>
          </table:table-cell>
          <table:table-cell office:value-type="float" office:value="40" calcext:value-type="float">
            <text:p>40</text:p>
          </table:table-cell>
          <table:table-cell table:formula="of:=([.$A$3]*[.C43])/255" office:value-type="float" office:value="0.784313725490196" calcext:value-type="float">
            <text:p>0.784314</text:p>
          </table:table-cell>
          <table:table-cell table:formula="of:=[.D43]*([.$A$9]/([.$A$5]+[.$A$7]))" office:value-type="float" office:value="0.122262466950927" calcext:value-type="float">
            <text:p>0.122262</text:p>
          </table:table-cell>
          <table:table-cell table:formula="of:=[.$A$13]-[.E43]" office:value-type="float" office:value="0.0457375330490731" calcext:value-type="float">
            <text:p>0.045738</text:p>
          </table:table-cell>
          <table:table-cell table:formula="of:=[.F43]/0.0061" office:value-type="float" office:value="7.49795623755297" calcext:value-type="float">
            <text:p>7.497956</text:p>
          </table:table-cell>
          <table:table-cell table:formula="of:=ROUND([.G43];1)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formula="of:=DEC2BIN([.C44])" office:value-type="string" office:string-value="101001" calcext:value-type="string">
            <text:p>101001</text:p>
          </table:table-cell>
          <table:table-cell table:formula="of:=DEC2HEX([.C44])" office:value-type="string" office:string-value="29" calcext:value-type="string">
            <text:p>29</text:p>
          </table:table-cell>
          <table:table-cell office:value-type="float" office:value="41" calcext:value-type="float">
            <text:p>41</text:p>
          </table:table-cell>
          <table:table-cell table:formula="of:=([.$A$3]*[.C44])/255" office:value-type="float" office:value="0.803921568627451" calcext:value-type="float">
            <text:p>0.803922</text:p>
          </table:table-cell>
          <table:table-cell table:formula="of:=[.D44]*([.$A$9]/([.$A$5]+[.$A$7]))" office:value-type="float" office:value="0.1253190286247" calcext:value-type="float">
            <text:p>0.125319</text:p>
          </table:table-cell>
          <table:table-cell table:formula="of:=[.$A$13]-[.E44]" office:value-type="float" office:value="0.0426809713752999" calcext:value-type="float">
            <text:p>0.042681</text:p>
          </table:table-cell>
          <table:table-cell table:formula="of:=[.F44]/0.0061" office:value-type="float" office:value="6.99688055332786" calcext:value-type="float">
            <text:p>6.996881</text:p>
          </table:table-cell>
          <table:table-cell table:formula="of:=ROUND([.G44];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formula="of:=DEC2BIN([.C45])" office:value-type="string" office:string-value="101010" calcext:value-type="string">
            <text:p>101010</text:p>
          </table:table-cell>
          <table:table-cell table:formula="of:=DEC2HEX([.C45])" office:value-type="string" office:string-value="2A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formula="of:=([.$A$3]*[.C45])/255" office:value-type="float" office:value="0.823529411764706" calcext:value-type="float">
            <text:p>0.823529</text:p>
          </table:table-cell>
          <table:table-cell table:formula="of:=[.D45]*([.$A$9]/([.$A$5]+[.$A$7]))" office:value-type="float" office:value="0.128375590298473" calcext:value-type="float">
            <text:p>0.128376</text:p>
          </table:table-cell>
          <table:table-cell table:formula="of:=[.$A$13]-[.E45]" office:value-type="float" office:value="0.0396244097015268" calcext:value-type="float">
            <text:p>0.039624</text:p>
          </table:table-cell>
          <table:table-cell table:formula="of:=[.F45]/0.0061" office:value-type="float" office:value="6.49580486910275" calcext:value-type="float">
            <text:p>6.495805</text:p>
          </table:table-cell>
          <table:table-cell table:formula="of:=ROUND([.G45];1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formula="of:=DEC2BIN([.C46])" office:value-type="string" office:string-value="101011" calcext:value-type="string">
            <text:p>101011</text:p>
          </table:table-cell>
          <table:table-cell table:formula="of:=DEC2HEX([.C46])" office:value-type="string" office:string-value="2B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table:formula="of:=([.$A$3]*[.C46])/255" office:value-type="float" office:value="0.843137254901961" calcext:value-type="float">
            <text:p>0.843137</text:p>
          </table:table-cell>
          <table:table-cell table:formula="of:=[.D46]*([.$A$9]/([.$A$5]+[.$A$7]))" office:value-type="float" office:value="0.131432151972246" calcext:value-type="float">
            <text:p>0.131432</text:p>
          </table:table-cell>
          <table:table-cell table:formula="of:=[.$A$13]-[.E46]" office:value-type="float" office:value="0.0365678480277536" calcext:value-type="float">
            <text:p>0.036568</text:p>
          </table:table-cell>
          <table:table-cell table:formula="of:=[.F46]/0.0061" office:value-type="float" office:value="5.99472918487764" calcext:value-type="float">
            <text:p>5.994729</text:p>
          </table:table-cell>
          <table:table-cell table:formula="of:=ROUND([.G46];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DEC2BIN([.C47])" office:value-type="string" office:string-value="101100" calcext:value-type="string">
            <text:p>101100</text:p>
          </table:table-cell>
          <table:table-cell table:formula="of:=DEC2HEX([.C47])" office:value-type="string" office:string-value="2C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table:formula="of:=([.$A$3]*[.C47])/255" office:value-type="float" office:value="0.862745098039216" calcext:value-type="float">
            <text:p>0.862745</text:p>
          </table:table-cell>
          <table:table-cell table:formula="of:=[.D47]*([.$A$9]/([.$A$5]+[.$A$7]))" office:value-type="float" office:value="0.13448871364602" calcext:value-type="float">
            <text:p>0.134489</text:p>
          </table:table-cell>
          <table:table-cell table:formula="of:=[.$A$13]-[.E47]" office:value-type="float" office:value="0.0335112863539804" calcext:value-type="float">
            <text:p>0.033511</text:p>
          </table:table-cell>
          <table:table-cell table:formula="of:=[.F47]/0.0061" office:value-type="float" office:value="5.49365350065253" calcext:value-type="float">
            <text:p>5.493654</text:p>
          </table:table-cell>
          <table:table-cell table:formula="of:=ROUND([.G47];1)"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table:formula="of:=DEC2BIN([.C48])" office:value-type="string" office:string-value="101101" calcext:value-type="string">
            <text:p>101101</text:p>
          </table:table-cell>
          <table:table-cell table:formula="of:=DEC2HEX([.C48])" office:value-type="string" office:string-value="2D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table:formula="of:=([.$A$3]*[.C48])/255" office:value-type="float" office:value="0.882352941176471" calcext:value-type="float">
            <text:p>0.882353</text:p>
          </table:table-cell>
          <table:table-cell table:formula="of:=[.D48]*([.$A$9]/([.$A$5]+[.$A$7]))" office:value-type="float" office:value="0.137545275319793" calcext:value-type="float">
            <text:p>0.137545</text:p>
          </table:table-cell>
          <table:table-cell table:formula="of:=[.$A$13]-[.E48]" office:value-type="float" office:value="0.0304547246802072" calcext:value-type="float">
            <text:p>0.030455</text:p>
          </table:table-cell>
          <table:table-cell table:formula="of:=[.F48]/0.0061" office:value-type="float" office:value="4.99257781642742" calcext:value-type="float">
            <text:p>4.992578</text:p>
          </table:table-cell>
          <table:table-cell table:formula="of:=ROUND([.G48];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DEC2BIN([.C49])" office:value-type="string" office:string-value="101110" calcext:value-type="string">
            <text:p>101110</text:p>
          </table:table-cell>
          <table:table-cell table:formula="of:=DEC2HEX([.C49])" office:value-type="string" office:string-value="2E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table:formula="of:=([.$A$3]*[.C49])/255" office:value-type="float" office:value="0.901960784313726" calcext:value-type="float">
            <text:p>0.901961</text:p>
          </table:table-cell>
          <table:table-cell table:formula="of:=[.D49]*([.$A$9]/([.$A$5]+[.$A$7]))" office:value-type="float" office:value="0.140601836993566" calcext:value-type="float">
            <text:p>0.140602</text:p>
          </table:table-cell>
          <table:table-cell table:formula="of:=[.$A$13]-[.E49]" office:value-type="float" office:value="0.0273981630064341" calcext:value-type="float">
            <text:p>0.027398</text:p>
          </table:table-cell>
          <table:table-cell table:formula="of:=[.F49]/0.0061" office:value-type="float" office:value="4.49150213220231" calcext:value-type="float">
            <text:p>4.491502</text:p>
          </table:table-cell>
          <table:table-cell table:formula="of:=ROUND([.G49];1)"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table:formula="of:=DEC2BIN([.C50])" office:value-type="string" office:string-value="101111" calcext:value-type="string">
            <text:p>101111</text:p>
          </table:table-cell>
          <table:table-cell table:formula="of:=DEC2HEX([.C50])" office:value-type="string" office:string-value="2F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table:formula="of:=([.$A$3]*[.C50])/255" office:value-type="float" office:value="0.92156862745098" calcext:value-type="float">
            <text:p>0.921569</text:p>
          </table:table-cell>
          <table:table-cell table:formula="of:=[.D50]*([.$A$9]/([.$A$5]+[.$A$7]))" office:value-type="float" office:value="0.143658398667339" calcext:value-type="float">
            <text:p>0.143658</text:p>
          </table:table-cell>
          <table:table-cell table:formula="of:=[.$A$13]-[.E50]" office:value-type="float" office:value="0.0243416013326609" calcext:value-type="float">
            <text:p>0.024342</text:p>
          </table:table-cell>
          <table:table-cell table:formula="of:=[.F50]/0.0061" office:value-type="float" office:value="3.9904264479772" calcext:value-type="float">
            <text:p>3.990426</text:p>
          </table:table-cell>
          <table:table-cell table:formula="of:=ROUND([.G50];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DEC2BIN([.C51])" office:value-type="string" office:string-value="110000" calcext:value-type="string">
            <text:p>110000</text:p>
          </table:table-cell>
          <table:table-cell table:formula="of:=DEC2HEX([.C51])" office:value-type="string" office:string-value="30" calcext:value-type="string">
            <text:p>30</text:p>
          </table:table-cell>
          <table:table-cell office:value-type="float" office:value="48" calcext:value-type="float">
            <text:p>48</text:p>
          </table:table-cell>
          <table:table-cell table:formula="of:=([.$A$3]*[.C51])/255" office:value-type="float" office:value="0.941176470588235" calcext:value-type="float">
            <text:p>0.941176</text:p>
          </table:table-cell>
          <table:table-cell table:formula="of:=[.D51]*([.$A$9]/([.$A$5]+[.$A$7]))" office:value-type="float" office:value="0.146714960341112" calcext:value-type="float">
            <text:p>0.146715</text:p>
          </table:table-cell>
          <table:table-cell table:formula="of:=[.$A$13]-[.E51]" office:value-type="float" office:value="0.0212850396588877" calcext:value-type="float">
            <text:p>0.021285</text:p>
          </table:table-cell>
          <table:table-cell table:formula="of:=[.F51]/0.0061" office:value-type="float" office:value="3.48935076375209" calcext:value-type="float">
            <text:p>3.489351</text:p>
          </table:table-cell>
          <table:table-cell table:formula="of:=ROUND([.G51];1)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formula="of:=DEC2BIN([.C52])" office:value-type="string" office:string-value="110001" calcext:value-type="string">
            <text:p>110001</text:p>
          </table:table-cell>
          <table:table-cell table:formula="of:=DEC2HEX([.C52])" office:value-type="string" office:string-value="31" calcext:value-type="string">
            <text:p>31</text:p>
          </table:table-cell>
          <table:table-cell office:value-type="float" office:value="49" calcext:value-type="float">
            <text:p>49</text:p>
          </table:table-cell>
          <table:table-cell table:formula="of:=([.$A$3]*[.C52])/255" office:value-type="float" office:value="0.96078431372549" calcext:value-type="float">
            <text:p>0.960784</text:p>
          </table:table-cell>
          <table:table-cell table:formula="of:=[.D52]*([.$A$9]/([.$A$5]+[.$A$7]))" office:value-type="float" office:value="0.149771522014885" calcext:value-type="float">
            <text:p>0.149772</text:p>
          </table:table-cell>
          <table:table-cell table:formula="of:=[.$A$13]-[.E52]" office:value-type="float" office:value="0.0182284779851146" calcext:value-type="float">
            <text:p>0.018228</text:p>
          </table:table-cell>
          <table:table-cell table:formula="of:=[.F52]/0.0061" office:value-type="float" office:value="2.98827507952698" calcext:value-type="float">
            <text:p>2.988275</text:p>
          </table:table-cell>
          <table:table-cell table:formula="of:=ROUND([.G52];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DEC2BIN([.C53])" office:value-type="string" office:string-value="110010" calcext:value-type="string">
            <text:p>110010</text:p>
          </table:table-cell>
          <table:table-cell table:formula="of:=DEC2HEX([.C53])" office:value-type="string" office:string-value="32" calcext:value-type="string">
            <text:p>32</text:p>
          </table:table-cell>
          <table:table-cell office:value-type="float" office:value="50" calcext:value-type="float">
            <text:p>50</text:p>
          </table:table-cell>
          <table:table-cell table:formula="of:=([.$A$3]*[.C53])/255" office:value-type="float" office:value="0.980392156862745" calcext:value-type="float">
            <text:p>0.980392</text:p>
          </table:table-cell>
          <table:table-cell table:formula="of:=[.D53]*([.$A$9]/([.$A$5]+[.$A$7]))" office:value-type="float" office:value="0.152828083688659" calcext:value-type="float">
            <text:p>0.152828</text:p>
          </table:table-cell>
          <table:table-cell table:formula="of:=[.$A$13]-[.E53]" office:value-type="float" office:value="0.0151719163113414" calcext:value-type="float">
            <text:p>0.015172</text:p>
          </table:table-cell>
          <table:table-cell table:formula="of:=[.F53]/0.0061" office:value-type="float" office:value="2.48719939530187" calcext:value-type="float">
            <text:p>2.487199</text:p>
          </table:table-cell>
          <table:table-cell table:formula="of:=ROUND([.G53];1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formula="of:=DEC2BIN([.C54])" office:value-type="string" office:string-value="110011" calcext:value-type="string">
            <text:p>110011</text:p>
          </table:table-cell>
          <table:table-cell table:formula="of:=DEC2HEX([.C54])" office:value-type="string" office:string-value="33" calcext:value-type="string">
            <text:p>33</text:p>
          </table:table-cell>
          <table:table-cell office:value-type="float" office:value="51" calcext:value-type="float">
            <text:p>51</text:p>
          </table:table-cell>
          <table:table-cell table:formula="of:=([.$A$3]*[.C54])/255" office:value-type="float" office:value="1" calcext:value-type="float">
            <text:p>1.000000</text:p>
          </table:table-cell>
          <table:table-cell table:formula="of:=[.D54]*([.$A$9]/([.$A$5]+[.$A$7]))" office:value-type="float" office:value="0.155884645362432" calcext:value-type="float">
            <text:p>0.155885</text:p>
          </table:table-cell>
          <table:table-cell table:formula="of:=[.$A$13]-[.E54]" office:value-type="float" office:value="0.0121153546375682" calcext:value-type="float">
            <text:p>0.012115</text:p>
          </table:table-cell>
          <table:table-cell table:formula="of:=[.F54]/0.0061" office:value-type="float" office:value="1.98612371107676" calcext:value-type="float">
            <text:p>1.986124</text:p>
          </table:table-cell>
          <table:table-cell table:formula="of:=ROUND([.G54];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DEC2BIN([.C55])" office:value-type="string" office:string-value="110100" calcext:value-type="string">
            <text:p>110100</text:p>
          </table:table-cell>
          <table:table-cell table:formula="of:=DEC2HEX([.C55])" office:value-type="string" office:string-value="34" calcext:value-type="string">
            <text:p>34</text:p>
          </table:table-cell>
          <table:table-cell office:value-type="float" office:value="52" calcext:value-type="float">
            <text:p>52</text:p>
          </table:table-cell>
          <table:table-cell table:formula="of:=([.$A$3]*[.C55])/255" office:value-type="float" office:value="1.01960784313725" calcext:value-type="float">
            <text:p>1.019608</text:p>
          </table:table-cell>
          <table:table-cell table:formula="of:=[.D55]*([.$A$9]/([.$A$5]+[.$A$7]))" office:value-type="float" office:value="0.158941207036205" calcext:value-type="float">
            <text:p>0.158941</text:p>
          </table:table-cell>
          <table:table-cell table:formula="of:=[.$A$13]-[.E55]" office:value-type="float" office:value="0.00905879296379505" calcext:value-type="float">
            <text:p>0.009059</text:p>
          </table:table-cell>
          <table:table-cell table:formula="of:=[.F55]/0.0061" office:value-type="float" office:value="1.48504802685165" calcext:value-type="float">
            <text:p>1.485048</text:p>
          </table:table-cell>
          <table:table-cell table:formula="of:=ROUND([.G55];1)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formula="of:=DEC2BIN([.C56])" office:value-type="string" office:string-value="110101" calcext:value-type="string">
            <text:p>110101</text:p>
          </table:table-cell>
          <table:table-cell table:formula="of:=DEC2HEX([.C56])" office:value-type="string" office:string-value="35" calcext:value-type="string">
            <text:p>35</text:p>
          </table:table-cell>
          <table:table-cell office:value-type="float" office:value="53" calcext:value-type="float">
            <text:p>53</text:p>
          </table:table-cell>
          <table:table-cell table:formula="of:=([.$A$3]*[.C56])/255" office:value-type="float" office:value="1.03921568627451" calcext:value-type="float">
            <text:p>1.039216</text:p>
          </table:table-cell>
          <table:table-cell table:formula="of:=[.D56]*([.$A$9]/([.$A$5]+[.$A$7]))" office:value-type="float" office:value="0.161997768709978" calcext:value-type="float">
            <text:p>0.161998</text:p>
          </table:table-cell>
          <table:table-cell table:formula="of:=[.$A$13]-[.E56]" office:value-type="float" office:value="0.00600223129002186" calcext:value-type="float">
            <text:p>0.006002</text:p>
          </table:table-cell>
          <table:table-cell table:formula="of:=[.F56]/0.0061" office:value-type="float" office:value="0.983972342626535" calcext:value-type="float">
            <text:p>0.983972</text:p>
          </table:table-cell>
          <table:table-cell table:formula="of:=ROUND([.G56];1)"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formula="of:=DEC2BIN([.C57])" office:value-type="string" office:string-value="110110" calcext:value-type="string">
            <text:p>110110</text:p>
          </table:table-cell>
          <table:table-cell table:formula="of:=DEC2HEX([.C57])" office:value-type="string" office:string-value="36" calcext:value-type="string">
            <text:p>36</text:p>
          </table:table-cell>
          <table:table-cell table:style-name="ce5" office:value-type="float" office:value="54" calcext:value-type="float">
            <text:p>54</text:p>
          </table:table-cell>
          <table:table-cell table:style-name="ce7" table:formula="of:=([.$A$3]*[.C57])/255" office:value-type="float" office:value="1.05882352941176" calcext:value-type="float">
            <text:p>1.058824</text:p>
          </table:table-cell>
          <table:table-cell table:style-name="ce7" table:formula="of:=[.D57]*([.$A$9]/([.$A$5]+[.$A$7]))" office:value-type="float" office:value="0.165054330383751" calcext:value-type="float">
            <text:p>0.165054</text:p>
          </table:table-cell>
          <table:table-cell table:style-name="ce7" table:formula="of:=[.$A$13]-[.E57]" office:value-type="float" office:value="0.0029456696162487" calcext:value-type="float">
            <text:p>0.002946</text:p>
          </table:table-cell>
          <table:table-cell table:style-name="ce7" table:formula="of:=[.F57]/0.0061" office:value-type="float" office:value="0.482896658401427" calcext:value-type="float">
            <text:p>0.482897</text:p>
          </table:table-cell>
          <table:table-cell table:style-name="ce5" table:formula="of:=ROUND([.G57];1)" office:value-type="float" office:value="0.5" calcext:value-type="float">
            <text:p>0.5</text:p>
          </table:table-cell>
          <table:table-cell table:style-name="ce10" office:value-type="float" office:value="0.5" calcext:value-type="float">
            <text:p>0.5</text:p>
          </table:table-cell>
          <table:table-cell table:style-name="ce5" table:number-columns-repeated="1015"/>
        </table:table-row>
        <table:table-row table:style-name="ro1">
          <table:table-cell table:style-name="ce4" table:formula="of:=DEC2BIN([.C58])" office:value-type="string" office:string-value="110111" calcext:value-type="string">
            <text:p>110111</text:p>
          </table:table-cell>
          <table:table-cell table:style-name="ce4" table:formula="of:=DEC2HEX([.C58])" office:value-type="string" office:string-value="37" calcext:value-type="string">
            <text:p>37</text:p>
          </table:table-cell>
          <table:table-cell table:style-name="ce4" office:value-type="float" office:value="55" calcext:value-type="float">
            <text:p>55</text:p>
          </table:table-cell>
          <table:table-cell table:style-name="ce8" table:formula="of:=([.$A$3]*[.C58])/255" office:value-type="float" office:value="1.07843137254902" calcext:value-type="float">
            <text:p>1.078431</text:p>
          </table:table-cell>
          <table:table-cell table:style-name="ce8" table:formula="of:=[.D58]*([.$A$9]/([.$A$5]+[.$A$7]))" office:value-type="float" office:value="0.168110892057524" calcext:value-type="float">
            <text:p>0.168111</text:p>
          </table:table-cell>
          <table:table-cell table:style-name="ce8" table:formula="of:=[.$A$13]-[.E58]" office:value-type="float" office:value="-0.000110892057524459" calcext:value-type="float">
            <text:p>-0.000111</text:p>
          </table:table-cell>
          <table:table-cell table:style-name="ce8" table:formula="of:=[.F58]/0.0061" office:value-type="float" office:value="-0.0181790258236818" calcext:value-type="float">
            <text:p>-0.018179</text:p>
          </table:table-cell>
          <table:table-cell table:style-name="ce4" table:formula="of:=ROUND([.G58];1)" office:value-type="float" office:value="-0" calcext:value-type="float">
            <text:p>0</text:p>
          </table:table-cell>
          <table:table-cell table:style-name="ce11" office:value-type="float" office:value="0" calcext:value-type="float">
            <text:p>0.0</text:p>
          </table:table-cell>
          <table:table-cell table:style-name="ce4" table:number-columns-repeated="1015"/>
        </table:table-row>
        <table:table-row table:style-name="ro1">
          <table:table-cell table:formula="of:=DEC2BIN([.C59])" office:value-type="string" office:string-value="111000" calcext:value-type="string">
            <text:p>111000</text:p>
          </table:table-cell>
          <table:table-cell table:formula="of:=DEC2HEX([.C59])" office:value-type="string" office:string-value="38" calcext:value-type="string">
            <text:p>38</text:p>
          </table:table-cell>
          <table:table-cell office:value-type="float" office:value="56" calcext:value-type="float">
            <text:p>56</text:p>
          </table:table-cell>
          <table:table-cell table:formula="of:=([.$A$3]*[.C59])/255" office:value-type="float" office:value="1.09803921568627" calcext:value-type="float">
            <text:p>1.098039</text:p>
          </table:table-cell>
          <table:table-cell table:formula="of:=[.D59]*([.$A$9]/([.$A$5]+[.$A$7]))" office:value-type="float" office:value="0.171167453731298" calcext:value-type="float">
            <text:p>0.171167</text:p>
          </table:table-cell>
          <table:table-cell table:formula="of:=[.$A$13]-[.E59]" office:value-type="float" office:value="-0.00316745373129765" calcext:value-type="float">
            <text:p>-0.003167</text:p>
          </table:table-cell>
          <table:table-cell table:formula="of:=[.F59]/0.0061" office:value-type="float" office:value="-0.519254710048795" calcext:value-type="float">
            <text:p>-0.519255</text:p>
          </table:table-cell>
          <table:table-cell table:formula="of:=ROUND([.G59];1)" office:value-type="float" office:value="-0.5" calcext:value-type="float">
            <text:p>-0.5</text:p>
          </table:table-cell>
          <table:table-cell table:number-columns-repeated="1016"/>
        </table:table-row>
        <table:table-row table:style-name="ro1">
          <table:table-cell table:formula="of:=DEC2BIN([.C60])" office:value-type="string" office:string-value="111001" calcext:value-type="string">
            <text:p>111001</text:p>
          </table:table-cell>
          <table:table-cell table:formula="of:=DEC2HEX([.C60])" office:value-type="string" office:string-value="39" calcext:value-type="string">
            <text:p>39</text:p>
          </table:table-cell>
          <table:table-cell office:value-type="float" office:value="57" calcext:value-type="float">
            <text:p>57</text:p>
          </table:table-cell>
          <table:table-cell table:formula="of:=([.$A$3]*[.C60])/255" office:value-type="float" office:value="1.11764705882353" calcext:value-type="float">
            <text:p>1.117647</text:p>
          </table:table-cell>
          <table:table-cell table:formula="of:=[.D60]*([.$A$9]/([.$A$5]+[.$A$7]))" office:value-type="float" office:value="0.174224015405071" calcext:value-type="float">
            <text:p>0.174224</text:p>
          </table:table-cell>
          <table:table-cell table:formula="of:=[.$A$13]-[.E60]" office:value-type="float" office:value="-0.00622401540507081" calcext:value-type="float">
            <text:p>-0.006224</text:p>
          </table:table-cell>
          <table:table-cell table:formula="of:=[.F60]/0.0061" office:value-type="float" office:value="-1.0203303942739" calcext:value-type="float">
            <text:p>-1.020330</text:p>
          </table:table-cell>
          <table:table-cell table:formula="of:=ROUND([.G60];1)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formula="of:=DEC2BIN([.C61])" office:value-type="string" office:string-value="111010" calcext:value-type="string">
            <text:p>111010</text:p>
          </table:table-cell>
          <table:table-cell table:formula="of:=DEC2HEX([.C61])" office:value-type="string" office:string-value="3A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table:formula="of:=([.$A$3]*[.C61])/255" office:value-type="float" office:value="1.13725490196078" calcext:value-type="float">
            <text:p>1.137255</text:p>
          </table:table-cell>
          <table:table-cell table:formula="of:=[.D61]*([.$A$9]/([.$A$5]+[.$A$7]))" office:value-type="float" office:value="0.177280577078844" calcext:value-type="float">
            <text:p>0.177281</text:p>
          </table:table-cell>
          <table:table-cell table:formula="of:=[.$A$13]-[.E61]" office:value-type="float" office:value="-0.009280577078844" calcext:value-type="float">
            <text:p>-0.009281</text:p>
          </table:table-cell>
          <table:table-cell table:formula="of:=[.F61]/0.0061" office:value-type="float" office:value="-1.52140607849902" calcext:value-type="float">
            <text:p>-1.521406</text:p>
          </table:table-cell>
          <table:table-cell table:formula="of:=ROUND([.G61];1)" office:value-type="float" office:value="-1.5" calcext:value-type="float">
            <text:p>-1.5</text:p>
          </table:table-cell>
          <table:table-cell table:number-columns-repeated="1016"/>
        </table:table-row>
        <table:table-row table:style-name="ro1">
          <table:table-cell table:formula="of:=DEC2BIN([.C62])" office:value-type="string" office:string-value="111011" calcext:value-type="string">
            <text:p>111011</text:p>
          </table:table-cell>
          <table:table-cell table:formula="of:=DEC2HEX([.C62]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table:formula="of:=([.$A$3]*[.C62])/255" office:value-type="float" office:value="1.15686274509804" calcext:value-type="float">
            <text:p>1.156863</text:p>
          </table:table-cell>
          <table:table-cell table:formula="of:=[.D62]*([.$A$9]/([.$A$5]+[.$A$7]))" office:value-type="float" office:value="0.180337138752617" calcext:value-type="float">
            <text:p>0.180337</text:p>
          </table:table-cell>
          <table:table-cell table:formula="of:=[.$A$13]-[.E62]" office:value-type="float" office:value="-0.0123371387526172" calcext:value-type="float">
            <text:p>-0.012337</text:p>
          </table:table-cell>
          <table:table-cell table:formula="of:=[.F62]/0.0061" office:value-type="float" office:value="-2.02248176272413" calcext:value-type="float">
            <text:p>-2.022482</text:p>
          </table:table-cell>
          <table:table-cell table:formula="of:=ROUND([.G62];1)" office:value-type="float" office:value="-2" calcext:value-type="float">
            <text:p>-2</text:p>
          </table:table-cell>
          <table:table-cell table:number-columns-repeated="1016"/>
        </table:table-row>
        <table:table-row table:style-name="ro1">
          <table:table-cell table:formula="of:=DEC2BIN([.C63])" office:value-type="string" office:string-value="111100" calcext:value-type="string">
            <text:p>111100</text:p>
          </table:table-cell>
          <table:table-cell table:formula="of:=DEC2HEX([.C63])" office:value-type="string" office:string-value="3C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table:formula="of:=([.$A$3]*[.C63])/255" office:value-type="float" office:value="1.17647058823529" calcext:value-type="float">
            <text:p>1.176471</text:p>
          </table:table-cell>
          <table:table-cell table:formula="of:=[.D63]*([.$A$9]/([.$A$5]+[.$A$7]))" office:value-type="float" office:value="0.18339370042639" calcext:value-type="float">
            <text:p>0.183394</text:p>
          </table:table-cell>
          <table:table-cell table:formula="of:=[.$A$13]-[.E63]" office:value-type="float" office:value="-0.0153937004263903" calcext:value-type="float">
            <text:p>-0.015394</text:p>
          </table:table-cell>
          <table:table-cell table:formula="of:=[.F63]/0.0061" office:value-type="float" office:value="-2.52355744694924" calcext:value-type="float">
            <text:p>-2.523557</text:p>
          </table:table-cell>
          <table:table-cell table:formula="of:=ROUND([.G63];1)" office:value-type="float" office:value="-2.5" calcext:value-type="float">
            <text:p>-2.5</text:p>
          </table:table-cell>
          <table:table-cell table:number-columns-repeated="1016"/>
        </table:table-row>
        <table:table-row table:style-name="ro1">
          <table:table-cell table:formula="of:=DEC2BIN([.C64])" office:value-type="string" office:string-value="111101" calcext:value-type="string">
            <text:p>111101</text:p>
          </table:table-cell>
          <table:table-cell table:formula="of:=DEC2HEX([.C64])" office:value-type="string" office:string-value="3D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table:formula="of:=([.$A$3]*[.C64])/255" office:value-type="float" office:value="1.19607843137255" calcext:value-type="float">
            <text:p>1.196078</text:p>
          </table:table-cell>
          <table:table-cell table:formula="of:=[.D64]*([.$A$9]/([.$A$5]+[.$A$7]))" office:value-type="float" office:value="0.186450262100164" calcext:value-type="float">
            <text:p>0.186450</text:p>
          </table:table-cell>
          <table:table-cell table:formula="of:=[.$A$13]-[.E64]" office:value-type="float" office:value="-0.0184502621001635" calcext:value-type="float">
            <text:p>-0.018450</text:p>
          </table:table-cell>
          <table:table-cell table:formula="of:=[.F64]/0.0061" office:value-type="float" office:value="-3.02463313117435" calcext:value-type="float">
            <text:p>-3.024633</text:p>
          </table:table-cell>
          <table:table-cell table:formula="of:=ROUND([.G64];1)"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table:formula="of:=DEC2BIN([.C65])" office:value-type="string" office:string-value="111110" calcext:value-type="string">
            <text:p>111110</text:p>
          </table:table-cell>
          <table:table-cell table:formula="of:=DEC2HEX([.C65]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table:formula="of:=([.$A$3]*[.C65])/255" office:value-type="float" office:value="1.2156862745098" calcext:value-type="float">
            <text:p>1.215686</text:p>
          </table:table-cell>
          <table:table-cell table:formula="of:=[.D65]*([.$A$9]/([.$A$5]+[.$A$7]))" office:value-type="float" office:value="0.189506823773937" calcext:value-type="float">
            <text:p>0.189507</text:p>
          </table:table-cell>
          <table:table-cell table:formula="of:=[.$A$13]-[.E65]" office:value-type="float" office:value="-0.0215068237739367" calcext:value-type="float">
            <text:p>-0.021507</text:p>
          </table:table-cell>
          <table:table-cell table:formula="of:=[.F65]/0.0061" office:value-type="float" office:value="-3.52570881539945" calcext:value-type="float">
            <text:p>-3.525709</text:p>
          </table:table-cell>
          <table:table-cell table:formula="of:=ROUND([.G65];1)" office:value-type="float" office:value="-3.5" calcext:value-type="float">
            <text:p>-3.5</text:p>
          </table:table-cell>
          <table:table-cell table:number-columns-repeated="1016"/>
        </table:table-row>
        <table:table-row table:style-name="ro1">
          <table:table-cell table:formula="of:=DEC2BIN([.C66])" office:value-type="string" office:string-value="111111" calcext:value-type="string">
            <text:p>111111</text:p>
          </table:table-cell>
          <table:table-cell table:formula="of:=DEC2HEX([.C66])" office:value-type="string" office:string-value="3F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table:formula="of:=([.$A$3]*[.C66])/255" office:value-type="float" office:value="1.23529411764706" calcext:value-type="float">
            <text:p>1.235294</text:p>
          </table:table-cell>
          <table:table-cell table:formula="of:=[.D66]*([.$A$9]/([.$A$5]+[.$A$7]))" office:value-type="float" office:value="0.19256338544771" calcext:value-type="float">
            <text:p>0.192563</text:p>
          </table:table-cell>
          <table:table-cell table:formula="of:=[.$A$13]-[.E66]" office:value-type="float" office:value="-0.0245633854477099" calcext:value-type="float">
            <text:p>-0.024563</text:p>
          </table:table-cell>
          <table:table-cell table:formula="of:=[.F66]/0.0061" office:value-type="float" office:value="-4.02678449962457" calcext:value-type="float">
            <text:p>-4.026784</text:p>
          </table:table-cell>
          <table:table-cell table:formula="of:=ROUND([.G66];1)" office:value-type="float" office:value="-4" calcext:value-type="float">
            <text:p>-4</text:p>
          </table:table-cell>
          <table:table-cell table:number-columns-repeated="1016"/>
        </table:table-row>
        <table:table-row table:style-name="ro1">
          <table:table-cell table:formula="of:=DEC2BIN([.C67])" office:value-type="string" office:string-value="1000000" calcext:value-type="string">
            <text:p>1000000</text:p>
          </table:table-cell>
          <table:table-cell table:formula="of:=DEC2HEX([.C67])" office:value-type="string" office:string-value="40" calcext:value-type="string">
            <text:p>40</text:p>
          </table:table-cell>
          <table:table-cell office:value-type="float" office:value="64" calcext:value-type="float">
            <text:p>64</text:p>
          </table:table-cell>
          <table:table-cell table:formula="of:=([.$A$3]*[.C67])/255" office:value-type="float" office:value="1.25490196078431" calcext:value-type="float">
            <text:p>1.254902</text:p>
          </table:table-cell>
          <table:table-cell table:formula="of:=[.D67]*([.$A$9]/([.$A$5]+[.$A$7]))" office:value-type="float" office:value="0.195619947121483" calcext:value-type="float">
            <text:p>0.195620</text:p>
          </table:table-cell>
          <table:table-cell table:formula="of:=[.$A$13]-[.E67]" office:value-type="float" office:value="-0.027619947121483" calcext:value-type="float">
            <text:p>-0.027620</text:p>
          </table:table-cell>
          <table:table-cell table:formula="of:=[.F67]/0.0061" office:value-type="float" office:value="-4.52786018384968" calcext:value-type="float">
            <text:p>-4.527860</text:p>
          </table:table-cell>
          <table:table-cell table:formula="of:=ROUND([.G67];1)" office:value-type="float" office:value="-4.5" calcext:value-type="float">
            <text:p>-4.5</text:p>
          </table:table-cell>
          <table:table-cell table:number-columns-repeated="1016"/>
        </table:table-row>
        <table:table-row table:style-name="ro1">
          <table:table-cell table:formula="of:=DEC2BIN([.C68])" office:value-type="string" office:string-value="1000001" calcext:value-type="string">
            <text:p>1000001</text:p>
          </table:table-cell>
          <table:table-cell table:formula="of:=DEC2HEX([.C68]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table:formula="of:=([.$A$3]*[.C68])/255" office:value-type="float" office:value="1.27450980392157" calcext:value-type="float">
            <text:p>1.274510</text:p>
          </table:table-cell>
          <table:table-cell table:formula="of:=[.D68]*([.$A$9]/([.$A$5]+[.$A$7]))" office:value-type="float" office:value="0.198676508795256" calcext:value-type="float">
            <text:p>0.198677</text:p>
          </table:table-cell>
          <table:table-cell table:formula="of:=[.$A$13]-[.E68]" office:value-type="float" office:value="-0.0306765087952562" calcext:value-type="float">
            <text:p>-0.030677</text:p>
          </table:table-cell>
          <table:table-cell table:formula="of:=[.F68]/0.0061" office:value-type="float" office:value="-5.02893586807478" calcext:value-type="float">
            <text:p>-5.028936</text:p>
          </table:table-cell>
          <table:table-cell table:formula="of:=ROUND([.G68];1)"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DEC2BIN([.C69])" office:value-type="string" office:string-value="1000010" calcext:value-type="string">
            <text:p>1000010</text:p>
          </table:table-cell>
          <table:table-cell table:formula="of:=DEC2HEX([.C69])" office:value-type="string" office:string-value="42" calcext:value-type="string">
            <text:p>42</text:p>
          </table:table-cell>
          <table:table-cell office:value-type="float" office:value="66" calcext:value-type="float">
            <text:p>66</text:p>
          </table:table-cell>
          <table:table-cell table:formula="of:=([.$A$3]*[.C69])/255" office:value-type="float" office:value="1.29411764705882" calcext:value-type="float">
            <text:p>1.294118</text:p>
          </table:table-cell>
          <table:table-cell table:formula="of:=[.D69]*([.$A$9]/([.$A$5]+[.$A$7]))" office:value-type="float" office:value="0.201733070469029" calcext:value-type="float">
            <text:p>0.201733</text:p>
          </table:table-cell>
          <table:table-cell table:formula="of:=[.$A$13]-[.E69]" office:value-type="float" office:value="-0.0337330704690294" calcext:value-type="float">
            <text:p>-0.033733</text:p>
          </table:table-cell>
          <table:table-cell table:formula="of:=[.F69]/0.0061" office:value-type="float" office:value="-5.5300115522999" calcext:value-type="float">
            <text:p>-5.530012</text:p>
          </table:table-cell>
          <table:table-cell table:formula="of:=ROUND([.G69];1)" office:value-type="float" office:value="-5.5" calcext:value-type="float">
            <text:p>-5.5</text:p>
          </table:table-cell>
          <table:table-cell table:number-columns-repeated="1016"/>
        </table:table-row>
        <table:table-row table:style-name="ro1">
          <table:table-cell table:formula="of:=DEC2BIN([.C70])" office:value-type="string" office:string-value="1000011" calcext:value-type="string">
            <text:p>1000011</text:p>
          </table:table-cell>
          <table:table-cell table:formula="of:=DEC2HEX([.C70])" office:value-type="string" office:string-value="43" calcext:value-type="string">
            <text:p>43</text:p>
          </table:table-cell>
          <table:table-cell office:value-type="float" office:value="67" calcext:value-type="float">
            <text:p>67</text:p>
          </table:table-cell>
          <table:table-cell table:formula="of:=([.$A$3]*[.C70])/255" office:value-type="float" office:value="1.31372549019608" calcext:value-type="float">
            <text:p>1.313725</text:p>
          </table:table-cell>
          <table:table-cell table:formula="of:=[.D70]*([.$A$9]/([.$A$5]+[.$A$7]))" office:value-type="float" office:value="0.204789632142803" calcext:value-type="float">
            <text:p>0.204790</text:p>
          </table:table-cell>
          <table:table-cell table:formula="of:=[.$A$13]-[.E70]" office:value-type="float" office:value="-0.0367896321428025" calcext:value-type="float">
            <text:p>-0.036790</text:p>
          </table:table-cell>
          <table:table-cell table:formula="of:=[.F70]/0.0061" office:value-type="float" office:value="-6.03108723652501" calcext:value-type="float">
            <text:p>-6.031087</text:p>
          </table:table-cell>
          <table:table-cell table:formula="of:=ROUND([.G70];1)" office:value-type="float" office:value="-6" calcext:value-type="float">
            <text:p>-6</text:p>
          </table:table-cell>
          <table:table-cell table:number-columns-repeated="1016"/>
        </table:table-row>
        <table:table-row table:style-name="ro1">
          <table:table-cell table:formula="of:=DEC2BIN([.C71])" office:value-type="string" office:string-value="1000100" calcext:value-type="string">
            <text:p>1000100</text:p>
          </table:table-cell>
          <table:table-cell table:formula="of:=DEC2HEX([.C71])" office:value-type="string" office:string-value="44" calcext:value-type="string">
            <text:p>44</text:p>
          </table:table-cell>
          <table:table-cell office:value-type="float" office:value="68" calcext:value-type="float">
            <text:p>68</text:p>
          </table:table-cell>
          <table:table-cell table:formula="of:=([.$A$3]*[.C71])/255" office:value-type="float" office:value="1.33333333333333" calcext:value-type="float">
            <text:p>1.333333</text:p>
          </table:table-cell>
          <table:table-cell table:formula="of:=[.D71]*([.$A$9]/([.$A$5]+[.$A$7]))" office:value-type="float" office:value="0.207846193816576" calcext:value-type="float">
            <text:p>0.207846</text:p>
          </table:table-cell>
          <table:table-cell table:formula="of:=[.$A$13]-[.E71]" office:value-type="float" office:value="-0.0398461938165757" calcext:value-type="float">
            <text:p>-0.039846</text:p>
          </table:table-cell>
          <table:table-cell table:formula="of:=[.F71]/0.0061" office:value-type="float" office:value="-6.53216292075011" calcext:value-type="float">
            <text:p>-6.532163</text:p>
          </table:table-cell>
          <table:table-cell table:formula="of:=ROUND([.G71];1)" office:value-type="float" office:value="-6.5" calcext:value-type="float">
            <text:p>-6.5</text:p>
          </table:table-cell>
          <table:table-cell table:number-columns-repeated="1016"/>
        </table:table-row>
        <table:table-row table:style-name="ro1">
          <table:table-cell table:formula="of:=DEC2BIN([.C72])" office:value-type="string" office:string-value="1000101" calcext:value-type="string">
            <text:p>1000101</text:p>
          </table:table-cell>
          <table:table-cell table:formula="of:=DEC2HEX([.C72])" office:value-type="string" office:string-value="45" calcext:value-type="string">
            <text:p>45</text:p>
          </table:table-cell>
          <table:table-cell office:value-type="float" office:value="69" calcext:value-type="float">
            <text:p>69</text:p>
          </table:table-cell>
          <table:table-cell table:formula="of:=([.$A$3]*[.C72])/255" office:value-type="float" office:value="1.35294117647059" calcext:value-type="float">
            <text:p>1.352941</text:p>
          </table:table-cell>
          <table:table-cell table:formula="of:=[.D72]*([.$A$9]/([.$A$5]+[.$A$7]))" office:value-type="float" office:value="0.210902755490349" calcext:value-type="float">
            <text:p>0.210903</text:p>
          </table:table-cell>
          <table:table-cell table:formula="of:=[.$A$13]-[.E72]" office:value-type="float" office:value="-0.0429027554903489" calcext:value-type="float">
            <text:p>-0.042903</text:p>
          </table:table-cell>
          <table:table-cell table:formula="of:=[.F72]/0.0061" office:value-type="float" office:value="-7.03323860497523" calcext:value-type="float">
            <text:p>-7.033239</text:p>
          </table:table-cell>
          <table:table-cell table:formula="of:=ROUND([.G72];1)"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formula="of:=DEC2BIN([.C73])" office:value-type="string" office:string-value="1000110" calcext:value-type="string">
            <text:p>1000110</text:p>
          </table:table-cell>
          <table:table-cell table:formula="of:=DEC2HEX([.C73])" office:value-type="string" office:string-value="46" calcext:value-type="string">
            <text:p>46</text:p>
          </table:table-cell>
          <table:table-cell office:value-type="float" office:value="70" calcext:value-type="float">
            <text:p>70</text:p>
          </table:table-cell>
          <table:table-cell table:formula="of:=([.$A$3]*[.C73])/255" office:value-type="float" office:value="1.37254901960784" calcext:value-type="float">
            <text:p>1.372549</text:p>
          </table:table-cell>
          <table:table-cell table:formula="of:=[.D73]*([.$A$9]/([.$A$5]+[.$A$7]))" office:value-type="float" office:value="0.213959317164122" calcext:value-type="float">
            <text:p>0.213959</text:p>
          </table:table-cell>
          <table:table-cell table:formula="of:=[.$A$13]-[.E73]" office:value-type="float" office:value="-0.045959317164122" calcext:value-type="float">
            <text:p>-0.045959</text:p>
          </table:table-cell>
          <table:table-cell table:formula="of:=[.F73]/0.0061" office:value-type="float" office:value="-7.53431428920034" calcext:value-type="float">
            <text:p>-7.534314</text:p>
          </table:table-cell>
          <table:table-cell table:formula="of:=ROUND([.G73];1)" office:value-type="float" office:value="-7.5" calcext:value-type="float">
            <text:p>-7.5</text:p>
          </table:table-cell>
          <table:table-cell table:number-columns-repeated="1016"/>
        </table:table-row>
        <table:table-row table:style-name="ro1">
          <table:table-cell table:formula="of:=DEC2BIN([.C74])" office:value-type="string" office:string-value="1000111" calcext:value-type="string">
            <text:p>1000111</text:p>
          </table:table-cell>
          <table:table-cell table:formula="of:=DEC2HEX([.C74])" office:value-type="string" office:string-value="47" calcext:value-type="string">
            <text:p>47</text:p>
          </table:table-cell>
          <table:table-cell office:value-type="float" office:value="71" calcext:value-type="float">
            <text:p>71</text:p>
          </table:table-cell>
          <table:table-cell table:formula="of:=([.$A$3]*[.C74])/255" office:value-type="float" office:value="1.3921568627451" calcext:value-type="float">
            <text:p>1.392157</text:p>
          </table:table-cell>
          <table:table-cell table:formula="of:=[.D74]*([.$A$9]/([.$A$5]+[.$A$7]))" office:value-type="float" office:value="0.217015878837895" calcext:value-type="float">
            <text:p>0.217016</text:p>
          </table:table-cell>
          <table:table-cell table:formula="of:=[.$A$13]-[.E74]" office:value-type="float" office:value="-0.0490158788378952" calcext:value-type="float">
            <text:p>-0.049016</text:p>
          </table:table-cell>
          <table:table-cell table:formula="of:=[.F74]/0.0061" office:value-type="float" office:value="-8.03538997342545" calcext:value-type="float">
            <text:p>-8.035390</text:p>
          </table:table-cell>
          <table:table-cell table:formula="of:=ROUND([.G74];1)" office:value-type="float" office:value="-8" calcext:value-type="float">
            <text:p>-8</text:p>
          </table:table-cell>
          <table:table-cell table:number-columns-repeated="1016"/>
        </table:table-row>
        <table:table-row table:style-name="ro1">
          <table:table-cell table:formula="of:=DEC2BIN([.C75])" office:value-type="string" office:string-value="1001000" calcext:value-type="string">
            <text:p>1001000</text:p>
          </table:table-cell>
          <table:table-cell table:formula="of:=DEC2HEX([.C75])" office:value-type="string" office:string-value="48" calcext:value-type="string">
            <text:p>48</text:p>
          </table:table-cell>
          <table:table-cell office:value-type="float" office:value="72" calcext:value-type="float">
            <text:p>72</text:p>
          </table:table-cell>
          <table:table-cell table:formula="of:=([.$A$3]*[.C75])/255" office:value-type="float" office:value="1.41176470588235" calcext:value-type="float">
            <text:p>1.411765</text:p>
          </table:table-cell>
          <table:table-cell table:formula="of:=[.D75]*([.$A$9]/([.$A$5]+[.$A$7]))" office:value-type="float" office:value="0.220072440511668" calcext:value-type="float">
            <text:p>0.220072</text:p>
          </table:table-cell>
          <table:table-cell table:formula="of:=[.$A$13]-[.E75]" office:value-type="float" office:value="-0.0520724405116684" calcext:value-type="float">
            <text:p>-0.052072</text:p>
          </table:table-cell>
          <table:table-cell table:formula="of:=[.F75]/0.0061" office:value-type="float" office:value="-8.53646565765056" calcext:value-type="float">
            <text:p>-8.536466</text:p>
          </table:table-cell>
          <table:table-cell table:formula="of:=ROUND([.G75];1)" office:value-type="float" office:value="-8.5" calcext:value-type="float">
            <text:p>-8.5</text:p>
          </table:table-cell>
          <table:table-cell table:number-columns-repeated="1016"/>
        </table:table-row>
        <table:table-row table:style-name="ro1">
          <table:table-cell table:formula="of:=DEC2BIN([.C76])" office:value-type="string" office:string-value="1001001" calcext:value-type="string">
            <text:p>1001001</text:p>
          </table:table-cell>
          <table:table-cell table:formula="of:=DEC2HEX([.C76])" office:value-type="string" office:string-value="49" calcext:value-type="string">
            <text:p>49</text:p>
          </table:table-cell>
          <table:table-cell office:value-type="float" office:value="73" calcext:value-type="float">
            <text:p>73</text:p>
          </table:table-cell>
          <table:table-cell table:formula="of:=([.$A$3]*[.C76])/255" office:value-type="float" office:value="1.43137254901961" calcext:value-type="float">
            <text:p>1.431373</text:p>
          </table:table-cell>
          <table:table-cell table:formula="of:=[.D76]*([.$A$9]/([.$A$5]+[.$A$7]))" office:value-type="float" office:value="0.223129002185442" calcext:value-type="float">
            <text:p>0.223129</text:p>
          </table:table-cell>
          <table:table-cell table:formula="of:=[.$A$13]-[.E76]" office:value-type="float" office:value="-0.0551290021854416" calcext:value-type="float">
            <text:p>-0.055129</text:p>
          </table:table-cell>
          <table:table-cell table:formula="of:=[.F76]/0.0061" office:value-type="float" office:value="-9.03754134187567" calcext:value-type="float">
            <text:p>-9.037541</text:p>
          </table:table-cell>
          <table:table-cell table:formula="of:=ROUND([.G76];1)" office:value-type="float" office:value="-9" calcext:value-type="float">
            <text:p>-9</text:p>
          </table:table-cell>
          <table:table-cell table:number-columns-repeated="1016"/>
        </table:table-row>
        <table:table-row table:style-name="ro1">
          <table:table-cell table:formula="of:=DEC2BIN([.C77])" office:value-type="string" office:string-value="1001010" calcext:value-type="string">
            <text:p>1001010</text:p>
          </table:table-cell>
          <table:table-cell table:formula="of:=DEC2HEX([.C77])" office:value-type="string" office:string-value="4A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table:formula="of:=([.$A$3]*[.C77])/255" office:value-type="float" office:value="1.45098039215686" calcext:value-type="float">
            <text:p>1.450980</text:p>
          </table:table-cell>
          <table:table-cell table:formula="of:=[.D77]*([.$A$9]/([.$A$5]+[.$A$7]))" office:value-type="float" office:value="0.226185563859215" calcext:value-type="float">
            <text:p>0.226186</text:p>
          </table:table-cell>
          <table:table-cell table:formula="of:=[.$A$13]-[.E77]" office:value-type="float" office:value="-0.0581855638592148" calcext:value-type="float">
            <text:p>-0.058186</text:p>
          </table:table-cell>
          <table:table-cell table:formula="of:=[.F77]/0.0061" office:value-type="float" office:value="-9.53861702610078" calcext:value-type="float">
            <text:p>-9.538617</text:p>
          </table:table-cell>
          <table:table-cell table:formula="of:=ROUND([.G77];1)" office:value-type="float" office:value="-9.5" calcext:value-type="float">
            <text:p>-9.5</text:p>
          </table:table-cell>
          <table:table-cell table:number-columns-repeated="1016"/>
        </table:table-row>
        <table:table-row table:style-name="ro1">
          <table:table-cell table:formula="of:=DEC2BIN([.C78])" office:value-type="string" office:string-value="1001011" calcext:value-type="string">
            <text:p>1001011</text:p>
          </table:table-cell>
          <table:table-cell table:formula="of:=DEC2HEX([.C78]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table:formula="of:=([.$A$3]*[.C78])/255" office:value-type="float" office:value="1.47058823529412" calcext:value-type="float">
            <text:p>1.470588</text:p>
          </table:table-cell>
          <table:table-cell table:formula="of:=[.D78]*([.$A$9]/([.$A$5]+[.$A$7]))" office:value-type="float" office:value="0.229242125532988" calcext:value-type="float">
            <text:p>0.229242</text:p>
          </table:table-cell>
          <table:table-cell table:formula="of:=[.$A$13]-[.E78]" office:value-type="float" office:value="-0.0612421255329879" calcext:value-type="float">
            <text:p>-0.061242</text:p>
          </table:table-cell>
          <table:table-cell table:formula="of:=[.F78]/0.0061" office:value-type="float" office:value="-10.0396927103259" calcext:value-type="float">
            <text:p>-10.039693</text:p>
          </table:table-cell>
          <table:table-cell table:formula="of:=ROUND([.G78];1)"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table:formula="of:=DEC2BIN([.C79])" office:value-type="string" office:string-value="1001100" calcext:value-type="string">
            <text:p>1001100</text:p>
          </table:table-cell>
          <table:table-cell table:formula="of:=DEC2HEX([.C79]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table:formula="of:=([.$A$3]*[.C79])/255" office:value-type="float" office:value="1.49019607843137" calcext:value-type="float">
            <text:p>1.490196</text:p>
          </table:table-cell>
          <table:table-cell table:formula="of:=[.D79]*([.$A$9]/([.$A$5]+[.$A$7]))" office:value-type="float" office:value="0.232298687206761" calcext:value-type="float">
            <text:p>0.232299</text:p>
          </table:table-cell>
          <table:table-cell table:formula="of:=[.$A$13]-[.E79]" office:value-type="float" office:value="-0.0642986872067611" calcext:value-type="float">
            <text:p>-0.064299</text:p>
          </table:table-cell>
          <table:table-cell table:formula="of:=[.F79]/0.0061" office:value-type="float" office:value="-10.540768394551" calcext:value-type="float">
            <text:p>-10.540768</text:p>
          </table:table-cell>
          <table:table-cell table:formula="of:=ROUND([.G79];1)" office:value-type="float" office:value="-10.5" calcext:value-type="float">
            <text:p>-10.5</text:p>
          </table:table-cell>
          <table:table-cell table:number-columns-repeated="1016"/>
        </table:table-row>
        <table:table-row table:style-name="ro1">
          <table:table-cell table:formula="of:=DEC2BIN([.C80])" office:value-type="string" office:string-value="1001101" calcext:value-type="string">
            <text:p>1001101</text:p>
          </table:table-cell>
          <table:table-cell table:formula="of:=DEC2HEX([.C80])" office:value-type="string" office:string-value="4D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table:formula="of:=([.$A$3]*[.C80])/255" office:value-type="float" office:value="1.50980392156863" calcext:value-type="float">
            <text:p>1.509804</text:p>
          </table:table-cell>
          <table:table-cell table:formula="of:=[.D80]*([.$A$9]/([.$A$5]+[.$A$7]))" office:value-type="float" office:value="0.235355248880534" calcext:value-type="float">
            <text:p>0.235355</text:p>
          </table:table-cell>
          <table:table-cell table:formula="of:=[.$A$13]-[.E80]" office:value-type="float" office:value="-0.0673552488805343" calcext:value-type="float">
            <text:p>-0.067355</text:p>
          </table:table-cell>
          <table:table-cell table:formula="of:=[.F80]/0.0061" office:value-type="float" office:value="-11.0418440787761" calcext:value-type="float">
            <text:p>-11.041844</text:p>
          </table:table-cell>
          <table:table-cell table:formula="of:=ROUND([.G80];1)" office:value-type="float" office:value="-11" calcext:value-type="float">
            <text:p>-11</text:p>
          </table:table-cell>
          <table:table-cell table:number-columns-repeated="1016"/>
        </table:table-row>
        <table:table-row table:style-name="ro1">
          <table:table-cell table:formula="of:=DEC2BIN([.C81])" office:value-type="string" office:string-value="1001110" calcext:value-type="string">
            <text:p>1001110</text:p>
          </table:table-cell>
          <table:table-cell table:formula="of:=DEC2HEX([.C81])" office:value-type="string" office:string-value="4E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table:formula="of:=([.$A$3]*[.C81])/255" office:value-type="float" office:value="1.52941176470588" calcext:value-type="float">
            <text:p>1.529412</text:p>
          </table:table-cell>
          <table:table-cell table:formula="of:=[.D81]*([.$A$9]/([.$A$5]+[.$A$7]))" office:value-type="float" office:value="0.238411810554307" calcext:value-type="float">
            <text:p>0.238412</text:p>
          </table:table-cell>
          <table:table-cell table:formula="of:=[.$A$13]-[.E81]" office:value-type="float" office:value="-0.0704118105543074" calcext:value-type="float">
            <text:p>-0.070412</text:p>
          </table:table-cell>
          <table:table-cell table:formula="of:=[.F81]/0.0061" office:value-type="float" office:value="-11.5429197630012" calcext:value-type="float">
            <text:p>-11.542920</text:p>
          </table:table-cell>
          <table:table-cell table:formula="of:=ROUND([.G81];1)" office:value-type="float" office:value="-11.5" calcext:value-type="float">
            <text:p>-11.5</text:p>
          </table:table-cell>
          <table:table-cell table:number-columns-repeated="1016"/>
        </table:table-row>
        <table:table-row table:style-name="ro1">
          <table:table-cell table:formula="of:=DEC2BIN([.C82])" office:value-type="string" office:string-value="1001111" calcext:value-type="string">
            <text:p>1001111</text:p>
          </table:table-cell>
          <table:table-cell table:formula="of:=DEC2HEX([.C82]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table:formula="of:=([.$A$3]*[.C82])/255" office:value-type="float" office:value="1.54901960784314" calcext:value-type="float">
            <text:p>1.549020</text:p>
          </table:table-cell>
          <table:table-cell table:formula="of:=[.D82]*([.$A$9]/([.$A$5]+[.$A$7]))" office:value-type="float" office:value="0.241468372228081" calcext:value-type="float">
            <text:p>0.241468</text:p>
          </table:table-cell>
          <table:table-cell table:formula="of:=[.$A$13]-[.E82]" office:value-type="float" office:value="-0.0734683722280806" calcext:value-type="float">
            <text:p>-0.073468</text:p>
          </table:table-cell>
          <table:table-cell table:formula="of:=[.F82]/0.0061" office:value-type="float" office:value="-12.0439954472263" calcext:value-type="float">
            <text:p>-12.043995</text:p>
          </table:table-cell>
          <table:table-cell table:formula="of:=ROUND([.G82];1)"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formula="of:=DEC2BIN([.C83])" office:value-type="string" office:string-value="1010000" calcext:value-type="string">
            <text:p>1010000</text:p>
          </table:table-cell>
          <table:table-cell table:formula="of:=DEC2HEX([.C83])" office:value-type="string" office:string-value="50" calcext:value-type="string">
            <text:p>50</text:p>
          </table:table-cell>
          <table:table-cell office:value-type="float" office:value="80" calcext:value-type="float">
            <text:p>80</text:p>
          </table:table-cell>
          <table:table-cell table:formula="of:=([.$A$3]*[.C83])/255" office:value-type="float" office:value="1.56862745098039" calcext:value-type="float">
            <text:p>1.568627</text:p>
          </table:table-cell>
          <table:table-cell table:formula="of:=[.D83]*([.$A$9]/([.$A$5]+[.$A$7]))" office:value-type="float" office:value="0.244524933901854" calcext:value-type="float">
            <text:p>0.244525</text:p>
          </table:table-cell>
          <table:table-cell table:formula="of:=[.$A$13]-[.E83]" office:value-type="float" office:value="-0.0765249339018538" calcext:value-type="float">
            <text:p>-0.076525</text:p>
          </table:table-cell>
          <table:table-cell table:formula="of:=[.F83]/0.0061" office:value-type="float" office:value="-12.5450711314514" calcext:value-type="float">
            <text:p>-12.545071</text:p>
          </table:table-cell>
          <table:table-cell table:formula="of:=ROUND([.G83];1)" office:value-type="float" office:value="-12.5" calcext:value-type="float">
            <text:p>-12.5</text:p>
          </table:table-cell>
          <table:table-cell table:number-columns-repeated="1016"/>
        </table:table-row>
        <table:table-row table:style-name="ro1">
          <table:table-cell table:formula="of:=DEC2BIN([.C84])" office:value-type="string" office:string-value="1010001" calcext:value-type="string">
            <text:p>1010001</text:p>
          </table:table-cell>
          <table:table-cell table:formula="of:=DEC2HEX([.C84])" office:value-type="string" office:string-value="51" calcext:value-type="string">
            <text:p>51</text:p>
          </table:table-cell>
          <table:table-cell office:value-type="float" office:value="81" calcext:value-type="float">
            <text:p>81</text:p>
          </table:table-cell>
          <table:table-cell table:formula="of:=([.$A$3]*[.C84])/255" office:value-type="float" office:value="1.58823529411765" calcext:value-type="float">
            <text:p>1.588235</text:p>
          </table:table-cell>
          <table:table-cell table:formula="of:=[.D84]*([.$A$9]/([.$A$5]+[.$A$7]))" office:value-type="float" office:value="0.247581495575627" calcext:value-type="float">
            <text:p>0.247581</text:p>
          </table:table-cell>
          <table:table-cell table:formula="of:=[.$A$13]-[.E84]" office:value-type="float" office:value="-0.0795814955756269" calcext:value-type="float">
            <text:p>-0.079581</text:p>
          </table:table-cell>
          <table:table-cell table:formula="of:=[.F84]/0.0061" office:value-type="float" office:value="-13.0461468156765" calcext:value-type="float">
            <text:p>-13.046147</text:p>
          </table:table-cell>
          <table:table-cell table:formula="of:=ROUND([.G84];1)" office:value-type="float" office:value="-13" calcext:value-type="float">
            <text:p>-13</text:p>
          </table:table-cell>
          <table:table-cell table:number-columns-repeated="1016"/>
        </table:table-row>
        <table:table-row table:style-name="ro1">
          <table:table-cell table:formula="of:=DEC2BIN([.C85])" office:value-type="string" office:string-value="1010010" calcext:value-type="string">
            <text:p>1010010</text:p>
          </table:table-cell>
          <table:table-cell table:formula="of:=DEC2HEX([.C85])" office:value-type="string" office:string-value="52" calcext:value-type="string">
            <text:p>52</text:p>
          </table:table-cell>
          <table:table-cell office:value-type="float" office:value="82" calcext:value-type="float">
            <text:p>82</text:p>
          </table:table-cell>
          <table:table-cell table:formula="of:=([.$A$3]*[.C85])/255" office:value-type="float" office:value="1.6078431372549" calcext:value-type="float">
            <text:p>1.607843</text:p>
          </table:table-cell>
          <table:table-cell table:formula="of:=[.D85]*([.$A$9]/([.$A$5]+[.$A$7]))" office:value-type="float" office:value="0.2506380572494" calcext:value-type="float">
            <text:p>0.250638</text:p>
          </table:table-cell>
          <table:table-cell table:formula="of:=[.$A$13]-[.E85]" office:value-type="float" office:value="-0.0826380572494001" calcext:value-type="float">
            <text:p>-0.082638</text:p>
          </table:table-cell>
          <table:table-cell table:formula="of:=[.F85]/0.0061" office:value-type="float" office:value="-13.5472224999017" calcext:value-type="float">
            <text:p>-13.547222</text:p>
          </table:table-cell>
          <table:table-cell table:formula="of:=ROUND([.G85];1)" office:value-type="float" office:value="-13.5" calcext:value-type="float">
            <text:p>-13.5</text:p>
          </table:table-cell>
          <table:table-cell table:number-columns-repeated="1016"/>
        </table:table-row>
        <table:table-row table:style-name="ro1">
          <table:table-cell table:formula="of:=DEC2BIN([.C86])" office:value-type="string" office:string-value="1010011" calcext:value-type="string">
            <text:p>1010011</text:p>
          </table:table-cell>
          <table:table-cell table:formula="of:=DEC2HEX([.C86])" office:value-type="string" office:string-value="53" calcext:value-type="string">
            <text:p>53</text:p>
          </table:table-cell>
          <table:table-cell office:value-type="float" office:value="83" calcext:value-type="float">
            <text:p>83</text:p>
          </table:table-cell>
          <table:table-cell table:formula="of:=([.$A$3]*[.C86])/255" office:value-type="float" office:value="1.62745098039216" calcext:value-type="float">
            <text:p>1.627451</text:p>
          </table:table-cell>
          <table:table-cell table:formula="of:=[.D86]*([.$A$9]/([.$A$5]+[.$A$7]))" office:value-type="float" office:value="0.253694618923173" calcext:value-type="float">
            <text:p>0.253695</text:p>
          </table:table-cell>
          <table:table-cell table:formula="of:=[.$A$13]-[.E86]" office:value-type="float" office:value="-0.0856946189231733" calcext:value-type="float">
            <text:p>-0.085695</text:p>
          </table:table-cell>
          <table:table-cell table:formula="of:=[.F86]/0.0061" office:value-type="float" office:value="-14.0482981841268" calcext:value-type="float">
            <text:p>-14.048298</text:p>
          </table:table-cell>
          <table:table-cell table:formula="of:=ROUND([.G86];1)" office:value-type="float" office:value="-14" calcext:value-type="float">
            <text:p>-14</text:p>
          </table:table-cell>
          <table:table-cell table:number-columns-repeated="1016"/>
        </table:table-row>
        <table:table-row table:style-name="ro1">
          <table:table-cell table:formula="of:=DEC2BIN([.C87])" office:value-type="string" office:string-value="1010100" calcext:value-type="string">
            <text:p>1010100</text:p>
          </table:table-cell>
          <table:table-cell table:formula="of:=DEC2HEX([.C87])" office:value-type="string" office:string-value="54" calcext:value-type="string">
            <text:p>54</text:p>
          </table:table-cell>
          <table:table-cell office:value-type="float" office:value="84" calcext:value-type="float">
            <text:p>84</text:p>
          </table:table-cell>
          <table:table-cell table:formula="of:=([.$A$3]*[.C87])/255" office:value-type="float" office:value="1.64705882352941" calcext:value-type="float">
            <text:p>1.647059</text:p>
          </table:table-cell>
          <table:table-cell table:formula="of:=[.D87]*([.$A$9]/([.$A$5]+[.$A$7]))" office:value-type="float" office:value="0.256751180596946" calcext:value-type="float">
            <text:p>0.256751</text:p>
          </table:table-cell>
          <table:table-cell table:formula="of:=[.$A$13]-[.E87]" office:value-type="float" office:value="-0.0887511805969464" calcext:value-type="float">
            <text:p>-0.088751</text:p>
          </table:table-cell>
          <table:table-cell table:formula="of:=[.F87]/0.0061" office:value-type="float" office:value="-14.5493738683519" calcext:value-type="float">
            <text:p>-14.549374</text:p>
          </table:table-cell>
          <table:table-cell table:formula="of:=ROUND([.G87];1)" office:value-type="float" office:value="-14.5" calcext:value-type="float">
            <text:p>-14.5</text:p>
          </table:table-cell>
          <table:table-cell table:number-columns-repeated="1016"/>
        </table:table-row>
        <table:table-row table:style-name="ro1">
          <table:table-cell table:formula="of:=DEC2BIN([.C88])" office:value-type="string" office:string-value="1010101" calcext:value-type="string">
            <text:p>1010101</text:p>
          </table:table-cell>
          <table:table-cell table:formula="of:=DEC2HEX([.C88])" office:value-type="string" office:string-value="55" calcext:value-type="string">
            <text:p>55</text:p>
          </table:table-cell>
          <table:table-cell office:value-type="float" office:value="85" calcext:value-type="float">
            <text:p>85</text:p>
          </table:table-cell>
          <table:table-cell table:formula="of:=([.$A$3]*[.C88])/255" office:value-type="float" office:value="1.66666666666667" calcext:value-type="float">
            <text:p>1.666667</text:p>
          </table:table-cell>
          <table:table-cell table:formula="of:=[.D88]*([.$A$9]/([.$A$5]+[.$A$7]))" office:value-type="float" office:value="0.25980774227072" calcext:value-type="float">
            <text:p>0.259808</text:p>
          </table:table-cell>
          <table:table-cell table:formula="of:=[.$A$13]-[.E88]" office:value-type="float" office:value="-0.0918077422707197" calcext:value-type="float">
            <text:p>-0.091808</text:p>
          </table:table-cell>
          <table:table-cell table:formula="of:=[.F88]/0.0061" office:value-type="float" office:value="-15.050449552577" calcext:value-type="float">
            <text:p>-15.050450</text:p>
          </table:table-cell>
          <table:table-cell table:formula="of:=ROUND([.G88];1)" office:value-type="float" office:value="-15.1" calcext:value-type="float">
            <text:p>-15.1</text:p>
          </table:table-cell>
          <table:table-cell table:number-columns-repeated="1016"/>
        </table:table-row>
        <table:table-row table:style-name="ro1">
          <table:table-cell table:formula="of:=DEC2BIN([.C89])" office:value-type="string" office:string-value="1010110" calcext:value-type="string">
            <text:p>1010110</text:p>
          </table:table-cell>
          <table:table-cell table:formula="of:=DEC2HEX([.C89])" office:value-type="string" office:string-value="56" calcext:value-type="string">
            <text:p>56</text:p>
          </table:table-cell>
          <table:table-cell office:value-type="float" office:value="86" calcext:value-type="float">
            <text:p>86</text:p>
          </table:table-cell>
          <table:table-cell table:formula="of:=([.$A$3]*[.C89])/255" office:value-type="float" office:value="1.68627450980392" calcext:value-type="float">
            <text:p>1.686275</text:p>
          </table:table-cell>
          <table:table-cell table:formula="of:=[.D89]*([.$A$9]/([.$A$5]+[.$A$7]))" office:value-type="float" office:value="0.262864303944493" calcext:value-type="float">
            <text:p>0.262864</text:p>
          </table:table-cell>
          <table:table-cell table:formula="of:=[.$A$13]-[.E89]" office:value-type="float" office:value="-0.0948643039444928" calcext:value-type="float">
            <text:p>-0.094864</text:p>
          </table:table-cell>
          <table:table-cell table:formula="of:=[.F89]/0.0061" office:value-type="float" office:value="-15.5515252368021" calcext:value-type="float">
            <text:p>-15.551525</text:p>
          </table:table-cell>
          <table:table-cell table:formula="of:=ROUND([.G89];1)" office:value-type="float" office:value="-15.6" calcext:value-type="float">
            <text:p>-15.6</text:p>
          </table:table-cell>
          <table:table-cell table:number-columns-repeated="1016"/>
        </table:table-row>
        <table:table-row table:style-name="ro1">
          <table:table-cell table:formula="of:=DEC2BIN([.C90])" office:value-type="string" office:string-value="1010111" calcext:value-type="string">
            <text:p>1010111</text:p>
          </table:table-cell>
          <table:table-cell table:formula="of:=DEC2HEX([.C90])" office:value-type="string" office:string-value="57" calcext:value-type="string">
            <text:p>57</text:p>
          </table:table-cell>
          <table:table-cell office:value-type="float" office:value="87" calcext:value-type="float">
            <text:p>87</text:p>
          </table:table-cell>
          <table:table-cell table:formula="of:=([.$A$3]*[.C90])/255" office:value-type="float" office:value="1.70588235294118" calcext:value-type="float">
            <text:p>1.705882</text:p>
          </table:table-cell>
          <table:table-cell table:formula="of:=[.D90]*([.$A$9]/([.$A$5]+[.$A$7]))" office:value-type="float" office:value="0.265920865618266" calcext:value-type="float">
            <text:p>0.265921</text:p>
          </table:table-cell>
          <table:table-cell table:formula="of:=[.$A$13]-[.E90]" office:value-type="float" office:value="-0.097920865618266" calcext:value-type="float">
            <text:p>-0.097921</text:p>
          </table:table-cell>
          <table:table-cell table:formula="of:=[.F90]/0.0061" office:value-type="float" office:value="-16.0526009210272" calcext:value-type="float">
            <text:p>-16.052601</text:p>
          </table:table-cell>
          <table:table-cell table:formula="of:=ROUND([.G90];1)" office:value-type="float" office:value="-16.1" calcext:value-type="float">
            <text:p>-16.1</text:p>
          </table:table-cell>
          <table:table-cell table:number-columns-repeated="1016"/>
        </table:table-row>
        <table:table-row table:style-name="ro1">
          <table:table-cell table:formula="of:=DEC2BIN([.C91])" office:value-type="string" office:string-value="1011000" calcext:value-type="string">
            <text:p>1011000</text:p>
          </table:table-cell>
          <table:table-cell table:formula="of:=DEC2HEX([.C91])" office:value-type="string" office:string-value="58" calcext:value-type="string">
            <text:p>58</text:p>
          </table:table-cell>
          <table:table-cell office:value-type="float" office:value="88" calcext:value-type="float">
            <text:p>88</text:p>
          </table:table-cell>
          <table:table-cell table:formula="of:=([.$A$3]*[.C91])/255" office:value-type="float" office:value="1.72549019607843" calcext:value-type="float">
            <text:p>1.725490</text:p>
          </table:table-cell>
          <table:table-cell table:formula="of:=[.D91]*([.$A$9]/([.$A$5]+[.$A$7]))" office:value-type="float" office:value="0.268977427292039" calcext:value-type="float">
            <text:p>0.268977</text:p>
          </table:table-cell>
          <table:table-cell table:formula="of:=[.$A$13]-[.E91]" office:value-type="float" office:value="-0.100977427292039" calcext:value-type="float">
            <text:p>-0.100977</text:p>
          </table:table-cell>
          <table:table-cell table:formula="of:=[.F91]/0.0061" office:value-type="float" office:value="-16.5536766052523" calcext:value-type="float">
            <text:p>-16.553677</text:p>
          </table:table-cell>
          <table:table-cell table:formula="of:=ROUND([.G91];1)" office:value-type="float" office:value="-16.6" calcext:value-type="float">
            <text:p>-16.6</text:p>
          </table:table-cell>
          <table:table-cell table:number-columns-repeated="1016"/>
        </table:table-row>
        <table:table-row table:style-name="ro1">
          <table:table-cell table:formula="of:=DEC2BIN([.C92])" office:value-type="string" office:string-value="1011001" calcext:value-type="string">
            <text:p>1011001</text:p>
          </table:table-cell>
          <table:table-cell table:formula="of:=DEC2HEX([.C92]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table:formula="of:=([.$A$3]*[.C92])/255" office:value-type="float" office:value="1.74509803921569" calcext:value-type="float">
            <text:p>1.745098</text:p>
          </table:table-cell>
          <table:table-cell table:formula="of:=[.D92]*([.$A$9]/([.$A$5]+[.$A$7]))" office:value-type="float" office:value="0.272033988965812" calcext:value-type="float">
            <text:p>0.272034</text:p>
          </table:table-cell>
          <table:table-cell table:formula="of:=[.$A$13]-[.E92]" office:value-type="float" office:value="-0.104033988965812" calcext:value-type="float">
            <text:p>-0.104034</text:p>
          </table:table-cell>
          <table:table-cell table:formula="of:=[.F92]/0.0061" office:value-type="float" office:value="-17.0547522894774" calcext:value-type="float">
            <text:p>-17.054752</text:p>
          </table:table-cell>
          <table:table-cell table:formula="of:=ROUND([.G92];1)" office:value-type="float" office:value="-17.1" calcext:value-type="float">
            <text:p>-17.1</text:p>
          </table:table-cell>
          <table:table-cell table:number-columns-repeated="1016"/>
        </table:table-row>
        <table:table-row table:style-name="ro1">
          <table:table-cell table:formula="of:=DEC2BIN([.C93])" office:value-type="string" office:string-value="1011010" calcext:value-type="string">
            <text:p>1011010</text:p>
          </table:table-cell>
          <table:table-cell table:formula="of:=DEC2HEX([.C93])" office:value-type="string" office:string-value="5A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table:formula="of:=([.$A$3]*[.C93])/255" office:value-type="float" office:value="1.76470588235294" calcext:value-type="float">
            <text:p>1.764706</text:p>
          </table:table-cell>
          <table:table-cell table:formula="of:=[.D93]*([.$A$9]/([.$A$5]+[.$A$7]))" office:value-type="float" office:value="0.275090550639586" calcext:value-type="float">
            <text:p>0.275091</text:p>
          </table:table-cell>
          <table:table-cell table:formula="of:=[.$A$13]-[.E93]" office:value-type="float" office:value="-0.107090550639586" calcext:value-type="float">
            <text:p>-0.107091</text:p>
          </table:table-cell>
          <table:table-cell table:formula="of:=[.F93]/0.0061" office:value-type="float" office:value="-17.5558279737025" calcext:value-type="float">
            <text:p>-17.555828</text:p>
          </table:table-cell>
          <table:table-cell table:formula="of:=ROUND([.G93];1)" office:value-type="float" office:value="-17.6" calcext:value-type="float">
            <text:p>-17.6</text:p>
          </table:table-cell>
          <table:table-cell table:number-columns-repeated="1016"/>
        </table:table-row>
        <table:table-row table:style-name="ro1">
          <table:table-cell table:formula="of:=DEC2BIN([.C94])" office:value-type="string" office:string-value="1011011" calcext:value-type="string">
            <text:p>1011011</text:p>
          </table:table-cell>
          <table:table-cell table:formula="of:=DEC2HEX([.C94]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table:formula="of:=([.$A$3]*[.C94])/255" office:value-type="float" office:value="1.7843137254902" calcext:value-type="float">
            <text:p>1.784314</text:p>
          </table:table-cell>
          <table:table-cell table:formula="of:=[.D94]*([.$A$9]/([.$A$5]+[.$A$7]))" office:value-type="float" office:value="0.278147112313359" calcext:value-type="float">
            <text:p>0.278147</text:p>
          </table:table-cell>
          <table:table-cell table:formula="of:=[.$A$13]-[.E94]" office:value-type="float" office:value="-0.110147112313359" calcext:value-type="float">
            <text:p>-0.110147</text:p>
          </table:table-cell>
          <table:table-cell table:formula="of:=[.F94]/0.0061" office:value-type="float" office:value="-18.0569036579277" calcext:value-type="float">
            <text:p>-18.056904</text:p>
          </table:table-cell>
          <table:table-cell table:formula="of:=ROUND([.G94];1)" office:value-type="float" office:value="-18.1" calcext:value-type="float">
            <text:p>-18.1</text:p>
          </table:table-cell>
          <table:table-cell table:number-columns-repeated="1016"/>
        </table:table-row>
        <table:table-row table:style-name="ro1">
          <table:table-cell table:formula="of:=DEC2BIN([.C95])" office:value-type="string" office:string-value="1011100" calcext:value-type="string">
            <text:p>1011100</text:p>
          </table:table-cell>
          <table:table-cell table:formula="of:=DEC2HEX([.C95]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table:formula="of:=([.$A$3]*[.C95])/255" office:value-type="float" office:value="1.80392156862745" calcext:value-type="float">
            <text:p>1.803922</text:p>
          </table:table-cell>
          <table:table-cell table:formula="of:=[.D95]*([.$A$9]/([.$A$5]+[.$A$7]))" office:value-type="float" office:value="0.281203673987132" calcext:value-type="float">
            <text:p>0.281204</text:p>
          </table:table-cell>
          <table:table-cell table:formula="of:=[.$A$13]-[.E95]" office:value-type="float" office:value="-0.113203673987132" calcext:value-type="float">
            <text:p>-0.113204</text:p>
          </table:table-cell>
          <table:table-cell table:formula="of:=[.F95]/0.0061" office:value-type="float" office:value="-18.5579793421528" calcext:value-type="float">
            <text:p>-18.557979</text:p>
          </table:table-cell>
          <table:table-cell table:formula="of:=ROUND([.G95];1)" office:value-type="float" office:value="-18.6" calcext:value-type="float">
            <text:p>-18.6</text:p>
          </table:table-cell>
          <table:table-cell table:number-columns-repeated="1016"/>
        </table:table-row>
        <table:table-row table:style-name="ro1">
          <table:table-cell table:formula="of:=DEC2BIN([.C96])" office:value-type="string" office:string-value="1011101" calcext:value-type="string">
            <text:p>1011101</text:p>
          </table:table-cell>
          <table:table-cell table:formula="of:=DEC2HEX([.C96])" office:value-type="string" office:string-value="5D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table:formula="of:=([.$A$3]*[.C96])/255" office:value-type="float" office:value="1.82352941176471" calcext:value-type="float">
            <text:p>1.823529</text:p>
          </table:table-cell>
          <table:table-cell table:formula="of:=[.D96]*([.$A$9]/([.$A$5]+[.$A$7]))" office:value-type="float" office:value="0.284260235660905" calcext:value-type="float">
            <text:p>0.284260</text:p>
          </table:table-cell>
          <table:table-cell table:formula="of:=[.$A$13]-[.E96]" office:value-type="float" office:value="-0.116260235660905" calcext:value-type="float">
            <text:p>-0.116260</text:p>
          </table:table-cell>
          <table:table-cell table:formula="of:=[.F96]/0.0061" office:value-type="float" office:value="-19.0590550263779" calcext:value-type="float">
            <text:p>-19.059055</text:p>
          </table:table-cell>
          <table:table-cell table:formula="of:=ROUND([.G96];1)" office:value-type="float" office:value="-19.1" calcext:value-type="float">
            <text:p>-19.1</text:p>
          </table:table-cell>
          <table:table-cell table:number-columns-repeated="1016"/>
        </table:table-row>
        <table:table-row table:style-name="ro1">
          <table:table-cell table:formula="of:=DEC2BIN([.C97])" office:value-type="string" office:string-value="1011110" calcext:value-type="string">
            <text:p>1011110</text:p>
          </table:table-cell>
          <table:table-cell table:formula="of:=DEC2HEX([.C97])" office:value-type="string" office:string-value="5E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table:formula="of:=([.$A$3]*[.C97])/255" office:value-type="float" office:value="1.84313725490196" calcext:value-type="float">
            <text:p>1.843137</text:p>
          </table:table-cell>
          <table:table-cell table:formula="of:=[.D97]*([.$A$9]/([.$A$5]+[.$A$7]))" office:value-type="float" office:value="0.287316797334678" calcext:value-type="float">
            <text:p>0.287317</text:p>
          </table:table-cell>
          <table:table-cell table:formula="of:=[.$A$13]-[.E97]" office:value-type="float" office:value="-0.119316797334678" calcext:value-type="float">
            <text:p>-0.119317</text:p>
          </table:table-cell>
          <table:table-cell table:formula="of:=[.F97]/0.0061" office:value-type="float" office:value="-19.560130710603" calcext:value-type="float">
            <text:p>-19.560131</text:p>
          </table:table-cell>
          <table:table-cell table:formula="of:=ROUND([.G97];1)" office:value-type="float" office:value="-19.6" calcext:value-type="float">
            <text:p>-19.6</text:p>
          </table:table-cell>
          <table:table-cell table:number-columns-repeated="1016"/>
        </table:table-row>
        <table:table-row table:style-name="ro1">
          <table:table-cell table:formula="of:=DEC2BIN([.C98])" office:value-type="string" office:string-value="1011111" calcext:value-type="string">
            <text:p>1011111</text:p>
          </table:table-cell>
          <table:table-cell table:formula="of:=DEC2HEX([.C98])" office:value-type="string" office:string-value="5F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table:formula="of:=([.$A$3]*[.C98])/255" office:value-type="float" office:value="1.86274509803922" calcext:value-type="float">
            <text:p>1.862745</text:p>
          </table:table-cell>
          <table:table-cell table:formula="of:=[.D98]*([.$A$9]/([.$A$5]+[.$A$7]))" office:value-type="float" office:value="0.290373359008451" calcext:value-type="float">
            <text:p>0.290373</text:p>
          </table:table-cell>
          <table:table-cell table:formula="of:=[.$A$13]-[.E98]" office:value-type="float" office:value="-0.122373359008451" calcext:value-type="float">
            <text:p>-0.122373</text:p>
          </table:table-cell>
          <table:table-cell table:formula="of:=[.F98]/0.0061" office:value-type="float" office:value="-20.0612063948281" calcext:value-type="float">
            <text:p>-20.061206</text:p>
          </table:table-cell>
          <table:table-cell table:formula="of:=ROUND([.G98];1)" office:value-type="float" office:value="-20.1" calcext:value-type="float">
            <text:p>-20.1</text:p>
          </table:table-cell>
          <table:table-cell table:number-columns-repeated="1016"/>
        </table:table-row>
        <table:table-row table:style-name="ro1">
          <table:table-cell table:formula="of:=DEC2BIN([.C99])" office:value-type="string" office:string-value="1100000" calcext:value-type="string">
            <text:p>1100000</text:p>
          </table:table-cell>
          <table:table-cell table:formula="of:=DEC2HEX([.C99])" office:value-type="string" office:string-value="60" calcext:value-type="string">
            <text:p>60</text:p>
          </table:table-cell>
          <table:table-cell office:value-type="float" office:value="96" calcext:value-type="float">
            <text:p>96</text:p>
          </table:table-cell>
          <table:table-cell table:formula="of:=([.$A$3]*[.C99])/255" office:value-type="float" office:value="1.88235294117647" calcext:value-type="float">
            <text:p>1.882353</text:p>
          </table:table-cell>
          <table:table-cell table:formula="of:=[.D99]*([.$A$9]/([.$A$5]+[.$A$7]))" office:value-type="float" office:value="0.293429920682225" calcext:value-type="float">
            <text:p>0.293430</text:p>
          </table:table-cell>
          <table:table-cell table:formula="of:=[.$A$13]-[.E99]" office:value-type="float" office:value="-0.125429920682225" calcext:value-type="float">
            <text:p>-0.125430</text:p>
          </table:table-cell>
          <table:table-cell table:formula="of:=[.F99]/0.0061" office:value-type="float" office:value="-20.5622820790532" calcext:value-type="float">
            <text:p>-20.562282</text:p>
          </table:table-cell>
          <table:table-cell table:formula="of:=ROUND([.G99];1)" office:value-type="float" office:value="-20.6" calcext:value-type="float">
            <text:p>-20.6</text:p>
          </table:table-cell>
          <table:table-cell table:number-columns-repeated="1016"/>
        </table:table-row>
        <table:table-row table:style-name="ro1">
          <table:table-cell table:formula="of:=DEC2BIN([.C100])" office:value-type="string" office:string-value="1100001" calcext:value-type="string">
            <text:p>1100001</text:p>
          </table:table-cell>
          <table:table-cell table:formula="of:=DEC2HEX([.C100])" office:value-type="string" office:string-value="61" calcext:value-type="string">
            <text:p>61</text:p>
          </table:table-cell>
          <table:table-cell office:value-type="float" office:value="97" calcext:value-type="float">
            <text:p>97</text:p>
          </table:table-cell>
          <table:table-cell table:formula="of:=([.$A$3]*[.C100])/255" office:value-type="float" office:value="1.90196078431373" calcext:value-type="float">
            <text:p>1.901961</text:p>
          </table:table-cell>
          <table:table-cell table:formula="of:=[.D100]*([.$A$9]/([.$A$5]+[.$A$7]))" office:value-type="float" office:value="0.296486482355998" calcext:value-type="float">
            <text:p>0.296486</text:p>
          </table:table-cell>
          <table:table-cell table:formula="of:=[.$A$13]-[.E100]" office:value-type="float" office:value="-0.128486482355998" calcext:value-type="float">
            <text:p>-0.128486</text:p>
          </table:table-cell>
          <table:table-cell table:formula="of:=[.F100]/0.0061" office:value-type="float" office:value="-21.0633577632783" calcext:value-type="float">
            <text:p>-21.063358</text:p>
          </table:table-cell>
          <table:table-cell table:formula="of:=ROUND([.G100];1)" office:value-type="float" office:value="-21.1" calcext:value-type="float">
            <text:p>-21.1</text:p>
          </table:table-cell>
          <table:table-cell table:number-columns-repeated="1016"/>
        </table:table-row>
        <table:table-row table:style-name="ro1">
          <table:table-cell table:formula="of:=DEC2BIN([.C101])" office:value-type="string" office:string-value="1100010" calcext:value-type="string">
            <text:p>1100010</text:p>
          </table:table-cell>
          <table:table-cell table:formula="of:=DEC2HEX([.C101])" office:value-type="string" office:string-value="62" calcext:value-type="string">
            <text:p>62</text:p>
          </table:table-cell>
          <table:table-cell office:value-type="float" office:value="98" calcext:value-type="float">
            <text:p>98</text:p>
          </table:table-cell>
          <table:table-cell table:formula="of:=([.$A$3]*[.C101])/255" office:value-type="float" office:value="1.92156862745098" calcext:value-type="float">
            <text:p>1.921569</text:p>
          </table:table-cell>
          <table:table-cell table:formula="of:=[.D101]*([.$A$9]/([.$A$5]+[.$A$7]))" office:value-type="float" office:value="0.299543044029771" calcext:value-type="float">
            <text:p>0.299543</text:p>
          </table:table-cell>
          <table:table-cell table:formula="of:=[.$A$13]-[.E101]" office:value-type="float" office:value="-0.131543044029771" calcext:value-type="float">
            <text:p>-0.131543</text:p>
          </table:table-cell>
          <table:table-cell table:formula="of:=[.F101]/0.0061" office:value-type="float" office:value="-21.5644334475034" calcext:value-type="float">
            <text:p>-21.564433</text:p>
          </table:table-cell>
          <table:table-cell table:formula="of:=ROUND([.G101];1)" office:value-type="float" office:value="-21.6" calcext:value-type="float">
            <text:p>-21.6</text:p>
          </table:table-cell>
          <table:table-cell table:number-columns-repeated="1016"/>
        </table:table-row>
        <table:table-row table:style-name="ro1">
          <table:table-cell table:formula="of:=DEC2BIN([.C102])" office:value-type="string" office:string-value="1100011" calcext:value-type="string">
            <text:p>1100011</text:p>
          </table:table-cell>
          <table:table-cell table:formula="of:=DEC2HEX([.C102])" office:value-type="string" office:string-value="63" calcext:value-type="string">
            <text:p>63</text:p>
          </table:table-cell>
          <table:table-cell office:value-type="float" office:value="99" calcext:value-type="float">
            <text:p>99</text:p>
          </table:table-cell>
          <table:table-cell table:formula="of:=([.$A$3]*[.C102])/255" office:value-type="float" office:value="1.94117647058824" calcext:value-type="float">
            <text:p>1.941176</text:p>
          </table:table-cell>
          <table:table-cell table:formula="of:=[.D102]*([.$A$9]/([.$A$5]+[.$A$7]))" office:value-type="float" office:value="0.302599605703544" calcext:value-type="float">
            <text:p>0.302600</text:p>
          </table:table-cell>
          <table:table-cell table:formula="of:=[.$A$13]-[.E102]" office:value-type="float" office:value="-0.134599605703544" calcext:value-type="float">
            <text:p>-0.134600</text:p>
          </table:table-cell>
          <table:table-cell table:formula="of:=[.F102]/0.0061" office:value-type="float" office:value="-22.0655091317285" calcext:value-type="float">
            <text:p>-22.065509</text:p>
          </table:table-cell>
          <table:table-cell table:formula="of:=ROUND([.G102];1)" office:value-type="float" office:value="-22.1" calcext:value-type="float">
            <text:p>-22.1</text:p>
          </table:table-cell>
          <table:table-cell table:number-columns-repeated="1016"/>
        </table:table-row>
        <table:table-row table:style-name="ro1">
          <table:table-cell table:formula="of:=DEC2BIN([.C103])" office:value-type="string" office:string-value="1100100" calcext:value-type="string">
            <text:p>1100100</text:p>
          </table:table-cell>
          <table:table-cell table:formula="of:=DEC2HEX([.C103]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table:formula="of:=([.$A$3]*[.C103])/255" office:value-type="float" office:value="1.96078431372549" calcext:value-type="float">
            <text:p>1.960784</text:p>
          </table:table-cell>
          <table:table-cell table:formula="of:=[.D103]*([.$A$9]/([.$A$5]+[.$A$7]))" office:value-type="float" office:value="0.305656167377317" calcext:value-type="float">
            <text:p>0.305656</text:p>
          </table:table-cell>
          <table:table-cell table:formula="of:=[.$A$13]-[.E103]" office:value-type="float" office:value="-0.137656167377317" calcext:value-type="float">
            <text:p>-0.137656</text:p>
          </table:table-cell>
          <table:table-cell table:formula="of:=[.F103]/0.0061" office:value-type="float" office:value="-22.5665848159536" calcext:value-type="float">
            <text:p>-22.566585</text:p>
          </table:table-cell>
          <table:table-cell table:formula="of:=ROUND([.G103];1)" office:value-type="float" office:value="-22.6" calcext:value-type="float">
            <text:p>-22.6</text:p>
          </table:table-cell>
          <table:table-cell table:number-columns-repeated="1016"/>
        </table:table-row>
        <table:table-row table:style-name="ro1">
          <table:table-cell table:formula="of:=DEC2BIN([.C104])" office:value-type="string" office:string-value="1100101" calcext:value-type="string">
            <text:p>1100101</text:p>
          </table:table-cell>
          <table:table-cell table:formula="of:=DEC2HEX([.C104])" office:value-type="string" office:string-value="65" calcext:value-type="string">
            <text:p>65</text:p>
          </table:table-cell>
          <table:table-cell office:value-type="float" office:value="101" calcext:value-type="float">
            <text:p>101</text:p>
          </table:table-cell>
          <table:table-cell table:formula="of:=([.$A$3]*[.C104])/255" office:value-type="float" office:value="1.98039215686275" calcext:value-type="float">
            <text:p>1.980392</text:p>
          </table:table-cell>
          <table:table-cell table:formula="of:=[.D104]*([.$A$9]/([.$A$5]+[.$A$7]))" office:value-type="float" office:value="0.30871272905109" calcext:value-type="float">
            <text:p>0.308713</text:p>
          </table:table-cell>
          <table:table-cell table:formula="of:=[.$A$13]-[.E104]" office:value-type="float" office:value="-0.14071272905109" calcext:value-type="float">
            <text:p>-0.140713</text:p>
          </table:table-cell>
          <table:table-cell table:formula="of:=[.F104]/0.0061" office:value-type="float" office:value="-23.0676605001788" calcext:value-type="float">
            <text:p>-23.067661</text:p>
          </table:table-cell>
          <table:table-cell table:formula="of:=ROUND([.G104];1)" office:value-type="float" office:value="-23.1" calcext:value-type="float">
            <text:p>-23.1</text:p>
          </table:table-cell>
          <table:table-cell table:number-columns-repeated="1016"/>
        </table:table-row>
        <table:table-row table:style-name="ro1">
          <table:table-cell table:formula="of:=DEC2BIN([.C105])" office:value-type="string" office:string-value="1100110" calcext:value-type="string">
            <text:p>1100110</text:p>
          </table:table-cell>
          <table:table-cell table:formula="of:=DEC2HEX([.C105]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table:formula="of:=([.$A$3]*[.C105])/255" office:value-type="float" office:value="2" calcext:value-type="float">
            <text:p>2.000000</text:p>
          </table:table-cell>
          <table:table-cell table:formula="of:=[.D105]*([.$A$9]/([.$A$5]+[.$A$7]))" office:value-type="float" office:value="0.311769290724864" calcext:value-type="float">
            <text:p>0.311769</text:p>
          </table:table-cell>
          <table:table-cell table:formula="of:=[.$A$13]-[.E105]" office:value-type="float" office:value="-0.143769290724864" calcext:value-type="float">
            <text:p>-0.143769</text:p>
          </table:table-cell>
          <table:table-cell table:formula="of:=[.F105]/0.0061" office:value-type="float" office:value="-23.5687361844039" calcext:value-type="float">
            <text:p>-23.568736</text:p>
          </table:table-cell>
          <table:table-cell table:formula="of:=ROUND([.G105];1)" office:value-type="float" office:value="-23.6" calcext:value-type="float">
            <text:p>-23.6</text:p>
          </table:table-cell>
          <table:table-cell table:number-columns-repeated="1016"/>
        </table:table-row>
        <table:table-row table:style-name="ro1">
          <table:table-cell table:formula="of:=DEC2BIN([.C106])" office:value-type="string" office:string-value="1100111" calcext:value-type="string">
            <text:p>1100111</text:p>
          </table:table-cell>
          <table:table-cell table:formula="of:=DEC2HEX([.C106])" office:value-type="string" office:string-value="67" calcext:value-type="string">
            <text:p>67</text:p>
          </table:table-cell>
          <table:table-cell office:value-type="float" office:value="103" calcext:value-type="float">
            <text:p>103</text:p>
          </table:table-cell>
          <table:table-cell table:formula="of:=([.$A$3]*[.C106])/255" office:value-type="float" office:value="2.01960784313725" calcext:value-type="float">
            <text:p>2.019608</text:p>
          </table:table-cell>
          <table:table-cell table:formula="of:=[.D106]*([.$A$9]/([.$A$5]+[.$A$7]))" office:value-type="float" office:value="0.314825852398637" calcext:value-type="float">
            <text:p>0.314826</text:p>
          </table:table-cell>
          <table:table-cell table:formula="of:=[.$A$13]-[.E106]" office:value-type="float" office:value="-0.146825852398637" calcext:value-type="float">
            <text:p>-0.146826</text:p>
          </table:table-cell>
          <table:table-cell table:formula="of:=[.F106]/0.0061" office:value-type="float" office:value="-24.069811868629" calcext:value-type="float">
            <text:p>-24.069812</text:p>
          </table:table-cell>
          <table:table-cell table:formula="of:=ROUND([.G106];1)" office:value-type="float" office:value="-24.1" calcext:value-type="float">
            <text:p>-24.1</text:p>
          </table:table-cell>
          <table:table-cell table:number-columns-repeated="1016"/>
        </table:table-row>
        <table:table-row table:style-name="ro1">
          <table:table-cell table:formula="of:=DEC2BIN([.C107])" office:value-type="string" office:string-value="1101000" calcext:value-type="string">
            <text:p>1101000</text:p>
          </table:table-cell>
          <table:table-cell table:formula="of:=DEC2HEX([.C107])" office:value-type="string" office:string-value="68" calcext:value-type="string">
            <text:p>68</text:p>
          </table:table-cell>
          <table:table-cell office:value-type="float" office:value="104" calcext:value-type="float">
            <text:p>104</text:p>
          </table:table-cell>
          <table:table-cell table:formula="of:=([.$A$3]*[.C107])/255" office:value-type="float" office:value="2.03921568627451" calcext:value-type="float">
            <text:p>2.039216</text:p>
          </table:table-cell>
          <table:table-cell table:formula="of:=[.D107]*([.$A$9]/([.$A$5]+[.$A$7]))" office:value-type="float" office:value="0.31788241407241" calcext:value-type="float">
            <text:p>0.317882</text:p>
          </table:table-cell>
          <table:table-cell table:formula="of:=[.$A$13]-[.E107]" office:value-type="float" office:value="-0.14988241407241" calcext:value-type="float">
            <text:p>-0.149882</text:p>
          </table:table-cell>
          <table:table-cell table:formula="of:=[.F107]/0.0061" office:value-type="float" office:value="-24.5708875528541" calcext:value-type="float">
            <text:p>-24.570888</text:p>
          </table:table-cell>
          <table:table-cell table:formula="of:=ROUND([.G107];1)" office:value-type="float" office:value="-24.6" calcext:value-type="float">
            <text:p>-24.6</text:p>
          </table:table-cell>
          <table:table-cell table:number-columns-repeated="1016"/>
        </table:table-row>
        <table:table-row table:style-name="ro1">
          <table:table-cell table:formula="of:=DEC2BIN([.C108])" office:value-type="string" office:string-value="1101001" calcext:value-type="string">
            <text:p>1101001</text:p>
          </table:table-cell>
          <table:table-cell table:formula="of:=DEC2HEX([.C108])" office:value-type="string" office:string-value="69" calcext:value-type="string">
            <text:p>69</text:p>
          </table:table-cell>
          <table:table-cell office:value-type="float" office:value="105" calcext:value-type="float">
            <text:p>105</text:p>
          </table:table-cell>
          <table:table-cell table:formula="of:=([.$A$3]*[.C108])/255" office:value-type="float" office:value="2.05882352941176" calcext:value-type="float">
            <text:p>2.058824</text:p>
          </table:table-cell>
          <table:table-cell table:formula="of:=[.D108]*([.$A$9]/([.$A$5]+[.$A$7]))" office:value-type="float" office:value="0.320938975746183" calcext:value-type="float">
            <text:p>0.320939</text:p>
          </table:table-cell>
          <table:table-cell table:formula="of:=[.$A$13]-[.E108]" office:value-type="float" office:value="-0.152938975746183" calcext:value-type="float">
            <text:p>-0.152939</text:p>
          </table:table-cell>
          <table:table-cell table:formula="of:=[.F108]/0.0061" office:value-type="float" office:value="-25.0719632370792" calcext:value-type="float">
            <text:p>-25.071963</text:p>
          </table:table-cell>
          <table:table-cell table:formula="of:=ROUND([.G108];1)" office:value-type="float" office:value="-25.1" calcext:value-type="float">
            <text:p>-25.1</text:p>
          </table:table-cell>
          <table:table-cell table:number-columns-repeated="1016"/>
        </table:table-row>
        <table:table-row table:style-name="ro1">
          <table:table-cell table:formula="of:=DEC2BIN([.C109])" office:value-type="string" office:string-value="1101010" calcext:value-type="string">
            <text:p>1101010</text:p>
          </table:table-cell>
          <table:table-cell table:formula="of:=DEC2HEX([.C109])" office:value-type="string" office:string-value="6A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table:formula="of:=([.$A$3]*[.C109])/255" office:value-type="float" office:value="2.07843137254902" calcext:value-type="float">
            <text:p>2.078431</text:p>
          </table:table-cell>
          <table:table-cell table:formula="of:=[.D109]*([.$A$9]/([.$A$5]+[.$A$7]))" office:value-type="float" office:value="0.323995537419956" calcext:value-type="float">
            <text:p>0.323996</text:p>
          </table:table-cell>
          <table:table-cell table:formula="of:=[.$A$13]-[.E109]" office:value-type="float" office:value="-0.155995537419956" calcext:value-type="float">
            <text:p>-0.155996</text:p>
          </table:table-cell>
          <table:table-cell table:formula="of:=[.F109]/0.0061" office:value-type="float" office:value="-25.5730389213043" calcext:value-type="float">
            <text:p>-25.573039</text:p>
          </table:table-cell>
          <table:table-cell table:formula="of:=ROUND([.G109];1)" office:value-type="float" office:value="-25.6" calcext:value-type="float">
            <text:p>-25.6</text:p>
          </table:table-cell>
          <table:table-cell table:number-columns-repeated="1016"/>
        </table:table-row>
        <table:table-row table:style-name="ro1">
          <table:table-cell table:formula="of:=DEC2BIN([.C110])" office:value-type="string" office:string-value="1101011" calcext:value-type="string">
            <text:p>1101011</text:p>
          </table:table-cell>
          <table:table-cell table:formula="of:=DEC2HEX([.C110])" office:value-type="string" office:string-value="6B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table:formula="of:=([.$A$3]*[.C110])/255" office:value-type="float" office:value="2.09803921568627" calcext:value-type="float">
            <text:p>2.098039</text:p>
          </table:table-cell>
          <table:table-cell table:formula="of:=[.D110]*([.$A$9]/([.$A$5]+[.$A$7]))" office:value-type="float" office:value="0.327052099093729" calcext:value-type="float">
            <text:p>0.327052</text:p>
          </table:table-cell>
          <table:table-cell table:formula="of:=[.$A$13]-[.E110]" office:value-type="float" office:value="-0.159052099093729" calcext:value-type="float">
            <text:p>-0.159052</text:p>
          </table:table-cell>
          <table:table-cell table:formula="of:=[.F110]/0.0061" office:value-type="float" office:value="-26.0741146055294" calcext:value-type="float">
            <text:p>-26.074115</text:p>
          </table:table-cell>
          <table:table-cell table:formula="of:=ROUND([.G110];1)" office:value-type="float" office:value="-26.1" calcext:value-type="float">
            <text:p>-26.1</text:p>
          </table:table-cell>
          <table:table-cell table:number-columns-repeated="1016"/>
        </table:table-row>
        <table:table-row table:style-name="ro1">
          <table:table-cell table:formula="of:=DEC2BIN([.C111])" office:value-type="string" office:string-value="1101100" calcext:value-type="string">
            <text:p>1101100</text:p>
          </table:table-cell>
          <table:table-cell table:formula="of:=DEC2HEX([.C111])" office:value-type="string" office:string-value="6C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table:formula="of:=([.$A$3]*[.C111])/255" office:value-type="float" office:value="2.11764705882353" calcext:value-type="float">
            <text:p>2.117647</text:p>
          </table:table-cell>
          <table:table-cell table:formula="of:=[.D111]*([.$A$9]/([.$A$5]+[.$A$7]))" office:value-type="float" office:value="0.330108660767503" calcext:value-type="float">
            <text:p>0.330109</text:p>
          </table:table-cell>
          <table:table-cell table:formula="of:=[.$A$13]-[.E111]" office:value-type="float" office:value="-0.162108660767503" calcext:value-type="float">
            <text:p>-0.162109</text:p>
          </table:table-cell>
          <table:table-cell table:formula="of:=[.F111]/0.0061" office:value-type="float" office:value="-26.5751902897545" calcext:value-type="float">
            <text:p>-26.575190</text:p>
          </table:table-cell>
          <table:table-cell table:formula="of:=ROUND([.G111];1)" office:value-type="float" office:value="-26.6" calcext:value-type="float">
            <text:p>-26.6</text:p>
          </table:table-cell>
          <table:table-cell table:number-columns-repeated="1016"/>
        </table:table-row>
        <table:table-row table:style-name="ro1">
          <table:table-cell table:formula="of:=DEC2BIN([.C112])" office:value-type="string" office:string-value="1101101" calcext:value-type="string">
            <text:p>1101101</text:p>
          </table:table-cell>
          <table:table-cell table:formula="of:=DEC2HEX([.C112]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formula="of:=([.$A$3]*[.C112])/255" office:value-type="float" office:value="2.13725490196078" calcext:value-type="float">
            <text:p>2.137255</text:p>
          </table:table-cell>
          <table:table-cell table:formula="of:=[.D112]*([.$A$9]/([.$A$5]+[.$A$7]))" office:value-type="float" office:value="0.333165222441276" calcext:value-type="float">
            <text:p>0.333165</text:p>
          </table:table-cell>
          <table:table-cell table:formula="of:=[.$A$13]-[.E112]" office:value-type="float" office:value="-0.165165222441276" calcext:value-type="float">
            <text:p>-0.165165</text:p>
          </table:table-cell>
          <table:table-cell table:formula="of:=[.F112]/0.0061" office:value-type="float" office:value="-27.0762659739796" calcext:value-type="float">
            <text:p>-27.076266</text:p>
          </table:table-cell>
          <table:table-cell table:formula="of:=ROUND([.G112];1)" office:value-type="float" office:value="-27.1" calcext:value-type="float">
            <text:p>-27.1</text:p>
          </table:table-cell>
          <table:table-cell table:number-columns-repeated="1016"/>
        </table:table-row>
        <table:table-row table:style-name="ro1">
          <table:table-cell table:formula="of:=DEC2BIN([.C113])" office:value-type="string" office:string-value="1101110" calcext:value-type="string">
            <text:p>1101110</text:p>
          </table:table-cell>
          <table:table-cell table:formula="of:=DEC2HEX([.C113]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table:formula="of:=([.$A$3]*[.C113])/255" office:value-type="float" office:value="2.15686274509804" calcext:value-type="float">
            <text:p>2.156863</text:p>
          </table:table-cell>
          <table:table-cell table:formula="of:=[.D113]*([.$A$9]/([.$A$5]+[.$A$7]))" office:value-type="float" office:value="0.336221784115049" calcext:value-type="float">
            <text:p>0.336222</text:p>
          </table:table-cell>
          <table:table-cell table:formula="of:=[.$A$13]-[.E113]" office:value-type="float" office:value="-0.168221784115049" calcext:value-type="float">
            <text:p>-0.168222</text:p>
          </table:table-cell>
          <table:table-cell table:formula="of:=[.F113]/0.0061" office:value-type="float" office:value="-27.5773416582047" calcext:value-type="float">
            <text:p>-27.577342</text:p>
          </table:table-cell>
          <table:table-cell table:formula="of:=ROUND([.G113];1)" office:value-type="float" office:value="-27.6" calcext:value-type="float">
            <text:p>-27.6</text:p>
          </table:table-cell>
          <table:table-cell table:number-columns-repeated="1016"/>
        </table:table-row>
        <table:table-row table:style-name="ro1">
          <table:table-cell table:formula="of:=DEC2BIN([.C114])" office:value-type="string" office:string-value="1101111" calcext:value-type="string">
            <text:p>1101111</text:p>
          </table:table-cell>
          <table:table-cell table:formula="of:=DEC2HEX([.C114]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table:formula="of:=([.$A$3]*[.C114])/255" office:value-type="float" office:value="2.17647058823529" calcext:value-type="float">
            <text:p>2.176471</text:p>
          </table:table-cell>
          <table:table-cell table:formula="of:=[.D114]*([.$A$9]/([.$A$5]+[.$A$7]))" office:value-type="float" office:value="0.339278345788822" calcext:value-type="float">
            <text:p>0.339278</text:p>
          </table:table-cell>
          <table:table-cell table:formula="of:=[.$A$13]-[.E114]" office:value-type="float" office:value="-0.171278345788822" calcext:value-type="float">
            <text:p>-0.171278</text:p>
          </table:table-cell>
          <table:table-cell table:formula="of:=[.F114]/0.0061" office:value-type="float" office:value="-28.0784173424298" calcext:value-type="float">
            <text:p>-28.078417</text:p>
          </table:table-cell>
          <table:table-cell table:formula="of:=ROUND([.G114];1)" office:value-type="float" office:value="-28.1" calcext:value-type="float">
            <text:p>-28.1</text:p>
          </table:table-cell>
          <table:table-cell table:number-columns-repeated="1016"/>
        </table:table-row>
        <table:table-row table:style-name="ro1">
          <table:table-cell table:formula="of:=DEC2BIN([.C115])" office:value-type="string" office:string-value="1110000" calcext:value-type="string">
            <text:p>1110000</text:p>
          </table:table-cell>
          <table:table-cell table:formula="of:=DEC2HEX([.C115]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table:formula="of:=([.$A$3]*[.C115])/255" office:value-type="float" office:value="2.19607843137255" calcext:value-type="float">
            <text:p>2.196078</text:p>
          </table:table-cell>
          <table:table-cell table:formula="of:=[.D115]*([.$A$9]/([.$A$5]+[.$A$7]))" office:value-type="float" office:value="0.342334907462595" calcext:value-type="float">
            <text:p>0.342335</text:p>
          </table:table-cell>
          <table:table-cell table:formula="of:=[.$A$13]-[.E115]" office:value-type="float" office:value="-0.174334907462595" calcext:value-type="float">
            <text:p>-0.174335</text:p>
          </table:table-cell>
          <table:table-cell table:formula="of:=[.F115]/0.0061" office:value-type="float" office:value="-28.579493026655" calcext:value-type="float">
            <text:p>-28.579493</text:p>
          </table:table-cell>
          <table:table-cell table:formula="of:=ROUND([.G115];1)" office:value-type="float" office:value="-28.6" calcext:value-type="float">
            <text:p>-28.6</text:p>
          </table:table-cell>
          <table:table-cell table:number-columns-repeated="1016"/>
        </table:table-row>
        <table:table-row table:style-name="ro1">
          <table:table-cell table:formula="of:=DEC2BIN([.C116])" office:value-type="string" office:string-value="1110001" calcext:value-type="string">
            <text:p>1110001</text:p>
          </table:table-cell>
          <table:table-cell table:formula="of:=DEC2HEX([.C116]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table:formula="of:=([.$A$3]*[.C116])/255" office:value-type="float" office:value="2.2156862745098" calcext:value-type="float">
            <text:p>2.215686</text:p>
          </table:table-cell>
          <table:table-cell table:formula="of:=[.D116]*([.$A$9]/([.$A$5]+[.$A$7]))" office:value-type="float" office:value="0.345391469136368" calcext:value-type="float">
            <text:p>0.345391</text:p>
          </table:table-cell>
          <table:table-cell table:formula="of:=[.$A$13]-[.E116]" office:value-type="float" office:value="-0.177391469136368" calcext:value-type="float">
            <text:p>-0.177391</text:p>
          </table:table-cell>
          <table:table-cell table:formula="of:=[.F116]/0.0061" office:value-type="float" office:value="-29.0805687108801" calcext:value-type="float">
            <text:p>-29.080569</text:p>
          </table:table-cell>
          <table:table-cell table:formula="of:=ROUND([.G116];1)" office:value-type="float" office:value="-29.1" calcext:value-type="float">
            <text:p>-29.1</text:p>
          </table:table-cell>
          <table:table-cell table:number-columns-repeated="1016"/>
        </table:table-row>
        <table:table-row table:style-name="ro1">
          <table:table-cell table:formula="of:=DEC2BIN([.C117])" office:value-type="string" office:string-value="1110010" calcext:value-type="string">
            <text:p>1110010</text:p>
          </table:table-cell>
          <table:table-cell table:formula="of:=DEC2HEX([.C117])" office:value-type="string" office:string-value="72" calcext:value-type="string">
            <text:p>72</text:p>
          </table:table-cell>
          <table:table-cell office:value-type="float" office:value="114" calcext:value-type="float">
            <text:p>114</text:p>
          </table:table-cell>
          <table:table-cell table:formula="of:=([.$A$3]*[.C117])/255" office:value-type="float" office:value="2.23529411764706" calcext:value-type="float">
            <text:p>2.235294</text:p>
          </table:table-cell>
          <table:table-cell table:formula="of:=[.D117]*([.$A$9]/([.$A$5]+[.$A$7]))" office:value-type="float" office:value="0.348448030810142" calcext:value-type="float">
            <text:p>0.348448</text:p>
          </table:table-cell>
          <table:table-cell table:formula="of:=[.$A$13]-[.E117]" office:value-type="float" office:value="-0.180448030810142" calcext:value-type="float">
            <text:p>-0.180448</text:p>
          </table:table-cell>
          <table:table-cell table:formula="of:=[.F117]/0.0061" office:value-type="float" office:value="-29.5816443951052" calcext:value-type="float">
            <text:p>-29.581644</text:p>
          </table:table-cell>
          <table:table-cell table:formula="of:=ROUND([.G117];1)" office:value-type="float" office:value="-29.6" calcext:value-type="float">
            <text:p>-29.6</text:p>
          </table:table-cell>
          <table:table-cell table:number-columns-repeated="1016"/>
        </table:table-row>
        <table:table-row table:style-name="ro1">
          <table:table-cell table:formula="of:=DEC2BIN([.C118])" office:value-type="string" office:string-value="1110011" calcext:value-type="string">
            <text:p>1110011</text:p>
          </table:table-cell>
          <table:table-cell table:formula="of:=DEC2HEX([.C118])" office:value-type="string" office:string-value="73" calcext:value-type="string">
            <text:p>73</text:p>
          </table:table-cell>
          <table:table-cell office:value-type="float" office:value="115" calcext:value-type="float">
            <text:p>115</text:p>
          </table:table-cell>
          <table:table-cell table:formula="of:=([.$A$3]*[.C118])/255" office:value-type="float" office:value="2.25490196078431" calcext:value-type="float">
            <text:p>2.254902</text:p>
          </table:table-cell>
          <table:table-cell table:formula="of:=[.D118]*([.$A$9]/([.$A$5]+[.$A$7]))" office:value-type="float" office:value="0.351504592483915" calcext:value-type="float">
            <text:p>0.351505</text:p>
          </table:table-cell>
          <table:table-cell table:formula="of:=[.$A$13]-[.E118]" office:value-type="float" office:value="-0.183504592483915" calcext:value-type="float">
            <text:p>-0.183505</text:p>
          </table:table-cell>
          <table:table-cell table:formula="of:=[.F118]/0.0061" office:value-type="float" office:value="-30.0827200793303" calcext:value-type="float">
            <text:p>-30.082720</text:p>
          </table:table-cell>
          <table:table-cell table:formula="of:=ROUND([.G118];1)" office:value-type="float" office:value="-30.1" calcext:value-type="float">
            <text:p>-30.1</text:p>
          </table:table-cell>
          <table:table-cell table:number-columns-repeated="1016"/>
        </table:table-row>
        <table:table-row table:style-name="ro1">
          <table:table-cell table:formula="of:=DEC2BIN([.C119])" office:value-type="string" office:string-value="1110100" calcext:value-type="string">
            <text:p>1110100</text:p>
          </table:table-cell>
          <table:table-cell table:formula="of:=DEC2HEX([.C119])" office:value-type="string" office:string-value="74" calcext:value-type="string">
            <text:p>74</text:p>
          </table:table-cell>
          <table:table-cell office:value-type="float" office:value="116" calcext:value-type="float">
            <text:p>116</text:p>
          </table:table-cell>
          <table:table-cell table:formula="of:=([.$A$3]*[.C119])/255" office:value-type="float" office:value="2.27450980392157" calcext:value-type="float">
            <text:p>2.274510</text:p>
          </table:table-cell>
          <table:table-cell table:formula="of:=[.D119]*([.$A$9]/([.$A$5]+[.$A$7]))" office:value-type="float" office:value="0.354561154157688" calcext:value-type="float">
            <text:p>0.354561</text:p>
          </table:table-cell>
          <table:table-cell table:formula="of:=[.$A$13]-[.E119]" office:value-type="float" office:value="-0.186561154157688" calcext:value-type="float">
            <text:p>-0.186561</text:p>
          </table:table-cell>
          <table:table-cell table:formula="of:=[.F119]/0.0061" office:value-type="float" office:value="-30.5837957635554" calcext:value-type="float">
            <text:p>-30.583796</text:p>
          </table:table-cell>
          <table:table-cell table:formula="of:=ROUND([.G119];1)" office:value-type="float" office:value="-30.6" calcext:value-type="float">
            <text:p>-30.6</text:p>
          </table:table-cell>
          <table:table-cell table:number-columns-repeated="1016"/>
        </table:table-row>
        <table:table-row table:style-name="ro1">
          <table:table-cell table:formula="of:=DEC2BIN([.C120])" office:value-type="string" office:string-value="1110101" calcext:value-type="string">
            <text:p>1110101</text:p>
          </table:table-cell>
          <table:table-cell table:formula="of:=DEC2HEX([.C120])" office:value-type="string" office:string-value="75" calcext:value-type="string">
            <text:p>75</text:p>
          </table:table-cell>
          <table:table-cell office:value-type="float" office:value="117" calcext:value-type="float">
            <text:p>117</text:p>
          </table:table-cell>
          <table:table-cell table:formula="of:=([.$A$3]*[.C120])/255" office:value-type="float" office:value="2.29411764705882" calcext:value-type="float">
            <text:p>2.294118</text:p>
          </table:table-cell>
          <table:table-cell table:formula="of:=[.D120]*([.$A$9]/([.$A$5]+[.$A$7]))" office:value-type="float" office:value="0.357617715831461" calcext:value-type="float">
            <text:p>0.357618</text:p>
          </table:table-cell>
          <table:table-cell table:formula="of:=[.$A$13]-[.E120]" office:value-type="float" office:value="-0.189617715831461" calcext:value-type="float">
            <text:p>-0.189618</text:p>
          </table:table-cell>
          <table:table-cell table:formula="of:=[.F120]/0.0061" office:value-type="float" office:value="-31.0848714477805" calcext:value-type="float">
            <text:p>-31.084871</text:p>
          </table:table-cell>
          <table:table-cell table:formula="of:=ROUND([.G120];1)" office:value-type="float" office:value="-31.1" calcext:value-type="float">
            <text:p>-31.1</text:p>
          </table:table-cell>
          <table:table-cell table:number-columns-repeated="1016"/>
        </table:table-row>
        <table:table-row table:style-name="ro1">
          <table:table-cell table:formula="of:=DEC2BIN([.C121])" office:value-type="string" office:string-value="1110110" calcext:value-type="string">
            <text:p>1110110</text:p>
          </table:table-cell>
          <table:table-cell table:formula="of:=DEC2HEX([.C121]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table:formula="of:=([.$A$3]*[.C121])/255" office:value-type="float" office:value="2.31372549019608" calcext:value-type="float">
            <text:p>2.313725</text:p>
          </table:table-cell>
          <table:table-cell table:formula="of:=[.D121]*([.$A$9]/([.$A$5]+[.$A$7]))" office:value-type="float" office:value="0.360674277505234" calcext:value-type="float">
            <text:p>0.360674</text:p>
          </table:table-cell>
          <table:table-cell table:formula="of:=[.$A$13]-[.E121]" office:value-type="float" office:value="-0.192674277505234" calcext:value-type="float">
            <text:p>-0.192674</text:p>
          </table:table-cell>
          <table:table-cell table:formula="of:=[.F121]/0.0061" office:value-type="float" office:value="-31.5859471320056" calcext:value-type="float">
            <text:p>-31.585947</text:p>
          </table:table-cell>
          <table:table-cell table:formula="of:=ROUND([.G121];1)" office:value-type="float" office:value="-31.6" calcext:value-type="float">
            <text:p>-31.6</text:p>
          </table:table-cell>
          <table:table-cell table:number-columns-repeated="1016"/>
        </table:table-row>
        <table:table-row table:style-name="ro1">
          <table:table-cell table:formula="of:=DEC2BIN([.C122])" office:value-type="string" office:string-value="1110111" calcext:value-type="string">
            <text:p>1110111</text:p>
          </table:table-cell>
          <table:table-cell table:formula="of:=DEC2HEX([.C122])" office:value-type="string" office:string-value="77" calcext:value-type="string">
            <text:p>77</text:p>
          </table:table-cell>
          <table:table-cell office:value-type="float" office:value="119" calcext:value-type="float">
            <text:p>119</text:p>
          </table:table-cell>
          <table:table-cell table:formula="of:=([.$A$3]*[.C122])/255" office:value-type="float" office:value="2.33333333333333" calcext:value-type="float">
            <text:p>2.333333</text:p>
          </table:table-cell>
          <table:table-cell table:formula="of:=[.D122]*([.$A$9]/([.$A$5]+[.$A$7]))" office:value-type="float" office:value="0.363730839179008" calcext:value-type="float">
            <text:p>0.363731</text:p>
          </table:table-cell>
          <table:table-cell table:formula="of:=[.$A$13]-[.E122]" office:value-type="float" office:value="-0.195730839179008" calcext:value-type="float">
            <text:p>-0.195731</text:p>
          </table:table-cell>
          <table:table-cell table:formula="of:=[.F122]/0.0061" office:value-type="float" office:value="-32.0870228162307" calcext:value-type="float">
            <text:p>-32.087023</text:p>
          </table:table-cell>
          <table:table-cell table:formula="of:=ROUND([.G122];1)" office:value-type="float" office:value="-32.1" calcext:value-type="float">
            <text:p>-32.1</text:p>
          </table:table-cell>
          <table:table-cell table:number-columns-repeated="1016"/>
        </table:table-row>
        <table:table-row table:style-name="ro1">
          <table:table-cell table:formula="of:=DEC2BIN([.C123])" office:value-type="string" office:string-value="1111000" calcext:value-type="string">
            <text:p>1111000</text:p>
          </table:table-cell>
          <table:table-cell table:formula="of:=DEC2HEX([.C123])" office:value-type="string" office:string-value="78" calcext:value-type="string">
            <text:p>78</text:p>
          </table:table-cell>
          <table:table-cell office:value-type="float" office:value="120" calcext:value-type="float">
            <text:p>120</text:p>
          </table:table-cell>
          <table:table-cell table:formula="of:=([.$A$3]*[.C123])/255" office:value-type="float" office:value="2.35294117647059" calcext:value-type="float">
            <text:p>2.352941</text:p>
          </table:table-cell>
          <table:table-cell table:formula="of:=[.D123]*([.$A$9]/([.$A$5]+[.$A$7]))" office:value-type="float" office:value="0.366787400852781" calcext:value-type="float">
            <text:p>0.366787</text:p>
          </table:table-cell>
          <table:table-cell table:formula="of:=[.$A$13]-[.E123]" office:value-type="float" office:value="-0.198787400852781" calcext:value-type="float">
            <text:p>-0.198787</text:p>
          </table:table-cell>
          <table:table-cell table:formula="of:=[.F123]/0.0061" office:value-type="float" office:value="-32.5880985004558" calcext:value-type="float">
            <text:p>-32.588099</text:p>
          </table:table-cell>
          <table:table-cell table:formula="of:=ROUND([.G123];1)" office:value-type="float" office:value="-32.6" calcext:value-type="float">
            <text:p>-32.6</text:p>
          </table:table-cell>
          <table:table-cell table:number-columns-repeated="1016"/>
        </table:table-row>
        <table:table-row table:style-name="ro1">
          <table:table-cell table:formula="of:=DEC2BIN([.C124])" office:value-type="string" office:string-value="1111001" calcext:value-type="string">
            <text:p>1111001</text:p>
          </table:table-cell>
          <table:table-cell table:formula="of:=DEC2HEX([.C124])" office:value-type="string" office:string-value="79" calcext:value-type="string">
            <text:p>79</text:p>
          </table:table-cell>
          <table:table-cell office:value-type="float" office:value="121" calcext:value-type="float">
            <text:p>121</text:p>
          </table:table-cell>
          <table:table-cell table:formula="of:=([.$A$3]*[.C124])/255" office:value-type="float" office:value="2.37254901960784" calcext:value-type="float">
            <text:p>2.372549</text:p>
          </table:table-cell>
          <table:table-cell table:formula="of:=[.D124]*([.$A$9]/([.$A$5]+[.$A$7]))" office:value-type="float" office:value="0.369843962526554" calcext:value-type="float">
            <text:p>0.369844</text:p>
          </table:table-cell>
          <table:table-cell table:formula="of:=[.$A$13]-[.E124]" office:value-type="float" office:value="-0.201843962526554" calcext:value-type="float">
            <text:p>-0.201844</text:p>
          </table:table-cell>
          <table:table-cell table:formula="of:=[.F124]/0.0061" office:value-type="float" office:value="-33.089174184681" calcext:value-type="float">
            <text:p>-33.089174</text:p>
          </table:table-cell>
          <table:table-cell table:formula="of:=ROUND([.G124];1)" office:value-type="float" office:value="-33.1" calcext:value-type="float">
            <text:p>-33.1</text:p>
          </table:table-cell>
          <table:table-cell table:number-columns-repeated="1016"/>
        </table:table-row>
        <table:table-row table:style-name="ro1">
          <table:table-cell table:formula="of:=DEC2BIN([.C125])" office:value-type="string" office:string-value="1111010" calcext:value-type="string">
            <text:p>1111010</text:p>
          </table:table-cell>
          <table:table-cell table:formula="of:=DEC2HEX([.C125])" office:value-type="string" office:string-value="7A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table:formula="of:=([.$A$3]*[.C125])/255" office:value-type="float" office:value="2.3921568627451" calcext:value-type="float">
            <text:p>2.392157</text:p>
          </table:table-cell>
          <table:table-cell table:formula="of:=[.D125]*([.$A$9]/([.$A$5]+[.$A$7]))" office:value-type="float" office:value="0.372900524200327" calcext:value-type="float">
            <text:p>0.372901</text:p>
          </table:table-cell>
          <table:table-cell table:formula="of:=[.$A$13]-[.E125]" office:value-type="float" office:value="-0.204900524200327" calcext:value-type="float">
            <text:p>-0.204901</text:p>
          </table:table-cell>
          <table:table-cell table:formula="of:=[.F125]/0.0061" office:value-type="float" office:value="-33.5902498689061" calcext:value-type="float">
            <text:p>-33.590250</text:p>
          </table:table-cell>
          <table:table-cell table:formula="of:=ROUND([.G125];1)" office:value-type="float" office:value="-33.6" calcext:value-type="float">
            <text:p>-33.6</text:p>
          </table:table-cell>
          <table:table-cell table:number-columns-repeated="1016"/>
        </table:table-row>
        <table:table-row table:style-name="ro1">
          <table:table-cell table:formula="of:=DEC2BIN([.C126])" office:value-type="string" office:string-value="1111011" calcext:value-type="string">
            <text:p>1111011</text:p>
          </table:table-cell>
          <table:table-cell table:formula="of:=DEC2HEX([.C126])" office:value-type="string" office:string-value="7B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table:formula="of:=([.$A$3]*[.C126])/255" office:value-type="float" office:value="2.41176470588235" calcext:value-type="float">
            <text:p>2.411765</text:p>
          </table:table-cell>
          <table:table-cell table:formula="of:=[.D126]*([.$A$9]/([.$A$5]+[.$A$7]))" office:value-type="float" office:value="0.3759570858741" calcext:value-type="float">
            <text:p>0.375957</text:p>
          </table:table-cell>
          <table:table-cell table:formula="of:=[.$A$13]-[.E126]" office:value-type="float" office:value="-0.2079570858741" calcext:value-type="float">
            <text:p>-0.207957</text:p>
          </table:table-cell>
          <table:table-cell table:formula="of:=[.F126]/0.0061" office:value-type="float" office:value="-34.0913255531312" calcext:value-type="float">
            <text:p>-34.091326</text:p>
          </table:table-cell>
          <table:table-cell table:formula="of:=ROUND([.G126];1)" office:value-type="float" office:value="-34.1" calcext:value-type="float">
            <text:p>-34.1</text:p>
          </table:table-cell>
          <table:table-cell table:number-columns-repeated="1016"/>
        </table:table-row>
        <table:table-row table:style-name="ro1">
          <table:table-cell table:formula="of:=DEC2BIN([.C127])" office:value-type="string" office:string-value="1111100" calcext:value-type="string">
            <text:p>1111100</text:p>
          </table:table-cell>
          <table:table-cell table:formula="of:=DEC2HEX([.C127])" office:value-type="string" office:string-value="7C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table:formula="of:=([.$A$3]*[.C127])/255" office:value-type="float" office:value="2.43137254901961" calcext:value-type="float">
            <text:p>2.431373</text:p>
          </table:table-cell>
          <table:table-cell table:formula="of:=[.D127]*([.$A$9]/([.$A$5]+[.$A$7]))" office:value-type="float" office:value="0.379013647547873" calcext:value-type="float">
            <text:p>0.379014</text:p>
          </table:table-cell>
          <table:table-cell table:formula="of:=[.$A$13]-[.E127]" office:value-type="float" office:value="-0.211013647547873" calcext:value-type="float">
            <text:p>-0.211014</text:p>
          </table:table-cell>
          <table:table-cell table:formula="of:=[.F127]/0.0061" office:value-type="float" office:value="-34.5924012373563" calcext:value-type="float">
            <text:p>-34.592401</text:p>
          </table:table-cell>
          <table:table-cell table:formula="of:=ROUND([.G127];1)" office:value-type="float" office:value="-34.6" calcext:value-type="float">
            <text:p>-34.6</text:p>
          </table:table-cell>
          <table:table-cell table:number-columns-repeated="1016"/>
        </table:table-row>
        <table:table-row table:style-name="ro1">
          <table:table-cell table:formula="of:=DEC2BIN([.C128])" office:value-type="string" office:string-value="1111101" calcext:value-type="string">
            <text:p>1111101</text:p>
          </table:table-cell>
          <table:table-cell table:formula="of:=DEC2HEX([.C128])" office:value-type="string" office:string-value="7D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table:formula="of:=([.$A$3]*[.C128])/255" office:value-type="float" office:value="2.45098039215686" calcext:value-type="float">
            <text:p>2.450980</text:p>
          </table:table-cell>
          <table:table-cell table:formula="of:=[.D128]*([.$A$9]/([.$A$5]+[.$A$7]))" office:value-type="float" office:value="0.382070209221647" calcext:value-type="float">
            <text:p>0.382070</text:p>
          </table:table-cell>
          <table:table-cell table:formula="of:=[.$A$13]-[.E128]" office:value-type="float" office:value="-0.214070209221647" calcext:value-type="float">
            <text:p>-0.214070</text:p>
          </table:table-cell>
          <table:table-cell table:formula="of:=[.F128]/0.0061" office:value-type="float" office:value="-35.0934769215814" calcext:value-type="float">
            <text:p>-35.093477</text:p>
          </table:table-cell>
          <table:table-cell table:formula="of:=ROUND([.G128];1)" office:value-type="float" office:value="-35.1" calcext:value-type="float">
            <text:p>-35.1</text:p>
          </table:table-cell>
          <table:table-cell table:number-columns-repeated="1016"/>
        </table:table-row>
        <table:table-row table:style-name="ro1">
          <table:table-cell table:formula="of:=DEC2BIN([.C129])" office:value-type="string" office:string-value="1111110" calcext:value-type="string">
            <text:p>1111110</text:p>
          </table:table-cell>
          <table:table-cell table:formula="of:=DEC2HEX([.C129])" office:value-type="string" office:string-value="7E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table:formula="of:=([.$A$3]*[.C129])/255" office:value-type="float" office:value="2.47058823529412" calcext:value-type="float">
            <text:p>2.470588</text:p>
          </table:table-cell>
          <table:table-cell table:formula="of:=[.D129]*([.$A$9]/([.$A$5]+[.$A$7]))" office:value-type="float" office:value="0.38512677089542" calcext:value-type="float">
            <text:p>0.385127</text:p>
          </table:table-cell>
          <table:table-cell table:formula="of:=[.$A$13]-[.E129]" office:value-type="float" office:value="-0.21712677089542" calcext:value-type="float">
            <text:p>-0.217127</text:p>
          </table:table-cell>
          <table:table-cell table:formula="of:=[.F129]/0.0061" office:value-type="float" office:value="-35.5945526058065" calcext:value-type="float">
            <text:p>-35.594553</text:p>
          </table:table-cell>
          <table:table-cell table:formula="of:=ROUND([.G129];1)" office:value-type="float" office:value="-35.6" calcext:value-type="float">
            <text:p>-35.6</text:p>
          </table:table-cell>
          <table:table-cell table:number-columns-repeated="1016"/>
        </table:table-row>
        <table:table-row table:style-name="ro1">
          <table:table-cell table:formula="of:=DEC2BIN([.C130])" office:value-type="string" office:string-value="1111111" calcext:value-type="string">
            <text:p>1111111</text:p>
          </table:table-cell>
          <table:table-cell table:formula="of:=DEC2HEX([.C130])" office:value-type="string" office:string-value="7F" calcext:value-type="string">
            <text:p>7F</text:p>
          </table:table-cell>
          <table:table-cell table:style-name="ce4" office:value-type="float" office:value="127" calcext:value-type="float">
            <text:p>127</text:p>
          </table:table-cell>
          <table:table-cell table:style-name="ce8" table:formula="of:=([.$A$3]*[.C130])/255" office:value-type="float" office:value="2.49019607843137" calcext:value-type="float">
            <text:p>2.490196</text:p>
          </table:table-cell>
          <table:table-cell table:style-name="ce8" table:formula="of:=[.D130]*([.$A$9]/([.$A$5]+[.$A$7]))" office:value-type="float" office:value="0.388183332569193" calcext:value-type="float">
            <text:p>0.388183</text:p>
          </table:table-cell>
          <table:table-cell table:style-name="ce8" table:formula="of:=[.$A$13]-[.E130]" office:value-type="float" office:value="-0.220183332569193" calcext:value-type="float">
            <text:p>-0.220183</text:p>
          </table:table-cell>
          <table:table-cell table:style-name="ce8" table:formula="of:=[.F130]/0.0061" office:value-type="float" office:value="-36.0956282900316" calcext:value-type="float">
            <text:p>-36.095628</text:p>
          </table:table-cell>
          <table:table-cell table:formula="of:=ROUND([.G130];1)" office:value-type="float" office:value="-36.1" calcext:value-type="float">
            <text:p>-36.1</text:p>
          </table:table-cell>
          <table:table-cell table:number-columns-repeated="1016"/>
        </table:table-row>
        <table:table-row table:style-name="ro1">
          <table:table-cell table:formula="of:=DEC2BIN([.C131])" office:value-type="string" office:string-value="10000000" calcext:value-type="string">
            <text:p>10000000</text:p>
          </table:table-cell>
          <table:table-cell table:formula="of:=DEC2HEX([.C131])" office:value-type="string" office:string-value="80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formula="of:=([.$A$3]*[.C131])/255" office:value-type="float" office:value="2.50980392156863" calcext:value-type="float">
            <text:p>2.509804</text:p>
          </table:table-cell>
          <table:table-cell table:formula="of:=[.D131]*([.$A$9]/([.$A$5]+[.$A$7]))" office:value-type="float" office:value="0.391239894242966" calcext:value-type="float">
            <text:p>0.391240</text:p>
          </table:table-cell>
          <table:table-cell table:formula="of:=[.$A$13]-[.E131]" office:value-type="float" office:value="-0.223239894242966" calcext:value-type="float">
            <text:p>-0.223240</text:p>
          </table:table-cell>
          <table:table-cell table:formula="of:=[.F131]/0.0061" office:value-type="float" office:value="-36.5967039742567" calcext:value-type="float">
            <text:p>-36.596704</text:p>
          </table:table-cell>
          <table:table-cell table:formula="of:=ROUND([.G131];1)" office:value-type="float" office:value="-36.6" calcext:value-type="float">
            <text:p>-36.6</text:p>
          </table:table-cell>
          <table:table-cell table:number-columns-repeated="1016"/>
        </table:table-row>
        <table:table-row table:style-name="ro1">
          <table:table-cell table:formula="of:=DEC2BIN([.C132])" office:value-type="string" office:string-value="10000001" calcext:value-type="string">
            <text:p>10000001</text:p>
          </table:table-cell>
          <table:table-cell table:formula="of:=DEC2HEX([.C132])" office:value-type="string" office:string-value="81" calcext:value-type="string">
            <text:p>81</text:p>
          </table:table-cell>
          <table:table-cell office:value-type="float" office:value="129" calcext:value-type="float">
            <text:p>129</text:p>
          </table:table-cell>
          <table:table-cell table:formula="of:=([.$A$3]*[.C132])/255" office:value-type="float" office:value="2.52941176470588" calcext:value-type="float">
            <text:p>2.529412</text:p>
          </table:table-cell>
          <table:table-cell table:formula="of:=[.D132]*([.$A$9]/([.$A$5]+[.$A$7]))" office:value-type="float" office:value="0.394296455916739" calcext:value-type="float">
            <text:p>0.394296</text:p>
          </table:table-cell>
          <table:table-cell table:formula="of:=[.$A$13]-[.E132]" office:value-type="float" office:value="-0.226296455916739" calcext:value-type="float">
            <text:p>-0.226296</text:p>
          </table:table-cell>
          <table:table-cell table:formula="of:=[.F132]/0.0061" office:value-type="float" office:value="-37.0977796584818" calcext:value-type="float">
            <text:p>-37.097780</text:p>
          </table:table-cell>
          <table:table-cell table:formula="of:=ROUND([.G132];1)" office:value-type="float" office:value="-37.1" calcext:value-type="float">
            <text:p>-37.1</text:p>
          </table:table-cell>
          <table:table-cell table:number-columns-repeated="1016"/>
        </table:table-row>
        <table:table-row table:style-name="ro1">
          <table:table-cell table:formula="of:=DEC2BIN([.C133])" office:value-type="string" office:string-value="10000010" calcext:value-type="string">
            <text:p>10000010</text:p>
          </table:table-cell>
          <table:table-cell table:formula="of:=DEC2HEX([.C133])" office:value-type="string" office:string-value="82" calcext:value-type="string">
            <text:p>82</text:p>
          </table:table-cell>
          <table:table-cell office:value-type="float" office:value="130" calcext:value-type="float">
            <text:p>130</text:p>
          </table:table-cell>
          <table:table-cell table:formula="of:=([.$A$3]*[.C133])/255" office:value-type="float" office:value="2.54901960784314" calcext:value-type="float">
            <text:p>2.549020</text:p>
          </table:table-cell>
          <table:table-cell table:formula="of:=[.D133]*([.$A$9]/([.$A$5]+[.$A$7]))" office:value-type="float" office:value="0.397353017590512" calcext:value-type="float">
            <text:p>0.397353</text:p>
          </table:table-cell>
          <table:table-cell table:formula="of:=[.$A$13]-[.E133]" office:value-type="float" office:value="-0.229353017590512" calcext:value-type="float">
            <text:p>-0.229353</text:p>
          </table:table-cell>
          <table:table-cell table:formula="of:=[.F133]/0.0061" office:value-type="float" office:value="-37.5988553427069" calcext:value-type="float">
            <text:p>-37.598855</text:p>
          </table:table-cell>
          <table:table-cell table:formula="of:=ROUND([.G133];1)" office:value-type="float" office:value="-37.6" calcext:value-type="float">
            <text:p>-37.6</text:p>
          </table:table-cell>
          <table:table-cell table:number-columns-repeated="1016"/>
        </table:table-row>
        <table:table-row table:style-name="ro1">
          <table:table-cell table:formula="of:=DEC2BIN([.C134])" office:value-type="string" office:string-value="10000011" calcext:value-type="string">
            <text:p>10000011</text:p>
          </table:table-cell>
          <table:table-cell table:formula="of:=DEC2HEX([.C134])" office:value-type="string" office:string-value="83" calcext:value-type="string">
            <text:p>83</text:p>
          </table:table-cell>
          <table:table-cell office:value-type="float" office:value="131" calcext:value-type="float">
            <text:p>131</text:p>
          </table:table-cell>
          <table:table-cell table:formula="of:=([.$A$3]*[.C134])/255" office:value-type="float" office:value="2.56862745098039" calcext:value-type="float">
            <text:p>2.568627</text:p>
          </table:table-cell>
          <table:table-cell table:formula="of:=[.D134]*([.$A$9]/([.$A$5]+[.$A$7]))" office:value-type="float" office:value="0.400409579264286" calcext:value-type="float">
            <text:p>0.400410</text:p>
          </table:table-cell>
          <table:table-cell table:formula="of:=[.$A$13]-[.E134]" office:value-type="float" office:value="-0.232409579264286" calcext:value-type="float">
            <text:p>-0.232410</text:p>
          </table:table-cell>
          <table:table-cell table:formula="of:=[.F134]/0.0061" office:value-type="float" office:value="-38.0999310269321" calcext:value-type="float">
            <text:p>-38.099931</text:p>
          </table:table-cell>
          <table:table-cell table:formula="of:=ROUND([.G134];1)" office:value-type="float" office:value="-38.1" calcext:value-type="float">
            <text:p>-38.1</text:p>
          </table:table-cell>
          <table:table-cell table:number-columns-repeated="1016"/>
        </table:table-row>
        <table:table-row table:style-name="ro1">
          <table:table-cell table:formula="of:=DEC2BIN([.C135])" office:value-type="string" office:string-value="10000100" calcext:value-type="string">
            <text:p>10000100</text:p>
          </table:table-cell>
          <table:table-cell table:formula="of:=DEC2HEX([.C135])" office:value-type="string" office:string-value="84" calcext:value-type="string">
            <text:p>84</text:p>
          </table:table-cell>
          <table:table-cell office:value-type="float" office:value="132" calcext:value-type="float">
            <text:p>132</text:p>
          </table:table-cell>
          <table:table-cell table:formula="of:=([.$A$3]*[.C135])/255" office:value-type="float" office:value="2.58823529411765" calcext:value-type="float">
            <text:p>2.588235</text:p>
          </table:table-cell>
          <table:table-cell table:formula="of:=[.D135]*([.$A$9]/([.$A$5]+[.$A$7]))" office:value-type="float" office:value="0.403466140938059" calcext:value-type="float">
            <text:p>0.403466</text:p>
          </table:table-cell>
          <table:table-cell table:formula="of:=[.$A$13]-[.E135]" office:value-type="float" office:value="-0.235466140938059" calcext:value-type="float">
            <text:p>-0.235466</text:p>
          </table:table-cell>
          <table:table-cell table:formula="of:=[.F135]/0.0061" office:value-type="float" office:value="-38.6010067111572" calcext:value-type="float">
            <text:p>-38.601007</text:p>
          </table:table-cell>
          <table:table-cell table:formula="of:=ROUND([.G135];1)" office:value-type="float" office:value="-38.6" calcext:value-type="float">
            <text:p>-38.6</text:p>
          </table:table-cell>
          <table:table-cell table:number-columns-repeated="1016"/>
        </table:table-row>
        <table:table-row table:style-name="ro1">
          <table:table-cell table:formula="of:=DEC2BIN([.C136])" office:value-type="string" office:string-value="10000101" calcext:value-type="string">
            <text:p>10000101</text:p>
          </table:table-cell>
          <table:table-cell table:formula="of:=DEC2HEX([.C136])" office:value-type="string" office:string-value="85" calcext:value-type="string">
            <text:p>85</text:p>
          </table:table-cell>
          <table:table-cell office:value-type="float" office:value="133" calcext:value-type="float">
            <text:p>133</text:p>
          </table:table-cell>
          <table:table-cell table:formula="of:=([.$A$3]*[.C136])/255" office:value-type="float" office:value="2.6078431372549" calcext:value-type="float">
            <text:p>2.607843</text:p>
          </table:table-cell>
          <table:table-cell table:formula="of:=[.D136]*([.$A$9]/([.$A$5]+[.$A$7]))" office:value-type="float" office:value="0.406522702611832" calcext:value-type="float">
            <text:p>0.406523</text:p>
          </table:table-cell>
          <table:table-cell table:formula="of:=[.$A$13]-[.E136]" office:value-type="float" office:value="-0.238522702611832" calcext:value-type="float">
            <text:p>-0.238523</text:p>
          </table:table-cell>
          <table:table-cell table:formula="of:=[.F136]/0.0061" office:value-type="float" office:value="-39.1020823953823" calcext:value-type="float">
            <text:p>-39.102082</text:p>
          </table:table-cell>
          <table:table-cell table:formula="of:=ROUND([.G136];1)" office:value-type="float" office:value="-39.1" calcext:value-type="float">
            <text:p>-39.1</text:p>
          </table:table-cell>
          <table:table-cell table:number-columns-repeated="1016"/>
        </table:table-row>
        <table:table-row table:style-name="ro1">
          <table:table-cell table:formula="of:=DEC2BIN([.C137])" office:value-type="string" office:string-value="10000110" calcext:value-type="string">
            <text:p>10000110</text:p>
          </table:table-cell>
          <table:table-cell table:formula="of:=DEC2HEX([.C137])" office:value-type="string" office:string-value="86" calcext:value-type="string">
            <text:p>86</text:p>
          </table:table-cell>
          <table:table-cell office:value-type="float" office:value="134" calcext:value-type="float">
            <text:p>134</text:p>
          </table:table-cell>
          <table:table-cell table:formula="of:=([.$A$3]*[.C137])/255" office:value-type="float" office:value="2.62745098039216" calcext:value-type="float">
            <text:p>2.627451</text:p>
          </table:table-cell>
          <table:table-cell table:formula="of:=[.D137]*([.$A$9]/([.$A$5]+[.$A$7]))" office:value-type="float" office:value="0.409579264285605" calcext:value-type="float">
            <text:p>0.409579</text:p>
          </table:table-cell>
          <table:table-cell table:formula="of:=[.$A$13]-[.E137]" office:value-type="float" office:value="-0.241579264285605" calcext:value-type="float">
            <text:p>-0.241579</text:p>
          </table:table-cell>
          <table:table-cell table:formula="of:=[.F137]/0.0061" office:value-type="float" office:value="-39.6031580796074" calcext:value-type="float">
            <text:p>-39.603158</text:p>
          </table:table-cell>
          <table:table-cell table:formula="of:=ROUND([.G137];1)" office:value-type="float" office:value="-39.6" calcext:value-type="float">
            <text:p>-39.6</text:p>
          </table:table-cell>
          <table:table-cell table:number-columns-repeated="1016"/>
        </table:table-row>
        <table:table-row table:style-name="ro1">
          <table:table-cell table:formula="of:=DEC2BIN([.C138])" office:value-type="string" office:string-value="10000111" calcext:value-type="string">
            <text:p>10000111</text:p>
          </table:table-cell>
          <table:table-cell table:formula="of:=DEC2HEX([.C138])" office:value-type="string" office:string-value="87" calcext:value-type="string">
            <text:p>87</text:p>
          </table:table-cell>
          <table:table-cell office:value-type="float" office:value="135" calcext:value-type="float">
            <text:p>135</text:p>
          </table:table-cell>
          <table:table-cell table:formula="of:=([.$A$3]*[.C138])/255" office:value-type="float" office:value="2.64705882352941" calcext:value-type="float">
            <text:p>2.647059</text:p>
          </table:table-cell>
          <table:table-cell table:formula="of:=[.D138]*([.$A$9]/([.$A$5]+[.$A$7]))" office:value-type="float" office:value="0.412635825959378" calcext:value-type="float">
            <text:p>0.412636</text:p>
          </table:table-cell>
          <table:table-cell table:formula="of:=[.$A$13]-[.E138]" office:value-type="float" office:value="-0.244635825959378" calcext:value-type="float">
            <text:p>-0.244636</text:p>
          </table:table-cell>
          <table:table-cell table:formula="of:=[.F138]/0.0061" office:value-type="float" office:value="-40.1042337638325" calcext:value-type="float">
            <text:p>-40.104234</text:p>
          </table:table-cell>
          <table:table-cell table:formula="of:=ROUND([.G138];1)" office:value-type="float" office:value="-40.1" calcext:value-type="float">
            <text:p>-40.1</text:p>
          </table:table-cell>
          <table:table-cell table:number-columns-repeated="1016"/>
        </table:table-row>
        <table:table-row table:style-name="ro1">
          <table:table-cell table:formula="of:=DEC2BIN([.C139])" office:value-type="string" office:string-value="10001000" calcext:value-type="string">
            <text:p>10001000</text:p>
          </table:table-cell>
          <table:table-cell table:formula="of:=DEC2HEX([.C139])" office:value-type="string" office:string-value="88" calcext:value-type="string">
            <text:p>88</text:p>
          </table:table-cell>
          <table:table-cell office:value-type="float" office:value="136" calcext:value-type="float">
            <text:p>136</text:p>
          </table:table-cell>
          <table:table-cell table:formula="of:=([.$A$3]*[.C139])/255" office:value-type="float" office:value="2.66666666666667" calcext:value-type="float">
            <text:p>2.666667</text:p>
          </table:table-cell>
          <table:table-cell table:formula="of:=[.D139]*([.$A$9]/([.$A$5]+[.$A$7]))" office:value-type="float" office:value="0.415692387633151" calcext:value-type="float">
            <text:p>0.415692</text:p>
          </table:table-cell>
          <table:table-cell table:formula="of:=[.$A$13]-[.E139]" office:value-type="float" office:value="-0.247692387633151" calcext:value-type="float">
            <text:p>-0.247692</text:p>
          </table:table-cell>
          <table:table-cell table:formula="of:=[.F139]/0.0061" office:value-type="float" office:value="-40.6053094480576" calcext:value-type="float">
            <text:p>-40.605309</text:p>
          </table:table-cell>
          <table:table-cell table:formula="of:=ROUND([.G139];1)" office:value-type="float" office:value="-40.6" calcext:value-type="float">
            <text:p>-40.6</text:p>
          </table:table-cell>
          <table:table-cell table:number-columns-repeated="1016"/>
        </table:table-row>
        <table:table-row table:style-name="ro1">
          <table:table-cell table:formula="of:=DEC2BIN([.C140])" office:value-type="string" office:string-value="10001001" calcext:value-type="string">
            <text:p>10001001</text:p>
          </table:table-cell>
          <table:table-cell table:formula="of:=DEC2HEX([.C140])" office:value-type="string" office:string-value="89" calcext:value-type="string">
            <text:p>89</text:p>
          </table:table-cell>
          <table:table-cell office:value-type="float" office:value="137" calcext:value-type="float">
            <text:p>137</text:p>
          </table:table-cell>
          <table:table-cell table:formula="of:=([.$A$3]*[.C140])/255" office:value-type="float" office:value="2.68627450980392" calcext:value-type="float">
            <text:p>2.686275</text:p>
          </table:table-cell>
          <table:table-cell table:formula="of:=[.D140]*([.$A$9]/([.$A$5]+[.$A$7]))" office:value-type="float" office:value="0.418748949306925" calcext:value-type="float">
            <text:p>0.418749</text:p>
          </table:table-cell>
          <table:table-cell table:formula="of:=[.$A$13]-[.E140]" office:value-type="float" office:value="-0.250748949306925" calcext:value-type="float">
            <text:p>-0.250749</text:p>
          </table:table-cell>
          <table:table-cell table:formula="of:=[.F140]/0.0061" office:value-type="float" office:value="-41.1063851322827" calcext:value-type="float">
            <text:p>-41.106385</text:p>
          </table:table-cell>
          <table:table-cell table:formula="of:=ROUND([.G140];1)" office:value-type="float" office:value="-41.1" calcext:value-type="float">
            <text:p>-41.1</text:p>
          </table:table-cell>
          <table:table-cell table:number-columns-repeated="1016"/>
        </table:table-row>
        <table:table-row table:style-name="ro1">
          <table:table-cell table:formula="of:=DEC2BIN([.C141])" office:value-type="string" office:string-value="10001010" calcext:value-type="string">
            <text:p>10001010</text:p>
          </table:table-cell>
          <table:table-cell table:formula="of:=DEC2HEX([.C141])" office:value-type="string" office:string-value="8A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table:formula="of:=([.$A$3]*[.C141])/255" office:value-type="float" office:value="2.70588235294118" calcext:value-type="float">
            <text:p>2.705882</text:p>
          </table:table-cell>
          <table:table-cell table:formula="of:=[.D141]*([.$A$9]/([.$A$5]+[.$A$7]))" office:value-type="float" office:value="0.421805510980698" calcext:value-type="float">
            <text:p>0.421806</text:p>
          </table:table-cell>
          <table:table-cell table:formula="of:=[.$A$13]-[.E141]" office:value-type="float" office:value="-0.253805510980698" calcext:value-type="float">
            <text:p>-0.253806</text:p>
          </table:table-cell>
          <table:table-cell table:formula="of:=[.F141]/0.0061" office:value-type="float" office:value="-41.6074608165078" calcext:value-type="float">
            <text:p>-41.607461</text:p>
          </table:table-cell>
          <table:table-cell table:formula="of:=ROUND([.G141];1)" office:value-type="float" office:value="-41.6" calcext:value-type="float">
            <text:p>-41.6</text:p>
          </table:table-cell>
          <table:table-cell table:number-columns-repeated="1016"/>
        </table:table-row>
        <table:table-row table:style-name="ro1">
          <table:table-cell table:formula="of:=DEC2BIN([.C142])" office:value-type="string" office:string-value="10001011" calcext:value-type="string">
            <text:p>10001011</text:p>
          </table:table-cell>
          <table:table-cell table:formula="of:=DEC2HEX([.C142])" office:value-type="string" office:string-value="8B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table:formula="of:=([.$A$3]*[.C142])/255" office:value-type="float" office:value="2.72549019607843" calcext:value-type="float">
            <text:p>2.725490</text:p>
          </table:table-cell>
          <table:table-cell table:formula="of:=[.D142]*([.$A$9]/([.$A$5]+[.$A$7]))" office:value-type="float" office:value="0.424862072654471" calcext:value-type="float">
            <text:p>0.424862</text:p>
          </table:table-cell>
          <table:table-cell table:formula="of:=[.$A$13]-[.E142]" office:value-type="float" office:value="-0.256862072654471" calcext:value-type="float">
            <text:p>-0.256862</text:p>
          </table:table-cell>
          <table:table-cell table:formula="of:=[.F142]/0.0061" office:value-type="float" office:value="-42.1085365007329" calcext:value-type="float">
            <text:p>-42.108537</text:p>
          </table:table-cell>
          <table:table-cell table:formula="of:=ROUND([.G142];1)" office:value-type="float" office:value="-42.1" calcext:value-type="float">
            <text:p>-42.1</text:p>
          </table:table-cell>
          <table:table-cell table:number-columns-repeated="1016"/>
        </table:table-row>
        <table:table-row table:style-name="ro1">
          <table:table-cell table:formula="of:=DEC2BIN([.C143])" office:value-type="string" office:string-value="10001100" calcext:value-type="string">
            <text:p>10001100</text:p>
          </table:table-cell>
          <table:table-cell table:formula="of:=DEC2HEX([.C143])" office:value-type="string" office:string-value="8C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table:formula="of:=([.$A$3]*[.C143])/255" office:value-type="float" office:value="2.74509803921569" calcext:value-type="float">
            <text:p>2.745098</text:p>
          </table:table-cell>
          <table:table-cell table:formula="of:=[.D143]*([.$A$9]/([.$A$5]+[.$A$7]))" office:value-type="float" office:value="0.427918634328244" calcext:value-type="float">
            <text:p>0.427919</text:p>
          </table:table-cell>
          <table:table-cell table:formula="of:=[.$A$13]-[.E143]" office:value-type="float" office:value="-0.259918634328244" calcext:value-type="float">
            <text:p>-0.259919</text:p>
          </table:table-cell>
          <table:table-cell table:formula="of:=[.F143]/0.0061" office:value-type="float" office:value="-42.6096121849581" calcext:value-type="float">
            <text:p>-42.609612</text:p>
          </table:table-cell>
          <table:table-cell table:formula="of:=ROUND([.G143];1)" office:value-type="float" office:value="-42.6" calcext:value-type="float">
            <text:p>-42.6</text:p>
          </table:table-cell>
          <table:table-cell table:number-columns-repeated="1016"/>
        </table:table-row>
        <table:table-row table:style-name="ro1">
          <table:table-cell table:formula="of:=DEC2BIN([.C144])" office:value-type="string" office:string-value="10001101" calcext:value-type="string">
            <text:p>10001101</text:p>
          </table:table-cell>
          <table:table-cell table:formula="of:=DEC2HEX([.C144])" office:value-type="string" office:string-value="8D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table:formula="of:=([.$A$3]*[.C144])/255" office:value-type="float" office:value="2.76470588235294" calcext:value-type="float">
            <text:p>2.764706</text:p>
          </table:table-cell>
          <table:table-cell table:formula="of:=[.D144]*([.$A$9]/([.$A$5]+[.$A$7]))" office:value-type="float" office:value="0.430975196002017" calcext:value-type="float">
            <text:p>0.430975</text:p>
          </table:table-cell>
          <table:table-cell table:formula="of:=[.$A$13]-[.E144]" office:value-type="float" office:value="-0.262975196002017" calcext:value-type="float">
            <text:p>-0.262975</text:p>
          </table:table-cell>
          <table:table-cell table:formula="of:=[.F144]/0.0061" office:value-type="float" office:value="-43.1106878691832" calcext:value-type="float">
            <text:p>-43.110688</text:p>
          </table:table-cell>
          <table:table-cell table:formula="of:=ROUND([.G144];1)" office:value-type="float" office:value="-43.1" calcext:value-type="float">
            <text:p>-43.1</text:p>
          </table:table-cell>
          <table:table-cell table:number-columns-repeated="1016"/>
        </table:table-row>
        <table:table-row table:style-name="ro1">
          <table:table-cell table:formula="of:=DEC2BIN([.C145])" office:value-type="string" office:string-value="10001110" calcext:value-type="string">
            <text:p>10001110</text:p>
          </table:table-cell>
          <table:table-cell table:formula="of:=DEC2HEX([.C145])" office:value-type="string" office:string-value="8E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table:formula="of:=([.$A$3]*[.C145])/255" office:value-type="float" office:value="2.7843137254902" calcext:value-type="float">
            <text:p>2.784314</text:p>
          </table:table-cell>
          <table:table-cell table:formula="of:=[.D145]*([.$A$9]/([.$A$5]+[.$A$7]))" office:value-type="float" office:value="0.43403175767579" calcext:value-type="float">
            <text:p>0.434032</text:p>
          </table:table-cell>
          <table:table-cell table:formula="of:=[.$A$13]-[.E145]" office:value-type="float" office:value="-0.26603175767579" calcext:value-type="float">
            <text:p>-0.266032</text:p>
          </table:table-cell>
          <table:table-cell table:formula="of:=[.F145]/0.0061" office:value-type="float" office:value="-43.6117635534083" calcext:value-type="float">
            <text:p>-43.611764</text:p>
          </table:table-cell>
          <table:table-cell table:formula="of:=ROUND([.G145];1)" office:value-type="float" office:value="-43.6" calcext:value-type="float">
            <text:p>-43.6</text:p>
          </table:table-cell>
          <table:table-cell table:number-columns-repeated="1016"/>
        </table:table-row>
        <table:table-row table:style-name="ro1">
          <table:table-cell table:formula="of:=DEC2BIN([.C146])" office:value-type="string" office:string-value="10001111" calcext:value-type="string">
            <text:p>10001111</text:p>
          </table:table-cell>
          <table:table-cell table:formula="of:=DEC2HEX([.C146])" office:value-type="string" office:string-value="8F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table:formula="of:=([.$A$3]*[.C146])/255" office:value-type="float" office:value="2.80392156862745" calcext:value-type="float">
            <text:p>2.803922</text:p>
          </table:table-cell>
          <table:table-cell table:formula="of:=[.D146]*([.$A$9]/([.$A$5]+[.$A$7]))" office:value-type="float" office:value="0.437088319349564" calcext:value-type="float">
            <text:p>0.437088</text:p>
          </table:table-cell>
          <table:table-cell table:formula="of:=[.$A$13]-[.E146]" office:value-type="float" office:value="-0.269088319349564" calcext:value-type="float">
            <text:p>-0.269088</text:p>
          </table:table-cell>
          <table:table-cell table:formula="of:=[.F146]/0.0061" office:value-type="float" office:value="-44.1128392376334" calcext:value-type="float">
            <text:p>-44.112839</text:p>
          </table:table-cell>
          <table:table-cell table:formula="of:=ROUND([.G146];1)" office:value-type="float" office:value="-44.1" calcext:value-type="float">
            <text:p>-44.1</text:p>
          </table:table-cell>
          <table:table-cell table:number-columns-repeated="1016"/>
        </table:table-row>
        <table:table-row table:style-name="ro1">
          <table:table-cell table:formula="of:=DEC2BIN([.C147])" office:value-type="string" office:string-value="10010000" calcext:value-type="string">
            <text:p>10010000</text:p>
          </table:table-cell>
          <table:table-cell table:formula="of:=DEC2HEX([.C147])" office:value-type="string" office:string-value="90" calcext:value-type="string">
            <text:p>90</text:p>
          </table:table-cell>
          <table:table-cell office:value-type="float" office:value="144" calcext:value-type="float">
            <text:p>144</text:p>
          </table:table-cell>
          <table:table-cell table:formula="of:=([.$A$3]*[.C147])/255" office:value-type="float" office:value="2.82352941176471" calcext:value-type="float">
            <text:p>2.823529</text:p>
          </table:table-cell>
          <table:table-cell table:formula="of:=[.D147]*([.$A$9]/([.$A$5]+[.$A$7]))" office:value-type="float" office:value="0.440144881023337" calcext:value-type="float">
            <text:p>0.440145</text:p>
          </table:table-cell>
          <table:table-cell table:formula="of:=[.$A$13]-[.E147]" office:value-type="float" office:value="-0.272144881023337" calcext:value-type="float">
            <text:p>-0.272145</text:p>
          </table:table-cell>
          <table:table-cell table:formula="of:=[.F147]/0.0061" office:value-type="float" office:value="-44.6139149218585" calcext:value-type="float">
            <text:p>-44.613915</text:p>
          </table:table-cell>
          <table:table-cell table:formula="of:=ROUND([.G147];1)" office:value-type="float" office:value="-44.6" calcext:value-type="float">
            <text:p>-44.6</text:p>
          </table:table-cell>
          <table:table-cell table:number-columns-repeated="1016"/>
        </table:table-row>
        <table:table-row table:style-name="ro1">
          <table:table-cell table:formula="of:=DEC2BIN([.C148])" office:value-type="string" office:string-value="10010001" calcext:value-type="string">
            <text:p>10010001</text:p>
          </table:table-cell>
          <table:table-cell table:formula="of:=DEC2HEX([.C148])" office:value-type="string" office:string-value="91" calcext:value-type="string">
            <text:p>91</text:p>
          </table:table-cell>
          <table:table-cell office:value-type="float" office:value="145" calcext:value-type="float">
            <text:p>145</text:p>
          </table:table-cell>
          <table:table-cell table:formula="of:=([.$A$3]*[.C148])/255" office:value-type="float" office:value="2.84313725490196" calcext:value-type="float">
            <text:p>2.843137</text:p>
          </table:table-cell>
          <table:table-cell table:formula="of:=[.D148]*([.$A$9]/([.$A$5]+[.$A$7]))" office:value-type="float" office:value="0.44320144269711" calcext:value-type="float">
            <text:p>0.443201</text:p>
          </table:table-cell>
          <table:table-cell table:formula="of:=[.$A$13]-[.E148]" office:value-type="float" office:value="-0.27520144269711" calcext:value-type="float">
            <text:p>-0.275201</text:p>
          </table:table-cell>
          <table:table-cell table:formula="of:=[.F148]/0.0061" office:value-type="float" office:value="-45.1149906060836" calcext:value-type="float">
            <text:p>-45.114991</text:p>
          </table:table-cell>
          <table:table-cell table:formula="of:=ROUND([.G148];1)" office:value-type="float" office:value="-45.1" calcext:value-type="float">
            <text:p>-45.1</text:p>
          </table:table-cell>
          <table:table-cell table:number-columns-repeated="1016"/>
        </table:table-row>
        <table:table-row table:style-name="ro1">
          <table:table-cell table:formula="of:=DEC2BIN([.C149])" office:value-type="string" office:string-value="10010010" calcext:value-type="string">
            <text:p>10010010</text:p>
          </table:table-cell>
          <table:table-cell table:formula="of:=DEC2HEX([.C149])" office:value-type="string" office:string-value="92" calcext:value-type="string">
            <text:p>92</text:p>
          </table:table-cell>
          <table:table-cell office:value-type="float" office:value="146" calcext:value-type="float">
            <text:p>146</text:p>
          </table:table-cell>
          <table:table-cell table:formula="of:=([.$A$3]*[.C149])/255" office:value-type="float" office:value="2.86274509803922" calcext:value-type="float">
            <text:p>2.862745</text:p>
          </table:table-cell>
          <table:table-cell table:formula="of:=[.D149]*([.$A$9]/([.$A$5]+[.$A$7]))" office:value-type="float" office:value="0.446258004370883" calcext:value-type="float">
            <text:p>0.446258</text:p>
          </table:table-cell>
          <table:table-cell table:formula="of:=[.$A$13]-[.E149]" office:value-type="float" office:value="-0.278258004370883" calcext:value-type="float">
            <text:p>-0.278258</text:p>
          </table:table-cell>
          <table:table-cell table:formula="of:=[.F149]/0.0061" office:value-type="float" office:value="-45.6160662903087" calcext:value-type="float">
            <text:p>-45.616066</text:p>
          </table:table-cell>
          <table:table-cell table:formula="of:=ROUND([.G149];1)" office:value-type="float" office:value="-45.6" calcext:value-type="float">
            <text:p>-45.6</text:p>
          </table:table-cell>
          <table:table-cell table:number-columns-repeated="1016"/>
        </table:table-row>
        <table:table-row table:style-name="ro1">
          <table:table-cell table:formula="of:=DEC2BIN([.C150])" office:value-type="string" office:string-value="10010011" calcext:value-type="string">
            <text:p>10010011</text:p>
          </table:table-cell>
          <table:table-cell table:formula="of:=DEC2HEX([.C150])" office:value-type="string" office:string-value="93" calcext:value-type="string">
            <text:p>93</text:p>
          </table:table-cell>
          <table:table-cell office:value-type="float" office:value="147" calcext:value-type="float">
            <text:p>147</text:p>
          </table:table-cell>
          <table:table-cell table:formula="of:=([.$A$3]*[.C150])/255" office:value-type="float" office:value="2.88235294117647" calcext:value-type="float">
            <text:p>2.882353</text:p>
          </table:table-cell>
          <table:table-cell table:formula="of:=[.D150]*([.$A$9]/([.$A$5]+[.$A$7]))" office:value-type="float" office:value="0.449314566044656" calcext:value-type="float">
            <text:p>0.449315</text:p>
          </table:table-cell>
          <table:table-cell table:formula="of:=[.$A$13]-[.E150]" office:value-type="float" office:value="-0.281314566044656" calcext:value-type="float">
            <text:p>-0.281315</text:p>
          </table:table-cell>
          <table:table-cell table:formula="of:=[.F150]/0.0061" office:value-type="float" office:value="-46.1171419745338" calcext:value-type="float">
            <text:p>-46.117142</text:p>
          </table:table-cell>
          <table:table-cell table:formula="of:=ROUND([.G150];1)" office:value-type="float" office:value="-46.1" calcext:value-type="float">
            <text:p>-46.1</text:p>
          </table:table-cell>
          <table:table-cell table:number-columns-repeated="1016"/>
        </table:table-row>
        <table:table-row table:style-name="ro1">
          <table:table-cell table:formula="of:=DEC2BIN([.C151])" office:value-type="string" office:string-value="10010100" calcext:value-type="string">
            <text:p>10010100</text:p>
          </table:table-cell>
          <table:table-cell table:formula="of:=DEC2HEX([.C151])" office:value-type="string" office:string-value="94" calcext:value-type="string">
            <text:p>94</text:p>
          </table:table-cell>
          <table:table-cell office:value-type="float" office:value="148" calcext:value-type="float">
            <text:p>148</text:p>
          </table:table-cell>
          <table:table-cell table:formula="of:=([.$A$3]*[.C151])/255" office:value-type="float" office:value="2.90196078431373" calcext:value-type="float">
            <text:p>2.901961</text:p>
          </table:table-cell>
          <table:table-cell table:formula="of:=[.D151]*([.$A$9]/([.$A$5]+[.$A$7]))" office:value-type="float" office:value="0.452371127718429" calcext:value-type="float">
            <text:p>0.452371</text:p>
          </table:table-cell>
          <table:table-cell table:formula="of:=[.$A$13]-[.E151]" office:value-type="float" office:value="-0.28437112771843" calcext:value-type="float">
            <text:p>-0.284371</text:p>
          </table:table-cell>
          <table:table-cell table:formula="of:=[.F151]/0.0061" office:value-type="float" office:value="-46.6182176587589" calcext:value-type="float">
            <text:p>-46.618218</text:p>
          </table:table-cell>
          <table:table-cell table:formula="of:=ROUND([.G151];1)" office:value-type="float" office:value="-46.6" calcext:value-type="float">
            <text:p>-46.6</text:p>
          </table:table-cell>
          <table:table-cell table:number-columns-repeated="1016"/>
        </table:table-row>
        <table:table-row table:style-name="ro1">
          <table:table-cell table:formula="of:=DEC2BIN([.C152])" office:value-type="string" office:string-value="10010101" calcext:value-type="string">
            <text:p>10010101</text:p>
          </table:table-cell>
          <table:table-cell table:formula="of:=DEC2HEX([.C152])" office:value-type="string" office:string-value="95" calcext:value-type="string">
            <text:p>95</text:p>
          </table:table-cell>
          <table:table-cell office:value-type="float" office:value="149" calcext:value-type="float">
            <text:p>149</text:p>
          </table:table-cell>
          <table:table-cell table:formula="of:=([.$A$3]*[.C152])/255" office:value-type="float" office:value="2.92156862745098" calcext:value-type="float">
            <text:p>2.921569</text:p>
          </table:table-cell>
          <table:table-cell table:formula="of:=[.D152]*([.$A$9]/([.$A$5]+[.$A$7]))" office:value-type="float" office:value="0.455427689392203" calcext:value-type="float">
            <text:p>0.455428</text:p>
          </table:table-cell>
          <table:table-cell table:formula="of:=[.$A$13]-[.E152]" office:value-type="float" office:value="-0.287427689392203" calcext:value-type="float">
            <text:p>-0.287428</text:p>
          </table:table-cell>
          <table:table-cell table:formula="of:=[.F152]/0.0061" office:value-type="float" office:value="-47.119293342984" calcext:value-type="float">
            <text:p>-47.119293</text:p>
          </table:table-cell>
          <table:table-cell table:formula="of:=ROUND([.G152];1)" office:value-type="float" office:value="-47.1" calcext:value-type="float">
            <text:p>-47.1</text:p>
          </table:table-cell>
          <table:table-cell table:number-columns-repeated="1016"/>
        </table:table-row>
        <table:table-row table:style-name="ro1">
          <table:table-cell table:formula="of:=DEC2BIN([.C153])" office:value-type="string" office:string-value="10010110" calcext:value-type="string">
            <text:p>10010110</text:p>
          </table:table-cell>
          <table:table-cell table:formula="of:=DEC2HEX([.C153])" office:value-type="string" office:string-value="96" calcext:value-type="string">
            <text:p>96</text:p>
          </table:table-cell>
          <table:table-cell office:value-type="float" office:value="150" calcext:value-type="float">
            <text:p>150</text:p>
          </table:table-cell>
          <table:table-cell table:formula="of:=([.$A$3]*[.C153])/255" office:value-type="float" office:value="2.94117647058824" calcext:value-type="float">
            <text:p>2.941176</text:p>
          </table:table-cell>
          <table:table-cell table:formula="of:=[.D153]*([.$A$9]/([.$A$5]+[.$A$7]))" office:value-type="float" office:value="0.458484251065976" calcext:value-type="float">
            <text:p>0.458484</text:p>
          </table:table-cell>
          <table:table-cell table:formula="of:=[.$A$13]-[.E153]" office:value-type="float" office:value="-0.290484251065976" calcext:value-type="float">
            <text:p>-0.290484</text:p>
          </table:table-cell>
          <table:table-cell table:formula="of:=[.F153]/0.0061" office:value-type="float" office:value="-47.6203690272092" calcext:value-type="float">
            <text:p>-47.620369</text:p>
          </table:table-cell>
          <table:table-cell table:formula="of:=ROUND([.G153];1)" office:value-type="float" office:value="-47.6" calcext:value-type="float">
            <text:p>-47.6</text:p>
          </table:table-cell>
          <table:table-cell table:number-columns-repeated="1016"/>
        </table:table-row>
        <table:table-row table:style-name="ro1">
          <table:table-cell table:formula="of:=DEC2BIN([.C154])" office:value-type="string" office:string-value="10010111" calcext:value-type="string">
            <text:p>10010111</text:p>
          </table:table-cell>
          <table:table-cell table:formula="of:=DEC2HEX([.C154])" office:value-type="string" office:string-value="97" calcext:value-type="string">
            <text:p>97</text:p>
          </table:table-cell>
          <table:table-cell office:value-type="float" office:value="151" calcext:value-type="float">
            <text:p>151</text:p>
          </table:table-cell>
          <table:table-cell table:formula="of:=([.$A$3]*[.C154])/255" office:value-type="float" office:value="2.96078431372549" calcext:value-type="float">
            <text:p>2.960784</text:p>
          </table:table-cell>
          <table:table-cell table:formula="of:=[.D154]*([.$A$9]/([.$A$5]+[.$A$7]))" office:value-type="float" office:value="0.461540812739749" calcext:value-type="float">
            <text:p>0.461541</text:p>
          </table:table-cell>
          <table:table-cell table:formula="of:=[.$A$13]-[.E154]" office:value-type="float" office:value="-0.293540812739749" calcext:value-type="float">
            <text:p>-0.293541</text:p>
          </table:table-cell>
          <table:table-cell table:formula="of:=[.F154]/0.0061" office:value-type="float" office:value="-48.1214447114343" calcext:value-type="float">
            <text:p>-48.121445</text:p>
          </table:table-cell>
          <table:table-cell table:formula="of:=ROUND([.G154];1)" office:value-type="float" office:value="-48.1" calcext:value-type="float">
            <text:p>-48.1</text:p>
          </table:table-cell>
          <table:table-cell table:number-columns-repeated="1016"/>
        </table:table-row>
        <table:table-row table:style-name="ro1">
          <table:table-cell table:formula="of:=DEC2BIN([.C155])" office:value-type="string" office:string-value="10011000" calcext:value-type="string">
            <text:p>10011000</text:p>
          </table:table-cell>
          <table:table-cell table:formula="of:=DEC2HEX([.C155])" office:value-type="string" office:string-value="98" calcext:value-type="string">
            <text:p>98</text:p>
          </table:table-cell>
          <table:table-cell office:value-type="float" office:value="152" calcext:value-type="float">
            <text:p>152</text:p>
          </table:table-cell>
          <table:table-cell table:formula="of:=([.$A$3]*[.C155])/255" office:value-type="float" office:value="2.98039215686275" calcext:value-type="float">
            <text:p>2.980392</text:p>
          </table:table-cell>
          <table:table-cell table:formula="of:=[.D155]*([.$A$9]/([.$A$5]+[.$A$7]))" office:value-type="float" office:value="0.464597374413522" calcext:value-type="float">
            <text:p>0.464597</text:p>
          </table:table-cell>
          <table:table-cell table:formula="of:=[.$A$13]-[.E155]" office:value-type="float" office:value="-0.296597374413522" calcext:value-type="float">
            <text:p>-0.296597</text:p>
          </table:table-cell>
          <table:table-cell table:formula="of:=[.F155]/0.0061" office:value-type="float" office:value="-48.6225203956594" calcext:value-type="float">
            <text:p>-48.622520</text:p>
          </table:table-cell>
          <table:table-cell table:formula="of:=ROUND([.G155];1)" office:value-type="float" office:value="-48.6" calcext:value-type="float">
            <text:p>-48.6</text:p>
          </table:table-cell>
          <table:table-cell table:number-columns-repeated="1016"/>
        </table:table-row>
        <table:table-row table:style-name="ro1">
          <table:table-cell table:formula="of:=DEC2BIN([.C156])" office:value-type="string" office:string-value="10011001" calcext:value-type="string">
            <text:p>10011001</text:p>
          </table:table-cell>
          <table:table-cell table:formula="of:=DEC2HEX([.C156])" office:value-type="string" office:string-value="99" calcext:value-type="string">
            <text:p>99</text:p>
          </table:table-cell>
          <table:table-cell office:value-type="float" office:value="153" calcext:value-type="float">
            <text:p>153</text:p>
          </table:table-cell>
          <table:table-cell table:formula="of:=([.$A$3]*[.C156])/255" office:value-type="float" office:value="3" calcext:value-type="float">
            <text:p>3.000000</text:p>
          </table:table-cell>
          <table:table-cell table:formula="of:=[.D156]*([.$A$9]/([.$A$5]+[.$A$7]))" office:value-type="float" office:value="0.467653936087295" calcext:value-type="float">
            <text:p>0.467654</text:p>
          </table:table-cell>
          <table:table-cell table:formula="of:=[.$A$13]-[.E156]" office:value-type="float" office:value="-0.299653936087295" calcext:value-type="float">
            <text:p>-0.299654</text:p>
          </table:table-cell>
          <table:table-cell table:formula="of:=[.F156]/0.0061" office:value-type="float" office:value="-49.1235960798845" calcext:value-type="float">
            <text:p>-49.123596</text:p>
          </table:table-cell>
          <table:table-cell table:formula="of:=ROUND([.G156];1)" office:value-type="float" office:value="-49.1" calcext:value-type="float">
            <text:p>-49.1</text:p>
          </table:table-cell>
          <table:table-cell table:number-columns-repeated="1016"/>
        </table:table-row>
        <table:table-row table:style-name="ro1">
          <table:table-cell table:formula="of:=DEC2BIN([.C157])" office:value-type="string" office:string-value="10011010" calcext:value-type="string">
            <text:p>10011010</text:p>
          </table:table-cell>
          <table:table-cell table:formula="of:=DEC2HEX([.C157])" office:value-type="string" office:string-value="9A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table:formula="of:=([.$A$3]*[.C157])/255" office:value-type="float" office:value="3.01960784313725" calcext:value-type="float">
            <text:p>3.019608</text:p>
          </table:table-cell>
          <table:table-cell table:formula="of:=[.D157]*([.$A$9]/([.$A$5]+[.$A$7]))" office:value-type="float" office:value="0.470710497761069" calcext:value-type="float">
            <text:p>0.470710</text:p>
          </table:table-cell>
          <table:table-cell table:formula="of:=[.$A$13]-[.E157]" office:value-type="float" office:value="-0.302710497761068" calcext:value-type="float">
            <text:p>-0.302710</text:p>
          </table:table-cell>
          <table:table-cell table:formula="of:=[.F157]/0.0061" office:value-type="float" office:value="-49.6246717641096" calcext:value-type="float">
            <text:p>-49.624672</text:p>
          </table:table-cell>
          <table:table-cell table:formula="of:=ROUND([.G157];1)" office:value-type="float" office:value="-49.6" calcext:value-type="float">
            <text:p>-49.6</text:p>
          </table:table-cell>
          <table:table-cell table:number-columns-repeated="1016"/>
        </table:table-row>
        <table:table-row table:style-name="ro1">
          <table:table-cell table:formula="of:=DEC2BIN([.C158])" office:value-type="string" office:string-value="10011011" calcext:value-type="string">
            <text:p>10011011</text:p>
          </table:table-cell>
          <table:table-cell table:formula="of:=DEC2HEX([.C158])" office:value-type="string" office:string-value="9B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table:formula="of:=([.$A$3]*[.C158])/255" office:value-type="float" office:value="3.03921568627451" calcext:value-type="float">
            <text:p>3.039216</text:p>
          </table:table-cell>
          <table:table-cell table:formula="of:=[.D158]*([.$A$9]/([.$A$5]+[.$A$7]))" office:value-type="float" office:value="0.473767059434842" calcext:value-type="float">
            <text:p>0.473767</text:p>
          </table:table-cell>
          <table:table-cell table:formula="of:=[.$A$13]-[.E158]" office:value-type="float" office:value="-0.305767059434842" calcext:value-type="float">
            <text:p>-0.305767</text:p>
          </table:table-cell>
          <table:table-cell table:formula="of:=[.F158]/0.0061" office:value-type="float" office:value="-50.1257474483347" calcext:value-type="float">
            <text:p>-50.125747</text:p>
          </table:table-cell>
          <table:table-cell table:formula="of:=ROUND([.G158];1)" office:value-type="float" office:value="-50.1" calcext:value-type="float">
            <text:p>-50.1</text:p>
          </table:table-cell>
          <table:table-cell table:number-columns-repeated="1016"/>
        </table:table-row>
        <table:table-row table:style-name="ro1">
          <table:table-cell table:formula="of:=DEC2BIN([.C159])" office:value-type="string" office:string-value="10011100" calcext:value-type="string">
            <text:p>10011100</text:p>
          </table:table-cell>
          <table:table-cell table:formula="of:=DEC2HEX([.C159])" office:value-type="string" office:string-value="9C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table:formula="of:=([.$A$3]*[.C159])/255" office:value-type="float" office:value="3.05882352941176" calcext:value-type="float">
            <text:p>3.058824</text:p>
          </table:table-cell>
          <table:table-cell table:formula="of:=[.D159]*([.$A$9]/([.$A$5]+[.$A$7]))" office:value-type="float" office:value="0.476823621108615" calcext:value-type="float">
            <text:p>0.476824</text:p>
          </table:table-cell>
          <table:table-cell table:formula="of:=[.$A$13]-[.E159]" office:value-type="float" office:value="-0.308823621108615" calcext:value-type="float">
            <text:p>-0.308824</text:p>
          </table:table-cell>
          <table:table-cell table:formula="of:=[.F159]/0.0061" office:value-type="float" office:value="-50.6268231325598" calcext:value-type="float">
            <text:p>-50.626823</text:p>
          </table:table-cell>
          <table:table-cell table:formula="of:=ROUND([.G159];1)" office:value-type="float" office:value="-50.6" calcext:value-type="float">
            <text:p>-50.6</text:p>
          </table:table-cell>
          <table:table-cell table:number-columns-repeated="1016"/>
        </table:table-row>
        <table:table-row table:style-name="ro1">
          <table:table-cell table:formula="of:=DEC2BIN([.C160])" office:value-type="string" office:string-value="10011101" calcext:value-type="string">
            <text:p>10011101</text:p>
          </table:table-cell>
          <table:table-cell table:formula="of:=DEC2HEX([.C160])" office:value-type="string" office:string-value="9D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table:formula="of:=([.$A$3]*[.C160])/255" office:value-type="float" office:value="3.07843137254902" calcext:value-type="float">
            <text:p>3.078431</text:p>
          </table:table-cell>
          <table:table-cell table:formula="of:=[.D160]*([.$A$9]/([.$A$5]+[.$A$7]))" office:value-type="float" office:value="0.479880182782388" calcext:value-type="float">
            <text:p>0.479880</text:p>
          </table:table-cell>
          <table:table-cell table:formula="of:=[.$A$13]-[.E160]" office:value-type="float" office:value="-0.311880182782388" calcext:value-type="float">
            <text:p>-0.311880</text:p>
          </table:table-cell>
          <table:table-cell table:formula="of:=[.F160]/0.0061" office:value-type="float" office:value="-51.1278988167849" calcext:value-type="float">
            <text:p>-51.127899</text:p>
          </table:table-cell>
          <table:table-cell table:formula="of:=ROUND([.G160];1)" office:value-type="float" office:value="-51.1" calcext:value-type="float">
            <text:p>-51.1</text:p>
          </table:table-cell>
          <table:table-cell table:number-columns-repeated="1016"/>
        </table:table-row>
        <table:table-row table:style-name="ro1">
          <table:table-cell table:formula="of:=DEC2BIN([.C161])" office:value-type="string" office:string-value="10011110" calcext:value-type="string">
            <text:p>10011110</text:p>
          </table:table-cell>
          <table:table-cell table:formula="of:=DEC2HEX([.C161])" office:value-type="string" office:string-value="9E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table:formula="of:=([.$A$3]*[.C161])/255" office:value-type="float" office:value="3.09803921568627" calcext:value-type="float">
            <text:p>3.098039</text:p>
          </table:table-cell>
          <table:table-cell table:formula="of:=[.D161]*([.$A$9]/([.$A$5]+[.$A$7]))" office:value-type="float" office:value="0.482936744456161" calcext:value-type="float">
            <text:p>0.482937</text:p>
          </table:table-cell>
          <table:table-cell table:formula="of:=[.$A$13]-[.E161]" office:value-type="float" office:value="-0.314936744456161" calcext:value-type="float">
            <text:p>-0.314937</text:p>
          </table:table-cell>
          <table:table-cell table:formula="of:=[.F161]/0.0061" office:value-type="float" office:value="-51.62897450101" calcext:value-type="float">
            <text:p>-51.628975</text:p>
          </table:table-cell>
          <table:table-cell table:formula="of:=ROUND([.G161];1)" office:value-type="float" office:value="-51.6" calcext:value-type="float">
            <text:p>-51.6</text:p>
          </table:table-cell>
          <table:table-cell table:number-columns-repeated="1016"/>
        </table:table-row>
        <table:table-row table:style-name="ro1">
          <table:table-cell table:formula="of:=DEC2BIN([.C162])" office:value-type="string" office:string-value="10011111" calcext:value-type="string">
            <text:p>10011111</text:p>
          </table:table-cell>
          <table:table-cell table:formula="of:=DEC2HEX([.C162])" office:value-type="string" office:string-value="9F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table:formula="of:=([.$A$3]*[.C162])/255" office:value-type="float" office:value="3.11764705882353" calcext:value-type="float">
            <text:p>3.117647</text:p>
          </table:table-cell>
          <table:table-cell table:formula="of:=[.D162]*([.$A$9]/([.$A$5]+[.$A$7]))" office:value-type="float" office:value="0.485993306129934" calcext:value-type="float">
            <text:p>0.485993</text:p>
          </table:table-cell>
          <table:table-cell table:formula="of:=[.$A$13]-[.E162]" office:value-type="float" office:value="-0.317993306129934" calcext:value-type="float">
            <text:p>-0.317993</text:p>
          </table:table-cell>
          <table:table-cell table:formula="of:=[.F162]/0.0061" office:value-type="float" office:value="-52.1300501852351" calcext:value-type="float">
            <text:p>-52.130050</text:p>
          </table:table-cell>
          <table:table-cell table:formula="of:=ROUND([.G162];1)" office:value-type="float" office:value="-52.1" calcext:value-type="float">
            <text:p>-52.1</text:p>
          </table:table-cell>
          <table:table-cell table:number-columns-repeated="1016"/>
        </table:table-row>
        <table:table-row table:style-name="ro1">
          <table:table-cell table:formula="of:=DEC2BIN([.C163])" office:value-type="string" office:string-value="10100000" calcext:value-type="string">
            <text:p>10100000</text:p>
          </table:table-cell>
          <table:table-cell table:formula="of:=DEC2HEX([.C163])" office:value-type="string" office:string-value="A0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table:formula="of:=([.$A$3]*[.C163])/255" office:value-type="float" office:value="3.13725490196078" calcext:value-type="float">
            <text:p>3.137255</text:p>
          </table:table-cell>
          <table:table-cell table:formula="of:=[.D163]*([.$A$9]/([.$A$5]+[.$A$7]))" office:value-type="float" office:value="0.489049867803708" calcext:value-type="float">
            <text:p>0.489050</text:p>
          </table:table-cell>
          <table:table-cell table:formula="of:=[.$A$13]-[.E163]" office:value-type="float" office:value="-0.321049867803708" calcext:value-type="float">
            <text:p>-0.321050</text:p>
          </table:table-cell>
          <table:table-cell table:formula="of:=[.F163]/0.0061" office:value-type="float" office:value="-52.6311258694603" calcext:value-type="float">
            <text:p>-52.631126</text:p>
          </table:table-cell>
          <table:table-cell table:formula="of:=ROUND([.G163];1)" office:value-type="float" office:value="-52.6" calcext:value-type="float">
            <text:p>-52.6</text:p>
          </table:table-cell>
          <table:table-cell table:number-columns-repeated="1016"/>
        </table:table-row>
        <table:table-row table:style-name="ro1">
          <table:table-cell table:formula="of:=DEC2BIN([.C164])" office:value-type="string" office:string-value="10100001" calcext:value-type="string">
            <text:p>10100001</text:p>
          </table:table-cell>
          <table:table-cell table:formula="of:=DEC2HEX([.C164])" office:value-type="string" office:string-value="A1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table:formula="of:=([.$A$3]*[.C164])/255" office:value-type="float" office:value="3.15686274509804" calcext:value-type="float">
            <text:p>3.156863</text:p>
          </table:table-cell>
          <table:table-cell table:formula="of:=[.D164]*([.$A$9]/([.$A$5]+[.$A$7]))" office:value-type="float" office:value="0.492106429477481" calcext:value-type="float">
            <text:p>0.492106</text:p>
          </table:table-cell>
          <table:table-cell table:formula="of:=[.$A$13]-[.E164]" office:value-type="float" office:value="-0.324106429477481" calcext:value-type="float">
            <text:p>-0.324106</text:p>
          </table:table-cell>
          <table:table-cell table:formula="of:=[.F164]/0.0061" office:value-type="float" office:value="-53.1322015536854" calcext:value-type="float">
            <text:p>-53.132202</text:p>
          </table:table-cell>
          <table:table-cell table:formula="of:=ROUND([.G164];1)" office:value-type="float" office:value="-53.1" calcext:value-type="float">
            <text:p>-53.1</text:p>
          </table:table-cell>
          <table:table-cell table:number-columns-repeated="1016"/>
        </table:table-row>
        <table:table-row table:style-name="ro1">
          <table:table-cell table:formula="of:=DEC2BIN([.C165])" office:value-type="string" office:string-value="10100010" calcext:value-type="string">
            <text:p>10100010</text:p>
          </table:table-cell>
          <table:table-cell table:formula="of:=DEC2HEX([.C165])" office:value-type="string" office:string-value="A2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table:formula="of:=([.$A$3]*[.C165])/255" office:value-type="float" office:value="3.17647058823529" calcext:value-type="float">
            <text:p>3.176471</text:p>
          </table:table-cell>
          <table:table-cell table:formula="of:=[.D165]*([.$A$9]/([.$A$5]+[.$A$7]))" office:value-type="float" office:value="0.495162991151254" calcext:value-type="float">
            <text:p>0.495163</text:p>
          </table:table-cell>
          <table:table-cell table:formula="of:=[.$A$13]-[.E165]" office:value-type="float" office:value="-0.327162991151254" calcext:value-type="float">
            <text:p>-0.327163</text:p>
          </table:table-cell>
          <table:table-cell table:formula="of:=[.F165]/0.0061" office:value-type="float" office:value="-53.6332772379105" calcext:value-type="float">
            <text:p>-53.633277</text:p>
          </table:table-cell>
          <table:table-cell table:formula="of:=ROUND([.G165];1)" office:value-type="float" office:value="-53.6" calcext:value-type="float">
            <text:p>-53.6</text:p>
          </table:table-cell>
          <table:table-cell table:number-columns-repeated="1016"/>
        </table:table-row>
        <table:table-row table:style-name="ro1">
          <table:table-cell table:formula="of:=DEC2BIN([.C166])" office:value-type="string" office:string-value="10100011" calcext:value-type="string">
            <text:p>10100011</text:p>
          </table:table-cell>
          <table:table-cell table:formula="of:=DEC2HEX([.C166])" office:value-type="string" office:string-value="A3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table:formula="of:=([.$A$3]*[.C166])/255" office:value-type="float" office:value="3.19607843137255" calcext:value-type="float">
            <text:p>3.196078</text:p>
          </table:table-cell>
          <table:table-cell table:formula="of:=[.D166]*([.$A$9]/([.$A$5]+[.$A$7]))" office:value-type="float" office:value="0.498219552825027" calcext:value-type="float">
            <text:p>0.498220</text:p>
          </table:table-cell>
          <table:table-cell table:formula="of:=[.$A$13]-[.E166]" office:value-type="float" office:value="-0.330219552825027" calcext:value-type="float">
            <text:p>-0.330220</text:p>
          </table:table-cell>
          <table:table-cell table:formula="of:=[.F166]/0.0061" office:value-type="float" office:value="-54.1343529221356" calcext:value-type="float">
            <text:p>-54.134353</text:p>
          </table:table-cell>
          <table:table-cell table:formula="of:=ROUND([.G166];1)" office:value-type="float" office:value="-54.1" calcext:value-type="float">
            <text:p>-54.1</text:p>
          </table:table-cell>
          <table:table-cell table:number-columns-repeated="1016"/>
        </table:table-row>
        <table:table-row table:style-name="ro1">
          <table:table-cell table:formula="of:=DEC2BIN([.C167])" office:value-type="string" office:string-value="10100100" calcext:value-type="string">
            <text:p>10100100</text:p>
          </table:table-cell>
          <table:table-cell table:formula="of:=DEC2HEX([.C167])" office:value-type="string" office:string-value="A4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table:formula="of:=([.$A$3]*[.C167])/255" office:value-type="float" office:value="3.2156862745098" calcext:value-type="float">
            <text:p>3.215686</text:p>
          </table:table-cell>
          <table:table-cell table:formula="of:=[.D167]*([.$A$9]/([.$A$5]+[.$A$7]))" office:value-type="float" office:value="0.5012761144988" calcext:value-type="float">
            <text:p>0.501276</text:p>
          </table:table-cell>
          <table:table-cell table:formula="of:=[.$A$13]-[.E167]" office:value-type="float" office:value="-0.3332761144988" calcext:value-type="float">
            <text:p>-0.333276</text:p>
          </table:table-cell>
          <table:table-cell table:formula="of:=[.F167]/0.0061" office:value-type="float" office:value="-54.6354286063607" calcext:value-type="float">
            <text:p>-54.635429</text:p>
          </table:table-cell>
          <table:table-cell table:formula="of:=ROUND([.G167];1)" office:value-type="float" office:value="-54.6" calcext:value-type="float">
            <text:p>-54.6</text:p>
          </table:table-cell>
          <table:table-cell table:number-columns-repeated="1016"/>
        </table:table-row>
        <table:table-row table:style-name="ro1">
          <table:table-cell table:formula="of:=DEC2BIN([.C168])" office:value-type="string" office:string-value="10100101" calcext:value-type="string">
            <text:p>10100101</text:p>
          </table:table-cell>
          <table:table-cell table:formula="of:=DEC2HEX([.C168])" office:value-type="string" office:string-value="A5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table:formula="of:=([.$A$3]*[.C168])/255" office:value-type="float" office:value="3.23529411764706" calcext:value-type="float">
            <text:p>3.235294</text:p>
          </table:table-cell>
          <table:table-cell table:formula="of:=[.D168]*([.$A$9]/([.$A$5]+[.$A$7]))" office:value-type="float" office:value="0.504332676172573" calcext:value-type="float">
            <text:p>0.504333</text:p>
          </table:table-cell>
          <table:table-cell table:formula="of:=[.$A$13]-[.E168]" office:value-type="float" office:value="-0.336332676172573" calcext:value-type="float">
            <text:p>-0.336333</text:p>
          </table:table-cell>
          <table:table-cell table:formula="of:=[.F168]/0.0061" office:value-type="float" office:value="-55.1365042905858" calcext:value-type="float">
            <text:p>-55.136504</text:p>
          </table:table-cell>
          <table:table-cell table:formula="of:=ROUND([.G168];1)" office:value-type="float" office:value="-55.1" calcext:value-type="float">
            <text:p>-55.1</text:p>
          </table:table-cell>
          <table:table-cell table:number-columns-repeated="1016"/>
        </table:table-row>
        <table:table-row table:style-name="ro1">
          <table:table-cell table:formula="of:=DEC2BIN([.C169])" office:value-type="string" office:string-value="10100110" calcext:value-type="string">
            <text:p>10100110</text:p>
          </table:table-cell>
          <table:table-cell table:formula="of:=DEC2HEX([.C169])" office:value-type="string" office:string-value="A6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table:formula="of:=([.$A$3]*[.C169])/255" office:value-type="float" office:value="3.25490196078431" calcext:value-type="float">
            <text:p>3.254902</text:p>
          </table:table-cell>
          <table:table-cell table:formula="of:=[.D169]*([.$A$9]/([.$A$5]+[.$A$7]))" office:value-type="float" office:value="0.507389237846347" calcext:value-type="float">
            <text:p>0.507389</text:p>
          </table:table-cell>
          <table:table-cell table:formula="of:=[.$A$13]-[.E169]" office:value-type="float" office:value="-0.339389237846347" calcext:value-type="float">
            <text:p>-0.339389</text:p>
          </table:table-cell>
          <table:table-cell table:formula="of:=[.F169]/0.0061" office:value-type="float" office:value="-55.6375799748109" calcext:value-type="float">
            <text:p>-55.637580</text:p>
          </table:table-cell>
          <table:table-cell table:formula="of:=ROUND([.G169];1)" office:value-type="float" office:value="-55.6" calcext:value-type="float">
            <text:p>-55.6</text:p>
          </table:table-cell>
          <table:table-cell table:number-columns-repeated="1016"/>
        </table:table-row>
        <table:table-row table:style-name="ro1">
          <table:table-cell table:formula="of:=DEC2BIN([.C170])" office:value-type="string" office:string-value="10100111" calcext:value-type="string">
            <text:p>10100111</text:p>
          </table:table-cell>
          <table:table-cell table:formula="of:=DEC2HEX([.C170])" office:value-type="string" office:string-value="A7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table:formula="of:=([.$A$3]*[.C170])/255" office:value-type="float" office:value="3.27450980392157" calcext:value-type="float">
            <text:p>3.274510</text:p>
          </table:table-cell>
          <table:table-cell table:formula="of:=[.D170]*([.$A$9]/([.$A$5]+[.$A$7]))" office:value-type="float" office:value="0.51044579952012" calcext:value-type="float">
            <text:p>0.510446</text:p>
          </table:table-cell>
          <table:table-cell table:formula="of:=[.$A$13]-[.E170]" office:value-type="float" office:value="-0.34244579952012" calcext:value-type="float">
            <text:p>-0.342446</text:p>
          </table:table-cell>
          <table:table-cell table:formula="of:=[.F170]/0.0061" office:value-type="float" office:value="-56.138655659036" calcext:value-type="float">
            <text:p>-56.138656</text:p>
          </table:table-cell>
          <table:table-cell table:formula="of:=ROUND([.G170];1)" office:value-type="float" office:value="-56.1" calcext:value-type="float">
            <text:p>-56.1</text:p>
          </table:table-cell>
          <table:table-cell table:number-columns-repeated="1016"/>
        </table:table-row>
        <table:table-row table:style-name="ro1">
          <table:table-cell table:formula="of:=DEC2BIN([.C171])" office:value-type="string" office:string-value="10101000" calcext:value-type="string">
            <text:p>10101000</text:p>
          </table:table-cell>
          <table:table-cell table:formula="of:=DEC2HEX([.C171])" office:value-type="string" office:string-value="A8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table:formula="of:=([.$A$3]*[.C171])/255" office:value-type="float" office:value="3.29411764705882" calcext:value-type="float">
            <text:p>3.294118</text:p>
          </table:table-cell>
          <table:table-cell table:formula="of:=[.D171]*([.$A$9]/([.$A$5]+[.$A$7]))" office:value-type="float" office:value="0.513502361193893" calcext:value-type="float">
            <text:p>0.513502</text:p>
          </table:table-cell>
          <table:table-cell table:formula="of:=[.$A$13]-[.E171]" office:value-type="float" office:value="-0.345502361193893" calcext:value-type="float">
            <text:p>-0.345502</text:p>
          </table:table-cell>
          <table:table-cell table:formula="of:=[.F171]/0.0061" office:value-type="float" office:value="-56.6397313432611" calcext:value-type="float">
            <text:p>-56.639731</text:p>
          </table:table-cell>
          <table:table-cell table:formula="of:=ROUND([.G171];1)" office:value-type="float" office:value="-56.6" calcext:value-type="float">
            <text:p>-56.6</text:p>
          </table:table-cell>
          <table:table-cell table:number-columns-repeated="1016"/>
        </table:table-row>
        <table:table-row table:style-name="ro1">
          <table:table-cell table:formula="of:=DEC2BIN([.C172])" office:value-type="string" office:string-value="10101001" calcext:value-type="string">
            <text:p>10101001</text:p>
          </table:table-cell>
          <table:table-cell table:formula="of:=DEC2HEX([.C172])" office:value-type="string" office:string-value="A9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table:formula="of:=([.$A$3]*[.C172])/255" office:value-type="float" office:value="3.31372549019608" calcext:value-type="float">
            <text:p>3.313725</text:p>
          </table:table-cell>
          <table:table-cell table:formula="of:=[.D172]*([.$A$9]/([.$A$5]+[.$A$7]))" office:value-type="float" office:value="0.516558922867666" calcext:value-type="float">
            <text:p>0.516559</text:p>
          </table:table-cell>
          <table:table-cell table:formula="of:=[.$A$13]-[.E172]" office:value-type="float" office:value="-0.348558922867666" calcext:value-type="float">
            <text:p>-0.348559</text:p>
          </table:table-cell>
          <table:table-cell table:formula="of:=[.F172]/0.0061" office:value-type="float" office:value="-57.1408070274862" calcext:value-type="float">
            <text:p>-57.140807</text:p>
          </table:table-cell>
          <table:table-cell table:formula="of:=ROUND([.G172];1)" office:value-type="float" office:value="-57.1" calcext:value-type="float">
            <text:p>-57.1</text:p>
          </table:table-cell>
          <table:table-cell table:number-columns-repeated="1016"/>
        </table:table-row>
        <table:table-row table:style-name="ro1">
          <table:table-cell table:formula="of:=DEC2BIN([.C173])" office:value-type="string" office:string-value="10101010" calcext:value-type="string">
            <text:p>10101010</text:p>
          </table:table-cell>
          <table:table-cell table:formula="of:=DEC2HEX([.C173])" office:value-type="string" office:string-value="AA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table:formula="of:=([.$A$3]*[.C173])/255" office:value-type="float" office:value="3.33333333333333" calcext:value-type="float">
            <text:p>3.333333</text:p>
          </table:table-cell>
          <table:table-cell table:formula="of:=[.D173]*([.$A$9]/([.$A$5]+[.$A$7]))" office:value-type="float" office:value="0.519615484541439" calcext:value-type="float">
            <text:p>0.519615</text:p>
          </table:table-cell>
          <table:table-cell table:formula="of:=[.$A$13]-[.E173]" office:value-type="float" office:value="-0.351615484541439" calcext:value-type="float">
            <text:p>-0.351615</text:p>
          </table:table-cell>
          <table:table-cell table:formula="of:=[.F173]/0.0061" office:value-type="float" office:value="-57.6418827117114" calcext:value-type="float">
            <text:p>-57.641883</text:p>
          </table:table-cell>
          <table:table-cell table:formula="of:=ROUND([.G173];1)" office:value-type="float" office:value="-57.6" calcext:value-type="float">
            <text:p>-57.6</text:p>
          </table:table-cell>
          <table:table-cell table:number-columns-repeated="1016"/>
        </table:table-row>
        <table:table-row table:style-name="ro1">
          <table:table-cell table:formula="of:=DEC2BIN([.C174])" office:value-type="string" office:string-value="10101011" calcext:value-type="string">
            <text:p>10101011</text:p>
          </table:table-cell>
          <table:table-cell table:formula="of:=DEC2HEX([.C174])" office:value-type="string" office:string-value="AB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table:formula="of:=([.$A$3]*[.C174])/255" office:value-type="float" office:value="3.35294117647059" calcext:value-type="float">
            <text:p>3.352941</text:p>
          </table:table-cell>
          <table:table-cell table:formula="of:=[.D174]*([.$A$9]/([.$A$5]+[.$A$7]))" office:value-type="float" office:value="0.522672046215212" calcext:value-type="float">
            <text:p>0.522672</text:p>
          </table:table-cell>
          <table:table-cell table:formula="of:=[.$A$13]-[.E174]" office:value-type="float" office:value="-0.354672046215212" calcext:value-type="float">
            <text:p>-0.354672</text:p>
          </table:table-cell>
          <table:table-cell table:formula="of:=[.F174]/0.0061" office:value-type="float" office:value="-58.1429583959365" calcext:value-type="float">
            <text:p>-58.142958</text:p>
          </table:table-cell>
          <table:table-cell table:formula="of:=ROUND([.G174];1)" office:value-type="float" office:value="-58.1" calcext:value-type="float">
            <text:p>-58.1</text:p>
          </table:table-cell>
          <table:table-cell table:number-columns-repeated="1016"/>
        </table:table-row>
        <table:table-row table:style-name="ro1">
          <table:table-cell table:formula="of:=DEC2BIN([.C175])" office:value-type="string" office:string-value="10101100" calcext:value-type="string">
            <text:p>10101100</text:p>
          </table:table-cell>
          <table:table-cell table:formula="of:=DEC2HEX([.C175])" office:value-type="string" office:string-value="AC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table:formula="of:=([.$A$3]*[.C175])/255" office:value-type="float" office:value="3.37254901960784" calcext:value-type="float">
            <text:p>3.372549</text:p>
          </table:table-cell>
          <table:table-cell table:formula="of:=[.D175]*([.$A$9]/([.$A$5]+[.$A$7]))" office:value-type="float" office:value="0.525728607888986" calcext:value-type="float">
            <text:p>0.525729</text:p>
          </table:table-cell>
          <table:table-cell table:formula="of:=[.$A$13]-[.E175]" office:value-type="float" office:value="-0.357728607888986" calcext:value-type="float">
            <text:p>-0.357729</text:p>
          </table:table-cell>
          <table:table-cell table:formula="of:=[.F175]/0.0061" office:value-type="float" office:value="-58.6440340801616" calcext:value-type="float">
            <text:p>-58.644034</text:p>
          </table:table-cell>
          <table:table-cell table:formula="of:=ROUND([.G175];1)" office:value-type="float" office:value="-58.6" calcext:value-type="float">
            <text:p>-58.6</text:p>
          </table:table-cell>
          <table:table-cell table:number-columns-repeated="1016"/>
        </table:table-row>
        <table:table-row table:style-name="ro1">
          <table:table-cell table:formula="of:=DEC2BIN([.C176])" office:value-type="string" office:string-value="10101101" calcext:value-type="string">
            <text:p>10101101</text:p>
          </table:table-cell>
          <table:table-cell table:formula="of:=DEC2HEX([.C176])" office:value-type="string" office:string-value="AD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table:formula="of:=([.$A$3]*[.C176])/255" office:value-type="float" office:value="3.3921568627451" calcext:value-type="float">
            <text:p>3.392157</text:p>
          </table:table-cell>
          <table:table-cell table:formula="of:=[.D176]*([.$A$9]/([.$A$5]+[.$A$7]))" office:value-type="float" office:value="0.528785169562759" calcext:value-type="float">
            <text:p>0.528785</text:p>
          </table:table-cell>
          <table:table-cell table:formula="of:=[.$A$13]-[.E176]" office:value-type="float" office:value="-0.360785169562759" calcext:value-type="float">
            <text:p>-0.360785</text:p>
          </table:table-cell>
          <table:table-cell table:formula="of:=[.F176]/0.0061" office:value-type="float" office:value="-59.1451097643867" calcext:value-type="float">
            <text:p>-59.145110</text:p>
          </table:table-cell>
          <table:table-cell table:formula="of:=ROUND([.G176];1)" office:value-type="float" office:value="-59.1" calcext:value-type="float">
            <text:p>-59.1</text:p>
          </table:table-cell>
          <table:table-cell table:number-columns-repeated="1016"/>
        </table:table-row>
        <table:table-row table:style-name="ro1">
          <table:table-cell table:formula="of:=DEC2BIN([.C177])" office:value-type="string" office:string-value="10101110" calcext:value-type="string">
            <text:p>10101110</text:p>
          </table:table-cell>
          <table:table-cell table:formula="of:=DEC2HEX([.C177])" office:value-type="string" office:string-value="AE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table:formula="of:=([.$A$3]*[.C177])/255" office:value-type="float" office:value="3.41176470588235" calcext:value-type="float">
            <text:p>3.411765</text:p>
          </table:table-cell>
          <table:table-cell table:formula="of:=[.D177]*([.$A$9]/([.$A$5]+[.$A$7]))" office:value-type="float" office:value="0.531841731236532" calcext:value-type="float">
            <text:p>0.531842</text:p>
          </table:table-cell>
          <table:table-cell table:formula="of:=[.$A$13]-[.E177]" office:value-type="float" office:value="-0.363841731236532" calcext:value-type="float">
            <text:p>-0.363842</text:p>
          </table:table-cell>
          <table:table-cell table:formula="of:=[.F177]/0.0061" office:value-type="float" office:value="-59.6461854486118" calcext:value-type="float">
            <text:p>-59.646185</text:p>
          </table:table-cell>
          <table:table-cell table:formula="of:=ROUND([.G177];1)" office:value-type="float" office:value="-59.6" calcext:value-type="float">
            <text:p>-59.6</text:p>
          </table:table-cell>
          <table:table-cell table:number-columns-repeated="1016"/>
        </table:table-row>
        <table:table-row table:style-name="ro1">
          <table:table-cell table:formula="of:=DEC2BIN([.C178])" office:value-type="string" office:string-value="10101111" calcext:value-type="string">
            <text:p>10101111</text:p>
          </table:table-cell>
          <table:table-cell table:formula="of:=DEC2HEX([.C178])" office:value-type="string" office:string-value="AF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table:formula="of:=([.$A$3]*[.C178])/255" office:value-type="float" office:value="3.43137254901961" calcext:value-type="float">
            <text:p>3.431373</text:p>
          </table:table-cell>
          <table:table-cell table:formula="of:=[.D178]*([.$A$9]/([.$A$5]+[.$A$7]))" office:value-type="float" office:value="0.534898292910305" calcext:value-type="float">
            <text:p>0.534898</text:p>
          </table:table-cell>
          <table:table-cell table:formula="of:=[.$A$13]-[.E178]" office:value-type="float" office:value="-0.366898292910305" calcext:value-type="float">
            <text:p>-0.366898</text:p>
          </table:table-cell>
          <table:table-cell table:formula="of:=[.F178]/0.0061" office:value-type="float" office:value="-60.1472611328369" calcext:value-type="float">
            <text:p>-60.147261</text:p>
          </table:table-cell>
          <table:table-cell table:formula="of:=ROUND([.G178];1)" office:value-type="float" office:value="-60.1" calcext:value-type="float">
            <text:p>-60.1</text:p>
          </table:table-cell>
          <table:table-cell table:number-columns-repeated="1016"/>
        </table:table-row>
        <table:table-row table:style-name="ro1">
          <table:table-cell table:formula="of:=DEC2BIN([.C179])" office:value-type="string" office:string-value="10110000" calcext:value-type="string">
            <text:p>10110000</text:p>
          </table:table-cell>
          <table:table-cell table:formula="of:=DEC2HEX([.C179])" office:value-type="string" office:string-value="B0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table:formula="of:=([.$A$3]*[.C179])/255" office:value-type="float" office:value="3.45098039215686" calcext:value-type="float">
            <text:p>3.450980</text:p>
          </table:table-cell>
          <table:table-cell table:formula="of:=[.D179]*([.$A$9]/([.$A$5]+[.$A$7]))" office:value-type="float" office:value="0.537954854584078" calcext:value-type="float">
            <text:p>0.537955</text:p>
          </table:table-cell>
          <table:table-cell table:formula="of:=[.$A$13]-[.E179]" office:value-type="float" office:value="-0.369954854584078" calcext:value-type="float">
            <text:p>-0.369955</text:p>
          </table:table-cell>
          <table:table-cell table:formula="of:=[.F179]/0.0061" office:value-type="float" office:value="-60.648336817062" calcext:value-type="float">
            <text:p>-60.648337</text:p>
          </table:table-cell>
          <table:table-cell table:formula="of:=ROUND([.G179];1)" office:value-type="float" office:value="-60.6" calcext:value-type="float">
            <text:p>-60.6</text:p>
          </table:table-cell>
          <table:table-cell table:number-columns-repeated="1016"/>
        </table:table-row>
        <table:table-row table:style-name="ro1">
          <table:table-cell table:formula="of:=DEC2BIN([.C180])" office:value-type="string" office:string-value="10110001" calcext:value-type="string">
            <text:p>10110001</text:p>
          </table:table-cell>
          <table:table-cell table:formula="of:=DEC2HEX([.C180])" office:value-type="string" office:string-value="B1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table:formula="of:=([.$A$3]*[.C180])/255" office:value-type="float" office:value="3.47058823529412" calcext:value-type="float">
            <text:p>3.470588</text:p>
          </table:table-cell>
          <table:table-cell table:formula="of:=[.D180]*([.$A$9]/([.$A$5]+[.$A$7]))" office:value-type="float" office:value="0.541011416257852" calcext:value-type="float">
            <text:p>0.541011</text:p>
          </table:table-cell>
          <table:table-cell table:formula="of:=[.$A$13]-[.E180]" office:value-type="float" office:value="-0.373011416257851" calcext:value-type="float">
            <text:p>-0.373011</text:p>
          </table:table-cell>
          <table:table-cell table:formula="of:=[.F180]/0.0061" office:value-type="float" office:value="-61.1494125012871" calcext:value-type="float">
            <text:p>-61.149413</text:p>
          </table:table-cell>
          <table:table-cell table:formula="of:=ROUND([.G180];1)" office:value-type="float" office:value="-61.1" calcext:value-type="float">
            <text:p>-61.1</text:p>
          </table:table-cell>
          <table:table-cell table:number-columns-repeated="1016"/>
        </table:table-row>
        <table:table-row table:style-name="ro1">
          <table:table-cell table:formula="of:=DEC2BIN([.C181])" office:value-type="string" office:string-value="10110010" calcext:value-type="string">
            <text:p>10110010</text:p>
          </table:table-cell>
          <table:table-cell table:formula="of:=DEC2HEX([.C181])" office:value-type="string" office:string-value="B2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table:formula="of:=([.$A$3]*[.C181])/255" office:value-type="float" office:value="3.49019607843137" calcext:value-type="float">
            <text:p>3.490196</text:p>
          </table:table-cell>
          <table:table-cell table:formula="of:=[.D181]*([.$A$9]/([.$A$5]+[.$A$7]))" office:value-type="float" office:value="0.544067977931625" calcext:value-type="float">
            <text:p>0.544068</text:p>
          </table:table-cell>
          <table:table-cell table:formula="of:=[.$A$13]-[.E181]" office:value-type="float" office:value="-0.376067977931625" calcext:value-type="float">
            <text:p>-0.376068</text:p>
          </table:table-cell>
          <table:table-cell table:formula="of:=[.F181]/0.0061" office:value-type="float" office:value="-61.6504881855122" calcext:value-type="float">
            <text:p>-61.650488</text:p>
          </table:table-cell>
          <table:table-cell table:formula="of:=ROUND([.G181];1)" office:value-type="float" office:value="-61.7" calcext:value-type="float">
            <text:p>-61.7</text:p>
          </table:table-cell>
          <table:table-cell table:number-columns-repeated="1016"/>
        </table:table-row>
        <table:table-row table:style-name="ro1">
          <table:table-cell table:formula="of:=DEC2BIN([.C182])" office:value-type="string" office:string-value="10110011" calcext:value-type="string">
            <text:p>10110011</text:p>
          </table:table-cell>
          <table:table-cell table:formula="of:=DEC2HEX([.C182])" office:value-type="string" office:string-value="B3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table:formula="of:=([.$A$3]*[.C182])/255" office:value-type="float" office:value="3.50980392156863" calcext:value-type="float">
            <text:p>3.509804</text:p>
          </table:table-cell>
          <table:table-cell table:formula="of:=[.D182]*([.$A$9]/([.$A$5]+[.$A$7]))" office:value-type="float" office:value="0.547124539605398" calcext:value-type="float">
            <text:p>0.547125</text:p>
          </table:table-cell>
          <table:table-cell table:formula="of:=[.$A$13]-[.E182]" office:value-type="float" office:value="-0.379124539605398" calcext:value-type="float">
            <text:p>-0.379125</text:p>
          </table:table-cell>
          <table:table-cell table:formula="of:=[.F182]/0.0061" office:value-type="float" office:value="-62.1515638697373" calcext:value-type="float">
            <text:p>-62.151564</text:p>
          </table:table-cell>
          <table:table-cell table:formula="of:=ROUND([.G182];1)" office:value-type="float" office:value="-62.2" calcext:value-type="float">
            <text:p>-62.2</text:p>
          </table:table-cell>
          <table:table-cell table:number-columns-repeated="1016"/>
        </table:table-row>
        <table:table-row table:style-name="ro1">
          <table:table-cell table:formula="of:=DEC2BIN([.C183])" office:value-type="string" office:string-value="10110100" calcext:value-type="string">
            <text:p>10110100</text:p>
          </table:table-cell>
          <table:table-cell table:formula="of:=DEC2HEX([.C183])" office:value-type="string" office:string-value="B4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table:formula="of:=([.$A$3]*[.C183])/255" office:value-type="float" office:value="3.52941176470588" calcext:value-type="float">
            <text:p>3.529412</text:p>
          </table:table-cell>
          <table:table-cell table:formula="of:=[.D183]*([.$A$9]/([.$A$5]+[.$A$7]))" office:value-type="float" office:value="0.550181101279171" calcext:value-type="float">
            <text:p>0.550181</text:p>
          </table:table-cell>
          <table:table-cell table:formula="of:=[.$A$13]-[.E183]" office:value-type="float" office:value="-0.382181101279171" calcext:value-type="float">
            <text:p>-0.382181</text:p>
          </table:table-cell>
          <table:table-cell table:formula="of:=[.F183]/0.0061" office:value-type="float" office:value="-62.6526395539625" calcext:value-type="float">
            <text:p>-62.652640</text:p>
          </table:table-cell>
          <table:table-cell table:formula="of:=ROUND([.G183];1)" office:value-type="float" office:value="-62.7" calcext:value-type="float">
            <text:p>-62.7</text:p>
          </table:table-cell>
          <table:table-cell table:number-columns-repeated="1016"/>
        </table:table-row>
        <table:table-row table:style-name="ro1">
          <table:table-cell table:formula="of:=DEC2BIN([.C184])" office:value-type="string" office:string-value="10110101" calcext:value-type="string">
            <text:p>10110101</text:p>
          </table:table-cell>
          <table:table-cell table:formula="of:=DEC2HEX([.C184])" office:value-type="string" office:string-value="B5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table:formula="of:=([.$A$3]*[.C184])/255" office:value-type="float" office:value="3.54901960784314" calcext:value-type="float">
            <text:p>3.549020</text:p>
          </table:table-cell>
          <table:table-cell table:formula="of:=[.D184]*([.$A$9]/([.$A$5]+[.$A$7]))" office:value-type="float" office:value="0.553237662952944" calcext:value-type="float">
            <text:p>0.553238</text:p>
          </table:table-cell>
          <table:table-cell table:formula="of:=[.$A$13]-[.E184]" office:value-type="float" office:value="-0.385237662952944" calcext:value-type="float">
            <text:p>-0.385238</text:p>
          </table:table-cell>
          <table:table-cell table:formula="of:=[.F184]/0.0061" office:value-type="float" office:value="-63.1537152381876" calcext:value-type="float">
            <text:p>-63.153715</text:p>
          </table:table-cell>
          <table:table-cell table:formula="of:=ROUND([.G184];1)" office:value-type="float" office:value="-63.2" calcext:value-type="float">
            <text:p>-63.2</text:p>
          </table:table-cell>
          <table:table-cell table:number-columns-repeated="1016"/>
        </table:table-row>
        <table:table-row table:style-name="ro1">
          <table:table-cell table:formula="of:=DEC2BIN([.C185])" office:value-type="string" office:string-value="10110110" calcext:value-type="string">
            <text:p>10110110</text:p>
          </table:table-cell>
          <table:table-cell table:formula="of:=DEC2HEX([.C185])" office:value-type="string" office:string-value="B6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table:formula="of:=([.$A$3]*[.C185])/255" office:value-type="float" office:value="3.56862745098039" calcext:value-type="float">
            <text:p>3.568627</text:p>
          </table:table-cell>
          <table:table-cell table:formula="of:=[.D185]*([.$A$9]/([.$A$5]+[.$A$7]))" office:value-type="float" office:value="0.556294224626717" calcext:value-type="float">
            <text:p>0.556294</text:p>
          </table:table-cell>
          <table:table-cell table:formula="of:=[.$A$13]-[.E185]" office:value-type="float" office:value="-0.388294224626717" calcext:value-type="float">
            <text:p>-0.388294</text:p>
          </table:table-cell>
          <table:table-cell table:formula="of:=[.F185]/0.0061" office:value-type="float" office:value="-63.6547909224127" calcext:value-type="float">
            <text:p>-63.654791</text:p>
          </table:table-cell>
          <table:table-cell table:formula="of:=ROUND([.G185];1)" office:value-type="float" office:value="-63.7" calcext:value-type="float">
            <text:p>-63.7</text:p>
          </table:table-cell>
          <table:table-cell table:number-columns-repeated="1016"/>
        </table:table-row>
        <table:table-row table:style-name="ro1">
          <table:table-cell table:formula="of:=DEC2BIN([.C186])" office:value-type="string" office:string-value="10110111" calcext:value-type="string">
            <text:p>10110111</text:p>
          </table:table-cell>
          <table:table-cell table:formula="of:=DEC2HEX([.C186])" office:value-type="string" office:string-value="B7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table:formula="of:=([.$A$3]*[.C186])/255" office:value-type="float" office:value="3.58823529411765" calcext:value-type="float">
            <text:p>3.588235</text:p>
          </table:table-cell>
          <table:table-cell table:formula="of:=[.D186]*([.$A$9]/([.$A$5]+[.$A$7]))" office:value-type="float" office:value="0.559350786300491" calcext:value-type="float">
            <text:p>0.559351</text:p>
          </table:table-cell>
          <table:table-cell table:formula="of:=[.$A$13]-[.E186]" office:value-type="float" office:value="-0.391350786300491" calcext:value-type="float">
            <text:p>-0.391351</text:p>
          </table:table-cell>
          <table:table-cell table:formula="of:=[.F186]/0.0061" office:value-type="float" office:value="-64.1558666066378" calcext:value-type="float">
            <text:p>-64.155867</text:p>
          </table:table-cell>
          <table:table-cell table:formula="of:=ROUND([.G186];1)" office:value-type="float" office:value="-64.2" calcext:value-type="float">
            <text:p>-64.2</text:p>
          </table:table-cell>
          <table:table-cell table:number-columns-repeated="1016"/>
        </table:table-row>
        <table:table-row table:style-name="ro1">
          <table:table-cell table:formula="of:=DEC2BIN([.C187])" office:value-type="string" office:string-value="10111000" calcext:value-type="string">
            <text:p>10111000</text:p>
          </table:table-cell>
          <table:table-cell table:formula="of:=DEC2HEX([.C187])" office:value-type="string" office:string-value="B8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table:formula="of:=([.$A$3]*[.C187])/255" office:value-type="float" office:value="3.6078431372549" calcext:value-type="float">
            <text:p>3.607843</text:p>
          </table:table-cell>
          <table:table-cell table:formula="of:=[.D187]*([.$A$9]/([.$A$5]+[.$A$7]))" office:value-type="float" office:value="0.562407347974264" calcext:value-type="float">
            <text:p>0.562407</text:p>
          </table:table-cell>
          <table:table-cell table:formula="of:=[.$A$13]-[.E187]" office:value-type="float" office:value="-0.394407347974264" calcext:value-type="float">
            <text:p>-0.394407</text:p>
          </table:table-cell>
          <table:table-cell table:formula="of:=[.F187]/0.0061" office:value-type="float" office:value="-64.6569422908629" calcext:value-type="float">
            <text:p>-64.656942</text:p>
          </table:table-cell>
          <table:table-cell table:formula="of:=ROUND([.G187];1)" office:value-type="float" office:value="-64.7" calcext:value-type="float">
            <text:p>-64.7</text:p>
          </table:table-cell>
          <table:table-cell table:number-columns-repeated="1016"/>
        </table:table-row>
        <table:table-row table:style-name="ro1">
          <table:table-cell table:formula="of:=DEC2BIN([.C188])" office:value-type="string" office:string-value="10111001" calcext:value-type="string">
            <text:p>10111001</text:p>
          </table:table-cell>
          <table:table-cell table:formula="of:=DEC2HEX([.C188])" office:value-type="string" office:string-value="B9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table:formula="of:=([.$A$3]*[.C188])/255" office:value-type="float" office:value="3.62745098039216" calcext:value-type="float">
            <text:p>3.627451</text:p>
          </table:table-cell>
          <table:table-cell table:formula="of:=[.D188]*([.$A$9]/([.$A$5]+[.$A$7]))" office:value-type="float" office:value="0.565463909648037" calcext:value-type="float">
            <text:p>0.565464</text:p>
          </table:table-cell>
          <table:table-cell table:formula="of:=[.$A$13]-[.E188]" office:value-type="float" office:value="-0.397463909648037" calcext:value-type="float">
            <text:p>-0.397464</text:p>
          </table:table-cell>
          <table:table-cell table:formula="of:=[.F188]/0.0061" office:value-type="float" office:value="-65.158017975088" calcext:value-type="float">
            <text:p>-65.158018</text:p>
          </table:table-cell>
          <table:table-cell table:formula="of:=ROUND([.G188];1)" office:value-type="float" office:value="-65.2" calcext:value-type="float">
            <text:p>-65.2</text:p>
          </table:table-cell>
          <table:table-cell table:number-columns-repeated="1016"/>
        </table:table-row>
        <table:table-row table:style-name="ro1">
          <table:table-cell table:formula="of:=DEC2BIN([.C189])" office:value-type="string" office:string-value="10111010" calcext:value-type="string">
            <text:p>10111010</text:p>
          </table:table-cell>
          <table:table-cell table:formula="of:=DEC2HEX([.C189])" office:value-type="string" office:string-value="BA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table:formula="of:=([.$A$3]*[.C189])/255" office:value-type="float" office:value="3.64705882352941" calcext:value-type="float">
            <text:p>3.647059</text:p>
          </table:table-cell>
          <table:table-cell table:formula="of:=[.D189]*([.$A$9]/([.$A$5]+[.$A$7]))" office:value-type="float" office:value="0.56852047132181" calcext:value-type="float">
            <text:p>0.568520</text:p>
          </table:table-cell>
          <table:table-cell table:formula="of:=[.$A$13]-[.E189]" office:value-type="float" office:value="-0.40052047132181" calcext:value-type="float">
            <text:p>-0.400520</text:p>
          </table:table-cell>
          <table:table-cell table:formula="of:=[.F189]/0.0061" office:value-type="float" office:value="-65.6590936593131" calcext:value-type="float">
            <text:p>-65.659094</text:p>
          </table:table-cell>
          <table:table-cell table:formula="of:=ROUND([.G189];1)" office:value-type="float" office:value="-65.7" calcext:value-type="float">
            <text:p>-65.7</text:p>
          </table:table-cell>
          <table:table-cell table:number-columns-repeated="1016"/>
        </table:table-row>
        <table:table-row table:style-name="ro1">
          <table:table-cell table:formula="of:=DEC2BIN([.C190])" office:value-type="string" office:string-value="10111011" calcext:value-type="string">
            <text:p>10111011</text:p>
          </table:table-cell>
          <table:table-cell table:formula="of:=DEC2HEX([.C190])" office:value-type="string" office:string-value="BB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table:formula="of:=([.$A$3]*[.C190])/255" office:value-type="float" office:value="3.66666666666667" calcext:value-type="float">
            <text:p>3.666667</text:p>
          </table:table-cell>
          <table:table-cell table:formula="of:=[.D190]*([.$A$9]/([.$A$5]+[.$A$7]))" office:value-type="float" office:value="0.571577032995583" calcext:value-type="float">
            <text:p>0.571577</text:p>
          </table:table-cell>
          <table:table-cell table:formula="of:=[.$A$13]-[.E190]" office:value-type="float" office:value="-0.403577032995583" calcext:value-type="float">
            <text:p>-0.403577</text:p>
          </table:table-cell>
          <table:table-cell table:formula="of:=[.F190]/0.0061" office:value-type="float" office:value="-66.1601693435382" calcext:value-type="float">
            <text:p>-66.160169</text:p>
          </table:table-cell>
          <table:table-cell table:formula="of:=ROUND([.G190];1)" office:value-type="float" office:value="-66.2" calcext:value-type="float">
            <text:p>-66.2</text:p>
          </table:table-cell>
          <table:table-cell table:number-columns-repeated="1016"/>
        </table:table-row>
        <table:table-row table:style-name="ro1">
          <table:table-cell table:formula="of:=DEC2BIN([.C191])" office:value-type="string" office:string-value="10111100" calcext:value-type="string">
            <text:p>10111100</text:p>
          </table:table-cell>
          <table:table-cell table:formula="of:=DEC2HEX([.C191])" office:value-type="string" office:string-value="BC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table:formula="of:=([.$A$3]*[.C191])/255" office:value-type="float" office:value="3.68627450980392" calcext:value-type="float">
            <text:p>3.686275</text:p>
          </table:table-cell>
          <table:table-cell table:formula="of:=[.D191]*([.$A$9]/([.$A$5]+[.$A$7]))" office:value-type="float" office:value="0.574633594669356" calcext:value-type="float">
            <text:p>0.574634</text:p>
          </table:table-cell>
          <table:table-cell table:formula="of:=[.$A$13]-[.E191]" office:value-type="float" office:value="-0.406633594669356" calcext:value-type="float">
            <text:p>-0.406634</text:p>
          </table:table-cell>
          <table:table-cell table:formula="of:=[.F191]/0.0061" office:value-type="float" office:value="-66.6612450277633" calcext:value-type="float">
            <text:p>-66.661245</text:p>
          </table:table-cell>
          <table:table-cell table:formula="of:=ROUND([.G191];1)" office:value-type="float" office:value="-66.7" calcext:value-type="float">
            <text:p>-66.7</text:p>
          </table:table-cell>
          <table:table-cell table:number-columns-repeated="1016"/>
        </table:table-row>
        <table:table-row table:style-name="ro1">
          <table:table-cell table:formula="of:=DEC2BIN([.C192])" office:value-type="string" office:string-value="10111101" calcext:value-type="string">
            <text:p>10111101</text:p>
          </table:table-cell>
          <table:table-cell table:formula="of:=DEC2HEX([.C192])" office:value-type="string" office:string-value="BD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table:formula="of:=([.$A$3]*[.C192])/255" office:value-type="float" office:value="3.70588235294118" calcext:value-type="float">
            <text:p>3.705882</text:p>
          </table:table-cell>
          <table:table-cell table:formula="of:=[.D192]*([.$A$9]/([.$A$5]+[.$A$7]))" office:value-type="float" office:value="0.57769015634313" calcext:value-type="float">
            <text:p>0.577690</text:p>
          </table:table-cell>
          <table:table-cell table:formula="of:=[.$A$13]-[.E192]" office:value-type="float" office:value="-0.40969015634313" calcext:value-type="float">
            <text:p>-0.409690</text:p>
          </table:table-cell>
          <table:table-cell table:formula="of:=[.F192]/0.0061" office:value-type="float" office:value="-67.1623207119884" calcext:value-type="float">
            <text:p>-67.162321</text:p>
          </table:table-cell>
          <table:table-cell table:formula="of:=ROUND([.G192];1)" office:value-type="float" office:value="-67.2" calcext:value-type="float">
            <text:p>-67.2</text:p>
          </table:table-cell>
          <table:table-cell table:number-columns-repeated="1016"/>
        </table:table-row>
        <table:table-row table:style-name="ro1">
          <table:table-cell table:formula="of:=DEC2BIN([.C193])" office:value-type="string" office:string-value="10111110" calcext:value-type="string">
            <text:p>10111110</text:p>
          </table:table-cell>
          <table:table-cell table:formula="of:=DEC2HEX([.C193])" office:value-type="string" office:string-value="BE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table:formula="of:=([.$A$3]*[.C193])/255" office:value-type="float" office:value="3.72549019607843" calcext:value-type="float">
            <text:p>3.725490</text:p>
          </table:table-cell>
          <table:table-cell table:formula="of:=[.D193]*([.$A$9]/([.$A$5]+[.$A$7]))" office:value-type="float" office:value="0.580746718016903" calcext:value-type="float">
            <text:p>0.580747</text:p>
          </table:table-cell>
          <table:table-cell table:formula="of:=[.$A$13]-[.E193]" office:value-type="float" office:value="-0.412746718016903" calcext:value-type="float">
            <text:p>-0.412747</text:p>
          </table:table-cell>
          <table:table-cell table:formula="of:=[.F193]/0.0061" office:value-type="float" office:value="-67.6633963962136" calcext:value-type="float">
            <text:p>-67.663396</text:p>
          </table:table-cell>
          <table:table-cell table:formula="of:=ROUND([.G193];1)" office:value-type="float" office:value="-67.7" calcext:value-type="float">
            <text:p>-67.7</text:p>
          </table:table-cell>
          <table:table-cell table:number-columns-repeated="1016"/>
        </table:table-row>
        <table:table-row table:style-name="ro1">
          <table:table-cell table:formula="of:=DEC2BIN([.C194])" office:value-type="string" office:string-value="10111111" calcext:value-type="string">
            <text:p>10111111</text:p>
          </table:table-cell>
          <table:table-cell table:formula="of:=DEC2HEX([.C194])" office:value-type="string" office:string-value="BF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table:formula="of:=([.$A$3]*[.C194])/255" office:value-type="float" office:value="3.74509803921569" calcext:value-type="float">
            <text:p>3.745098</text:p>
          </table:table-cell>
          <table:table-cell table:formula="of:=[.D194]*([.$A$9]/([.$A$5]+[.$A$7]))" office:value-type="float" office:value="0.583803279690676" calcext:value-type="float">
            <text:p>0.583803</text:p>
          </table:table-cell>
          <table:table-cell table:formula="of:=[.$A$13]-[.E194]" office:value-type="float" office:value="-0.415803279690676" calcext:value-type="float">
            <text:p>-0.415803</text:p>
          </table:table-cell>
          <table:table-cell table:formula="of:=[.F194]/0.0061" office:value-type="float" office:value="-68.1644720804387" calcext:value-type="float">
            <text:p>-68.164472</text:p>
          </table:table-cell>
          <table:table-cell table:formula="of:=ROUND([.G194];1)" office:value-type="float" office:value="-68.2" calcext:value-type="float">
            <text:p>-68.2</text:p>
          </table:table-cell>
          <table:table-cell table:number-columns-repeated="1016"/>
        </table:table-row>
        <table:table-row table:style-name="ro1">
          <table:table-cell table:formula="of:=DEC2BIN([.C195])" office:value-type="string" office:string-value="11000000" calcext:value-type="string">
            <text:p>11000000</text:p>
          </table:table-cell>
          <table:table-cell table:formula="of:=DEC2HEX([.C195])" office:value-type="string" office:string-value="C0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table:formula="of:=([.$A$3]*[.C195])/255" office:value-type="float" office:value="3.76470588235294" calcext:value-type="float">
            <text:p>3.764706</text:p>
          </table:table-cell>
          <table:table-cell table:formula="of:=[.D195]*([.$A$9]/([.$A$5]+[.$A$7]))" office:value-type="float" office:value="0.586859841364449" calcext:value-type="float">
            <text:p>0.586860</text:p>
          </table:table-cell>
          <table:table-cell table:formula="of:=[.$A$13]-[.E195]" office:value-type="float" office:value="-0.418859841364449" calcext:value-type="float">
            <text:p>-0.418860</text:p>
          </table:table-cell>
          <table:table-cell table:formula="of:=[.F195]/0.0061" office:value-type="float" office:value="-68.6655477646638" calcext:value-type="float">
            <text:p>-68.665548</text:p>
          </table:table-cell>
          <table:table-cell table:formula="of:=ROUND([.G195];1)" office:value-type="float" office:value="-68.7" calcext:value-type="float">
            <text:p>-68.7</text:p>
          </table:table-cell>
          <table:table-cell table:number-columns-repeated="1016"/>
        </table:table-row>
        <table:table-row table:style-name="ro1">
          <table:table-cell table:formula="of:=DEC2BIN([.C196])" office:value-type="string" office:string-value="11000001" calcext:value-type="string">
            <text:p>11000001</text:p>
          </table:table-cell>
          <table:table-cell table:formula="of:=DEC2HEX([.C196])" office:value-type="string" office:string-value="C1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table:formula="of:=([.$A$3]*[.C196])/255" office:value-type="float" office:value="3.7843137254902" calcext:value-type="float">
            <text:p>3.784314</text:p>
          </table:table-cell>
          <table:table-cell table:formula="of:=[.D196]*([.$A$9]/([.$A$5]+[.$A$7]))" office:value-type="float" office:value="0.589916403038222" calcext:value-type="float">
            <text:p>0.589916</text:p>
          </table:table-cell>
          <table:table-cell table:formula="of:=[.$A$13]-[.E196]" office:value-type="float" office:value="-0.421916403038222" calcext:value-type="float">
            <text:p>-0.421916</text:p>
          </table:table-cell>
          <table:table-cell table:formula="of:=[.F196]/0.0061" office:value-type="float" office:value="-69.1666234488889" calcext:value-type="float">
            <text:p>-69.166623</text:p>
          </table:table-cell>
          <table:table-cell table:formula="of:=ROUND([.G196];1)" office:value-type="float" office:value="-69.2" calcext:value-type="float">
            <text:p>-69.2</text:p>
          </table:table-cell>
          <table:table-cell table:number-columns-repeated="1016"/>
        </table:table-row>
        <table:table-row table:style-name="ro1">
          <table:table-cell table:formula="of:=DEC2BIN([.C197])" office:value-type="string" office:string-value="11000010" calcext:value-type="string">
            <text:p>11000010</text:p>
          </table:table-cell>
          <table:table-cell table:formula="of:=DEC2HEX([.C197])" office:value-type="string" office:string-value="C2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table:formula="of:=([.$A$3]*[.C197])/255" office:value-type="float" office:value="3.80392156862745" calcext:value-type="float">
            <text:p>3.803922</text:p>
          </table:table-cell>
          <table:table-cell table:formula="of:=[.D197]*([.$A$9]/([.$A$5]+[.$A$7]))" office:value-type="float" office:value="0.592972964711995" calcext:value-type="float">
            <text:p>0.592973</text:p>
          </table:table-cell>
          <table:table-cell table:formula="of:=[.$A$13]-[.E197]" office:value-type="float" office:value="-0.424972964711995" calcext:value-type="float">
            <text:p>-0.424973</text:p>
          </table:table-cell>
          <table:table-cell table:formula="of:=[.F197]/0.0061" office:value-type="float" office:value="-69.667699133114" calcext:value-type="float">
            <text:p>-69.667699</text:p>
          </table:table-cell>
          <table:table-cell table:formula="of:=ROUND([.G197];1)" office:value-type="float" office:value="-69.7" calcext:value-type="float">
            <text:p>-69.7</text:p>
          </table:table-cell>
          <table:table-cell table:number-columns-repeated="1016"/>
        </table:table-row>
        <table:table-row table:style-name="ro1">
          <table:table-cell table:formula="of:=DEC2BIN([.C198])" office:value-type="string" office:string-value="11000011" calcext:value-type="string">
            <text:p>11000011</text:p>
          </table:table-cell>
          <table:table-cell table:formula="of:=DEC2HEX([.C198])" office:value-type="string" office:string-value="C3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table:formula="of:=([.$A$3]*[.C198])/255" office:value-type="float" office:value="3.82352941176471" calcext:value-type="float">
            <text:p>3.823529</text:p>
          </table:table-cell>
          <table:table-cell table:formula="of:=[.D198]*([.$A$9]/([.$A$5]+[.$A$7]))" office:value-type="float" office:value="0.596029526385769" calcext:value-type="float">
            <text:p>0.596030</text:p>
          </table:table-cell>
          <table:table-cell table:formula="of:=[.$A$13]-[.E198]" office:value-type="float" office:value="-0.428029526385769" calcext:value-type="float">
            <text:p>-0.428030</text:p>
          </table:table-cell>
          <table:table-cell table:formula="of:=[.F198]/0.0061" office:value-type="float" office:value="-70.1687748173391" calcext:value-type="float">
            <text:p>-70.168775</text:p>
          </table:table-cell>
          <table:table-cell table:formula="of:=ROUND([.G198];1)" office:value-type="float" office:value="-70.2" calcext:value-type="float">
            <text:p>-70.2</text:p>
          </table:table-cell>
          <table:table-cell table:number-columns-repeated="1016"/>
        </table:table-row>
        <table:table-row table:style-name="ro1">
          <table:table-cell table:formula="of:=DEC2BIN([.C199])" office:value-type="string" office:string-value="11000100" calcext:value-type="string">
            <text:p>11000100</text:p>
          </table:table-cell>
          <table:table-cell table:formula="of:=DEC2HEX([.C199])" office:value-type="string" office:string-value="C4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table:formula="of:=([.$A$3]*[.C199])/255" office:value-type="float" office:value="3.84313725490196" calcext:value-type="float">
            <text:p>3.843137</text:p>
          </table:table-cell>
          <table:table-cell table:formula="of:=[.D199]*([.$A$9]/([.$A$5]+[.$A$7]))" office:value-type="float" office:value="0.599086088059542" calcext:value-type="float">
            <text:p>0.599086</text:p>
          </table:table-cell>
          <table:table-cell table:formula="of:=[.$A$13]-[.E199]" office:value-type="float" office:value="-0.431086088059542" calcext:value-type="float">
            <text:p>-0.431086</text:p>
          </table:table-cell>
          <table:table-cell table:formula="of:=[.F199]/0.0061" office:value-type="float" office:value="-70.6698505015642" calcext:value-type="float">
            <text:p>-70.669851</text:p>
          </table:table-cell>
          <table:table-cell table:formula="of:=ROUND([.G199];1)" office:value-type="float" office:value="-70.7" calcext:value-type="float">
            <text:p>-70.7</text:p>
          </table:table-cell>
          <table:table-cell table:number-columns-repeated="1016"/>
        </table:table-row>
        <table:table-row table:style-name="ro1">
          <table:table-cell table:formula="of:=DEC2BIN([.C200])" office:value-type="string" office:string-value="11000101" calcext:value-type="string">
            <text:p>11000101</text:p>
          </table:table-cell>
          <table:table-cell table:formula="of:=DEC2HEX([.C200])" office:value-type="string" office:string-value="C5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table:formula="of:=([.$A$3]*[.C200])/255" office:value-type="float" office:value="3.86274509803922" calcext:value-type="float">
            <text:p>3.862745</text:p>
          </table:table-cell>
          <table:table-cell table:formula="of:=[.D200]*([.$A$9]/([.$A$5]+[.$A$7]))" office:value-type="float" office:value="0.602142649733315" calcext:value-type="float">
            <text:p>0.602143</text:p>
          </table:table-cell>
          <table:table-cell table:formula="of:=[.$A$13]-[.E200]" office:value-type="float" office:value="-0.434142649733315" calcext:value-type="float">
            <text:p>-0.434143</text:p>
          </table:table-cell>
          <table:table-cell table:formula="of:=[.F200]/0.0061" office:value-type="float" office:value="-71.1709261857893" calcext:value-type="float">
            <text:p>-71.170926</text:p>
          </table:table-cell>
          <table:table-cell table:formula="of:=ROUND([.G200];1)" office:value-type="float" office:value="-71.2" calcext:value-type="float">
            <text:p>-71.2</text:p>
          </table:table-cell>
          <table:table-cell table:number-columns-repeated="1016"/>
        </table:table-row>
        <table:table-row table:style-name="ro1">
          <table:table-cell table:formula="of:=DEC2BIN([.C201])" office:value-type="string" office:string-value="11000110" calcext:value-type="string">
            <text:p>11000110</text:p>
          </table:table-cell>
          <table:table-cell table:formula="of:=DEC2HEX([.C201])" office:value-type="string" office:string-value="C6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table:formula="of:=([.$A$3]*[.C201])/255" office:value-type="float" office:value="3.88235294117647" calcext:value-type="float">
            <text:p>3.882353</text:p>
          </table:table-cell>
          <table:table-cell table:formula="of:=[.D201]*([.$A$9]/([.$A$5]+[.$A$7]))" office:value-type="float" office:value="0.605199211407088" calcext:value-type="float">
            <text:p>0.605199</text:p>
          </table:table-cell>
          <table:table-cell table:formula="of:=[.$A$13]-[.E201]" office:value-type="float" office:value="-0.437199211407088" calcext:value-type="float">
            <text:p>-0.437199</text:p>
          </table:table-cell>
          <table:table-cell table:formula="of:=[.F201]/0.0061" office:value-type="float" office:value="-71.6720018700144" calcext:value-type="float">
            <text:p>-71.672002</text:p>
          </table:table-cell>
          <table:table-cell table:formula="of:=ROUND([.G201];1)" office:value-type="float" office:value="-71.7" calcext:value-type="float">
            <text:p>-71.7</text:p>
          </table:table-cell>
          <table:table-cell table:number-columns-repeated="1016"/>
        </table:table-row>
        <table:table-row table:style-name="ro1">
          <table:table-cell table:formula="of:=DEC2BIN([.C202])" office:value-type="string" office:string-value="11000111" calcext:value-type="string">
            <text:p>11000111</text:p>
          </table:table-cell>
          <table:table-cell table:formula="of:=DEC2HEX([.C202])" office:value-type="string" office:string-value="C7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table:formula="of:=([.$A$3]*[.C202])/255" office:value-type="float" office:value="3.90196078431373" calcext:value-type="float">
            <text:p>3.901961</text:p>
          </table:table-cell>
          <table:table-cell table:formula="of:=[.D202]*([.$A$9]/([.$A$5]+[.$A$7]))" office:value-type="float" office:value="0.608255773080861" calcext:value-type="float">
            <text:p>0.608256</text:p>
          </table:table-cell>
          <table:table-cell table:formula="of:=[.$A$13]-[.E202]" office:value-type="float" office:value="-0.440255773080861" calcext:value-type="float">
            <text:p>-0.440256</text:p>
          </table:table-cell>
          <table:table-cell table:formula="of:=[.F202]/0.0061" office:value-type="float" office:value="-72.1730775542396" calcext:value-type="float">
            <text:p>-72.173078</text:p>
          </table:table-cell>
          <table:table-cell table:formula="of:=ROUND([.G202];1)" office:value-type="float" office:value="-72.2" calcext:value-type="float">
            <text:p>-72.2</text:p>
          </table:table-cell>
          <table:table-cell table:number-columns-repeated="1016"/>
        </table:table-row>
        <table:table-row table:style-name="ro1">
          <table:table-cell table:formula="of:=DEC2BIN([.C203])" office:value-type="string" office:string-value="11001000" calcext:value-type="string">
            <text:p>11001000</text:p>
          </table:table-cell>
          <table:table-cell table:formula="of:=DEC2HEX([.C203])" office:value-type="string" office:string-value="C8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table:formula="of:=([.$A$3]*[.C203])/255" office:value-type="float" office:value="3.92156862745098" calcext:value-type="float">
            <text:p>3.921569</text:p>
          </table:table-cell>
          <table:table-cell table:formula="of:=[.D203]*([.$A$9]/([.$A$5]+[.$A$7]))" office:value-type="float" office:value="0.611312334754634" calcext:value-type="float">
            <text:p>0.611312</text:p>
          </table:table-cell>
          <table:table-cell table:formula="of:=[.$A$13]-[.E203]" office:value-type="float" office:value="-0.443312334754634" calcext:value-type="float">
            <text:p>-0.443312</text:p>
          </table:table-cell>
          <table:table-cell table:formula="of:=[.F203]/0.0061" office:value-type="float" office:value="-72.6741532384647" calcext:value-type="float">
            <text:p>-72.674153</text:p>
          </table:table-cell>
          <table:table-cell table:formula="of:=ROUND([.G203];1)" office:value-type="float" office:value="-72.7" calcext:value-type="float">
            <text:p>-72.7</text:p>
          </table:table-cell>
          <table:table-cell table:number-columns-repeated="1016"/>
        </table:table-row>
        <table:table-row table:style-name="ro1">
          <table:table-cell table:formula="of:=DEC2BIN([.C204])" office:value-type="string" office:string-value="11001001" calcext:value-type="string">
            <text:p>11001001</text:p>
          </table:table-cell>
          <table:table-cell table:formula="of:=DEC2HEX([.C204])" office:value-type="string" office:string-value="C9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table:formula="of:=([.$A$3]*[.C204])/255" office:value-type="float" office:value="3.94117647058824" calcext:value-type="float">
            <text:p>3.941176</text:p>
          </table:table-cell>
          <table:table-cell table:formula="of:=[.D204]*([.$A$9]/([.$A$5]+[.$A$7]))" office:value-type="float" office:value="0.614368896428408" calcext:value-type="float">
            <text:p>0.614369</text:p>
          </table:table-cell>
          <table:table-cell table:formula="of:=[.$A$13]-[.E204]" office:value-type="float" office:value="-0.446368896428408" calcext:value-type="float">
            <text:p>-0.446369</text:p>
          </table:table-cell>
          <table:table-cell table:formula="of:=[.F204]/0.0061" office:value-type="float" office:value="-73.1752289226898" calcext:value-type="float">
            <text:p>-73.175229</text:p>
          </table:table-cell>
          <table:table-cell table:formula="of:=ROUND([.G204];1)" office:value-type="float" office:value="-73.2" calcext:value-type="float">
            <text:p>-73.2</text:p>
          </table:table-cell>
          <table:table-cell table:number-columns-repeated="1016"/>
        </table:table-row>
        <table:table-row table:style-name="ro1">
          <table:table-cell table:formula="of:=DEC2BIN([.C205])" office:value-type="string" office:string-value="11001010" calcext:value-type="string">
            <text:p>11001010</text:p>
          </table:table-cell>
          <table:table-cell table:formula="of:=DEC2HEX([.C205])" office:value-type="string" office:string-value="CA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table:formula="of:=([.$A$3]*[.C205])/255" office:value-type="float" office:value="3.96078431372549" calcext:value-type="float">
            <text:p>3.960784</text:p>
          </table:table-cell>
          <table:table-cell table:formula="of:=[.D205]*([.$A$9]/([.$A$5]+[.$A$7]))" office:value-type="float" office:value="0.617425458102181" calcext:value-type="float">
            <text:p>0.617425</text:p>
          </table:table-cell>
          <table:table-cell table:formula="of:=[.$A$13]-[.E205]" office:value-type="float" office:value="-0.449425458102181" calcext:value-type="float">
            <text:p>-0.449425</text:p>
          </table:table-cell>
          <table:table-cell table:formula="of:=[.F205]/0.0061" office:value-type="float" office:value="-73.6763046069149" calcext:value-type="float">
            <text:p>-73.676305</text:p>
          </table:table-cell>
          <table:table-cell table:formula="of:=ROUND([.G205];1)" office:value-type="float" office:value="-73.7" calcext:value-type="float">
            <text:p>-73.7</text:p>
          </table:table-cell>
          <table:table-cell table:number-columns-repeated="1016"/>
        </table:table-row>
        <table:table-row table:style-name="ro1">
          <table:table-cell table:formula="of:=DEC2BIN([.C206])" office:value-type="string" office:string-value="11001011" calcext:value-type="string">
            <text:p>11001011</text:p>
          </table:table-cell>
          <table:table-cell table:formula="of:=DEC2HEX([.C206])" office:value-type="string" office:string-value="CB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table:formula="of:=([.$A$3]*[.C206])/255" office:value-type="float" office:value="3.98039215686275" calcext:value-type="float">
            <text:p>3.980392</text:p>
          </table:table-cell>
          <table:table-cell table:formula="of:=[.D206]*([.$A$9]/([.$A$5]+[.$A$7]))" office:value-type="float" office:value="0.620482019775954" calcext:value-type="float">
            <text:p>0.620482</text:p>
          </table:table-cell>
          <table:table-cell table:formula="of:=[.$A$13]-[.E206]" office:value-type="float" office:value="-0.452482019775954" calcext:value-type="float">
            <text:p>-0.452482</text:p>
          </table:table-cell>
          <table:table-cell table:formula="of:=[.F206]/0.0061" office:value-type="float" office:value="-74.17738029114" calcext:value-type="float">
            <text:p>-74.177380</text:p>
          </table:table-cell>
          <table:table-cell table:formula="of:=ROUND([.G206];1)" office:value-type="float" office:value="-74.2" calcext:value-type="float">
            <text:p>-74.2</text:p>
          </table:table-cell>
          <table:table-cell table:number-columns-repeated="1016"/>
        </table:table-row>
        <table:table-row table:style-name="ro1">
          <table:table-cell table:formula="of:=DEC2BIN([.C207])" office:value-type="string" office:string-value="11001100" calcext:value-type="string">
            <text:p>11001100</text:p>
          </table:table-cell>
          <table:table-cell table:formula="of:=DEC2HEX([.C207])" office:value-type="string" office:string-value="CC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table:formula="of:=([.$A$3]*[.C207])/255" office:value-type="float" office:value="4" calcext:value-type="float">
            <text:p>4.000000</text:p>
          </table:table-cell>
          <table:table-cell table:formula="of:=[.D207]*([.$A$9]/([.$A$5]+[.$A$7]))" office:value-type="float" office:value="0.623538581449727" calcext:value-type="float">
            <text:p>0.623539</text:p>
          </table:table-cell>
          <table:table-cell table:formula="of:=[.$A$13]-[.E207]" office:value-type="float" office:value="-0.455538581449727" calcext:value-type="float">
            <text:p>-0.455539</text:p>
          </table:table-cell>
          <table:table-cell table:formula="of:=[.F207]/0.0061" office:value-type="float" office:value="-74.6784559753651" calcext:value-type="float">
            <text:p>-74.678456</text:p>
          </table:table-cell>
          <table:table-cell table:formula="of:=ROUND([.G207];1)" office:value-type="float" office:value="-74.7" calcext:value-type="float">
            <text:p>-74.7</text:p>
          </table:table-cell>
          <table:table-cell table:number-columns-repeated="1016"/>
        </table:table-row>
        <table:table-row table:style-name="ro1">
          <table:table-cell table:formula="of:=DEC2BIN([.C208])" office:value-type="string" office:string-value="11001101" calcext:value-type="string">
            <text:p>11001101</text:p>
          </table:table-cell>
          <table:table-cell table:formula="of:=DEC2HEX([.C208])" office:value-type="string" office:string-value="CD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table:formula="of:=([.$A$3]*[.C208])/255" office:value-type="float" office:value="4.01960784313726" calcext:value-type="float">
            <text:p>4.019608</text:p>
          </table:table-cell>
          <table:table-cell table:formula="of:=[.D208]*([.$A$9]/([.$A$5]+[.$A$7]))" office:value-type="float" office:value="0.6265951431235" calcext:value-type="float">
            <text:p>0.626595</text:p>
          </table:table-cell>
          <table:table-cell table:formula="of:=[.$A$13]-[.E208]" office:value-type="float" office:value="-0.4585951431235" calcext:value-type="float">
            <text:p>-0.458595</text:p>
          </table:table-cell>
          <table:table-cell table:formula="of:=[.F208]/0.0061" office:value-type="float" office:value="-75.1795316595902" calcext:value-type="float">
            <text:p>-75.179532</text:p>
          </table:table-cell>
          <table:table-cell table:formula="of:=ROUND([.G208];1)" office:value-type="float" office:value="-75.2" calcext:value-type="float">
            <text:p>-75.2</text:p>
          </table:table-cell>
          <table:table-cell table:number-columns-repeated="1016"/>
        </table:table-row>
        <table:table-row table:style-name="ro1">
          <table:table-cell table:formula="of:=DEC2BIN([.C209])" office:value-type="string" office:string-value="11001110" calcext:value-type="string">
            <text:p>11001110</text:p>
          </table:table-cell>
          <table:table-cell table:formula="of:=DEC2HEX([.C209])" office:value-type="string" office:string-value="CE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table:formula="of:=([.$A$3]*[.C209])/255" office:value-type="float" office:value="4.03921568627451" calcext:value-type="float">
            <text:p>4.039216</text:p>
          </table:table-cell>
          <table:table-cell table:formula="of:=[.D209]*([.$A$9]/([.$A$5]+[.$A$7]))" office:value-type="float" office:value="0.629651704797274" calcext:value-type="float">
            <text:p>0.629652</text:p>
          </table:table-cell>
          <table:table-cell table:formula="of:=[.$A$13]-[.E209]" office:value-type="float" office:value="-0.461651704797273" calcext:value-type="float">
            <text:p>-0.461652</text:p>
          </table:table-cell>
          <table:table-cell table:formula="of:=[.F209]/0.0061" office:value-type="float" office:value="-75.6806073438153" calcext:value-type="float">
            <text:p>-75.680607</text:p>
          </table:table-cell>
          <table:table-cell table:formula="of:=ROUND([.G209];1)" office:value-type="float" office:value="-75.7" calcext:value-type="float">
            <text:p>-75.7</text:p>
          </table:table-cell>
          <table:table-cell table:number-columns-repeated="1016"/>
        </table:table-row>
        <table:table-row table:style-name="ro1">
          <table:table-cell table:formula="of:=DEC2BIN([.C210])" office:value-type="string" office:string-value="11001111" calcext:value-type="string">
            <text:p>11001111</text:p>
          </table:table-cell>
          <table:table-cell table:formula="of:=DEC2HEX([.C210])" office:value-type="string" office:string-value="CF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table:formula="of:=([.$A$3]*[.C210])/255" office:value-type="float" office:value="4.05882352941176" calcext:value-type="float">
            <text:p>4.058824</text:p>
          </table:table-cell>
          <table:table-cell table:formula="of:=[.D210]*([.$A$9]/([.$A$5]+[.$A$7]))" office:value-type="float" office:value="0.632708266471047" calcext:value-type="float">
            <text:p>0.632708</text:p>
          </table:table-cell>
          <table:table-cell table:formula="of:=[.$A$13]-[.E210]" office:value-type="float" office:value="-0.464708266471047" calcext:value-type="float">
            <text:p>-0.464708</text:p>
          </table:table-cell>
          <table:table-cell table:formula="of:=[.F210]/0.0061" office:value-type="float" office:value="-76.1816830280404" calcext:value-type="float">
            <text:p>-76.181683</text:p>
          </table:table-cell>
          <table:table-cell table:formula="of:=ROUND([.G210];1)" office:value-type="float" office:value="-76.2" calcext:value-type="float">
            <text:p>-76.2</text:p>
          </table:table-cell>
          <table:table-cell table:number-columns-repeated="1016"/>
        </table:table-row>
        <table:table-row table:style-name="ro1">
          <table:table-cell table:formula="of:=DEC2BIN([.C211])" office:value-type="string" office:string-value="11010000" calcext:value-type="string">
            <text:p>11010000</text:p>
          </table:table-cell>
          <table:table-cell table:formula="of:=DEC2HEX([.C211])" office:value-type="string" office:string-value="D0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table:formula="of:=([.$A$3]*[.C211])/255" office:value-type="float" office:value="4.07843137254902" calcext:value-type="float">
            <text:p>4.078431</text:p>
          </table:table-cell>
          <table:table-cell table:formula="of:=[.D211]*([.$A$9]/([.$A$5]+[.$A$7]))" office:value-type="float" office:value="0.63576482814482" calcext:value-type="float">
            <text:p>0.635765</text:p>
          </table:table-cell>
          <table:table-cell table:formula="of:=[.$A$13]-[.E211]" office:value-type="float" office:value="-0.46776482814482" calcext:value-type="float">
            <text:p>-0.467765</text:p>
          </table:table-cell>
          <table:table-cell table:formula="of:=[.F211]/0.0061" office:value-type="float" office:value="-76.6827587122655" calcext:value-type="float">
            <text:p>-76.682759</text:p>
          </table:table-cell>
          <table:table-cell table:formula="of:=ROUND([.G211];1)" office:value-type="float" office:value="-76.7" calcext:value-type="float">
            <text:p>-76.7</text:p>
          </table:table-cell>
          <table:table-cell table:number-columns-repeated="1016"/>
        </table:table-row>
        <table:table-row table:style-name="ro1">
          <table:table-cell table:formula="of:=DEC2BIN([.C212])" office:value-type="string" office:string-value="11010001" calcext:value-type="string">
            <text:p>11010001</text:p>
          </table:table-cell>
          <table:table-cell table:formula="of:=DEC2HEX([.C212])" office:value-type="string" office:string-value="D1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table:formula="of:=([.$A$3]*[.C212])/255" office:value-type="float" office:value="4.09803921568627" calcext:value-type="float">
            <text:p>4.098039</text:p>
          </table:table-cell>
          <table:table-cell table:formula="of:=[.D212]*([.$A$9]/([.$A$5]+[.$A$7]))" office:value-type="float" office:value="0.638821389818593" calcext:value-type="float">
            <text:p>0.638821</text:p>
          </table:table-cell>
          <table:table-cell table:formula="of:=[.$A$13]-[.E212]" office:value-type="float" office:value="-0.470821389818593" calcext:value-type="float">
            <text:p>-0.470821</text:p>
          </table:table-cell>
          <table:table-cell table:formula="of:=[.F212]/0.0061" office:value-type="float" office:value="-77.1838343964907" calcext:value-type="float">
            <text:p>-77.183834</text:p>
          </table:table-cell>
          <table:table-cell table:formula="of:=ROUND([.G212];1)" office:value-type="float" office:value="-77.2" calcext:value-type="float">
            <text:p>-77.2</text:p>
          </table:table-cell>
          <table:table-cell table:number-columns-repeated="1016"/>
        </table:table-row>
        <table:table-row table:style-name="ro1">
          <table:table-cell table:formula="of:=DEC2BIN([.C213])" office:value-type="string" office:string-value="11010010" calcext:value-type="string">
            <text:p>11010010</text:p>
          </table:table-cell>
          <table:table-cell table:formula="of:=DEC2HEX([.C213])" office:value-type="string" office:string-value="D2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table:formula="of:=([.$A$3]*[.C213])/255" office:value-type="float" office:value="4.11764705882353" calcext:value-type="float">
            <text:p>4.117647</text:p>
          </table:table-cell>
          <table:table-cell table:formula="of:=[.D213]*([.$A$9]/([.$A$5]+[.$A$7]))" office:value-type="float" office:value="0.641877951492366" calcext:value-type="float">
            <text:p>0.641878</text:p>
          </table:table-cell>
          <table:table-cell table:formula="of:=[.$A$13]-[.E213]" office:value-type="float" office:value="-0.473877951492366" calcext:value-type="float">
            <text:p>-0.473878</text:p>
          </table:table-cell>
          <table:table-cell table:formula="of:=[.F213]/0.0061" office:value-type="float" office:value="-77.6849100807158" calcext:value-type="float">
            <text:p>-77.684910</text:p>
          </table:table-cell>
          <table:table-cell table:formula="of:=ROUND([.G213];1)" office:value-type="float" office:value="-77.7" calcext:value-type="float">
            <text:p>-77.7</text:p>
          </table:table-cell>
          <table:table-cell table:number-columns-repeated="1016"/>
        </table:table-row>
        <table:table-row table:style-name="ro1">
          <table:table-cell table:formula="of:=DEC2BIN([.C214])" office:value-type="string" office:string-value="11010011" calcext:value-type="string">
            <text:p>11010011</text:p>
          </table:table-cell>
          <table:table-cell table:formula="of:=DEC2HEX([.C214])" office:value-type="string" office:string-value="D3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table:formula="of:=([.$A$3]*[.C214])/255" office:value-type="float" office:value="4.13725490196079" calcext:value-type="float">
            <text:p>4.137255</text:p>
          </table:table-cell>
          <table:table-cell table:formula="of:=[.D214]*([.$A$9]/([.$A$5]+[.$A$7]))" office:value-type="float" office:value="0.64493451316614" calcext:value-type="float">
            <text:p>0.644935</text:p>
          </table:table-cell>
          <table:table-cell table:formula="of:=[.$A$13]-[.E214]" office:value-type="float" office:value="-0.476934513166139" calcext:value-type="float">
            <text:p>-0.476935</text:p>
          </table:table-cell>
          <table:table-cell table:formula="of:=[.F214]/0.0061" office:value-type="float" office:value="-78.1859857649409" calcext:value-type="float">
            <text:p>-78.185986</text:p>
          </table:table-cell>
          <table:table-cell table:formula="of:=ROUND([.G214];1)" office:value-type="float" office:value="-78.2" calcext:value-type="float">
            <text:p>-78.2</text:p>
          </table:table-cell>
          <table:table-cell table:number-columns-repeated="1016"/>
        </table:table-row>
        <table:table-row table:style-name="ro1">
          <table:table-cell table:formula="of:=DEC2BIN([.C215])" office:value-type="string" office:string-value="11010100" calcext:value-type="string">
            <text:p>11010100</text:p>
          </table:table-cell>
          <table:table-cell table:formula="of:=DEC2HEX([.C215])" office:value-type="string" office:string-value="D4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table:formula="of:=([.$A$3]*[.C215])/255" office:value-type="float" office:value="4.15686274509804" calcext:value-type="float">
            <text:p>4.156863</text:p>
          </table:table-cell>
          <table:table-cell table:formula="of:=[.D215]*([.$A$9]/([.$A$5]+[.$A$7]))" office:value-type="float" office:value="0.647991074839913" calcext:value-type="float">
            <text:p>0.647991</text:p>
          </table:table-cell>
          <table:table-cell table:formula="of:=[.$A$13]-[.E215]" office:value-type="float" office:value="-0.479991074839913" calcext:value-type="float">
            <text:p>-0.479991</text:p>
          </table:table-cell>
          <table:table-cell table:formula="of:=[.F215]/0.0061" office:value-type="float" office:value="-78.687061449166" calcext:value-type="float">
            <text:p>-78.687061</text:p>
          </table:table-cell>
          <table:table-cell table:formula="of:=ROUND([.G215];1)" office:value-type="float" office:value="-78.7" calcext:value-type="float">
            <text:p>-78.7</text:p>
          </table:table-cell>
          <table:table-cell table:number-columns-repeated="1016"/>
        </table:table-row>
        <table:table-row table:style-name="ro1">
          <table:table-cell table:formula="of:=DEC2BIN([.C216])" office:value-type="string" office:string-value="11010101" calcext:value-type="string">
            <text:p>11010101</text:p>
          </table:table-cell>
          <table:table-cell table:formula="of:=DEC2HEX([.C216])" office:value-type="string" office:string-value="D5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table:formula="of:=([.$A$3]*[.C216])/255" office:value-type="float" office:value="4.17647058823529" calcext:value-type="float">
            <text:p>4.176471</text:p>
          </table:table-cell>
          <table:table-cell table:formula="of:=[.D216]*([.$A$9]/([.$A$5]+[.$A$7]))" office:value-type="float" office:value="0.651047636513686" calcext:value-type="float">
            <text:p>0.651048</text:p>
          </table:table-cell>
          <table:table-cell table:formula="of:=[.$A$13]-[.E216]" office:value-type="float" office:value="-0.483047636513686" calcext:value-type="float">
            <text:p>-0.483048</text:p>
          </table:table-cell>
          <table:table-cell table:formula="of:=[.F216]/0.0061" office:value-type="float" office:value="-79.1881371333911" calcext:value-type="float">
            <text:p>-79.188137</text:p>
          </table:table-cell>
          <table:table-cell table:formula="of:=ROUND([.G216];1)" office:value-type="float" office:value="-79.2" calcext:value-type="float">
            <text:p>-79.2</text:p>
          </table:table-cell>
          <table:table-cell table:number-columns-repeated="1016"/>
        </table:table-row>
        <table:table-row table:style-name="ro1">
          <table:table-cell table:formula="of:=DEC2BIN([.C217])" office:value-type="string" office:string-value="11010110" calcext:value-type="string">
            <text:p>11010110</text:p>
          </table:table-cell>
          <table:table-cell table:formula="of:=DEC2HEX([.C217])" office:value-type="string" office:string-value="D6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table:formula="of:=([.$A$3]*[.C217])/255" office:value-type="float" office:value="4.19607843137255" calcext:value-type="float">
            <text:p>4.196078</text:p>
          </table:table-cell>
          <table:table-cell table:formula="of:=[.D217]*([.$A$9]/([.$A$5]+[.$A$7]))" office:value-type="float" office:value="0.654104198187459" calcext:value-type="float">
            <text:p>0.654104</text:p>
          </table:table-cell>
          <table:table-cell table:formula="of:=[.$A$13]-[.E217]" office:value-type="float" office:value="-0.486104198187459" calcext:value-type="float">
            <text:p>-0.486104</text:p>
          </table:table-cell>
          <table:table-cell table:formula="of:=[.F217]/0.0061" office:value-type="float" office:value="-79.6892128176162" calcext:value-type="float">
            <text:p>-79.689213</text:p>
          </table:table-cell>
          <table:table-cell table:formula="of:=ROUND([.G217];1)" office:value-type="float" office:value="-79.7" calcext:value-type="float">
            <text:p>-79.7</text:p>
          </table:table-cell>
          <table:table-cell table:number-columns-repeated="1016"/>
        </table:table-row>
        <table:table-row table:style-name="ro1">
          <table:table-cell table:formula="of:=DEC2BIN([.C218])" office:value-type="string" office:string-value="11010111" calcext:value-type="string">
            <text:p>11010111</text:p>
          </table:table-cell>
          <table:table-cell table:formula="of:=DEC2HEX([.C218])" office:value-type="string" office:string-value="D7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table:formula="of:=([.$A$3]*[.C218])/255" office:value-type="float" office:value="4.2156862745098" calcext:value-type="float">
            <text:p>4.215686</text:p>
          </table:table-cell>
          <table:table-cell table:formula="of:=[.D218]*([.$A$9]/([.$A$5]+[.$A$7]))" office:value-type="float" office:value="0.657160759861232" calcext:value-type="float">
            <text:p>0.657161</text:p>
          </table:table-cell>
          <table:table-cell table:formula="of:=[.$A$13]-[.E218]" office:value-type="float" office:value="-0.489160759861232" calcext:value-type="float">
            <text:p>-0.489161</text:p>
          </table:table-cell>
          <table:table-cell table:formula="of:=[.F218]/0.0061" office:value-type="float" office:value="-80.1902885018413" calcext:value-type="float">
            <text:p>-80.190289</text:p>
          </table:table-cell>
          <table:table-cell table:formula="of:=ROUND([.G218];1)" office:value-type="float" office:value="-80.2" calcext:value-type="float">
            <text:p>-80.2</text:p>
          </table:table-cell>
          <table:table-cell table:number-columns-repeated="1016"/>
        </table:table-row>
        <table:table-row table:style-name="ro1">
          <table:table-cell table:formula="of:=DEC2BIN([.C219])" office:value-type="string" office:string-value="11011000" calcext:value-type="string">
            <text:p>11011000</text:p>
          </table:table-cell>
          <table:table-cell table:formula="of:=DEC2HEX([.C219])" office:value-type="string" office:string-value="D8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table:formula="of:=([.$A$3]*[.C219])/255" office:value-type="float" office:value="4.23529411764706" calcext:value-type="float">
            <text:p>4.235294</text:p>
          </table:table-cell>
          <table:table-cell table:formula="of:=[.D219]*([.$A$9]/([.$A$5]+[.$A$7]))" office:value-type="float" office:value="0.660217321535005" calcext:value-type="float">
            <text:p>0.660217</text:p>
          </table:table-cell>
          <table:table-cell table:formula="of:=[.$A$13]-[.E219]" office:value-type="float" office:value="-0.492217321535005" calcext:value-type="float">
            <text:p>-0.492217</text:p>
          </table:table-cell>
          <table:table-cell table:formula="of:=[.F219]/0.0061" office:value-type="float" office:value="-80.6913641860664" calcext:value-type="float">
            <text:p>-80.691364</text:p>
          </table:table-cell>
          <table:table-cell table:formula="of:=ROUND([.G219];1)" office:value-type="float" office:value="-80.7" calcext:value-type="float">
            <text:p>-80.7</text:p>
          </table:table-cell>
          <table:table-cell table:number-columns-repeated="1016"/>
        </table:table-row>
        <table:table-row table:style-name="ro1">
          <table:table-cell table:formula="of:=DEC2BIN([.C220])" office:value-type="string" office:string-value="11011001" calcext:value-type="string">
            <text:p>11011001</text:p>
          </table:table-cell>
          <table:table-cell table:formula="of:=DEC2HEX([.C220])" office:value-type="string" office:string-value="D9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table:formula="of:=([.$A$3]*[.C220])/255" office:value-type="float" office:value="4.25490196078431" calcext:value-type="float">
            <text:p>4.254902</text:p>
          </table:table-cell>
          <table:table-cell table:formula="of:=[.D220]*([.$A$9]/([.$A$5]+[.$A$7]))" office:value-type="float" office:value="0.663273883208778" calcext:value-type="float">
            <text:p>0.663274</text:p>
          </table:table-cell>
          <table:table-cell table:formula="of:=[.$A$13]-[.E220]" office:value-type="float" office:value="-0.495273883208778" calcext:value-type="float">
            <text:p>-0.495274</text:p>
          </table:table-cell>
          <table:table-cell table:formula="of:=[.F220]/0.0061" office:value-type="float" office:value="-81.1924398702915" calcext:value-type="float">
            <text:p>-81.192440</text:p>
          </table:table-cell>
          <table:table-cell table:formula="of:=ROUND([.G220];1)" office:value-type="float" office:value="-81.2" calcext:value-type="float">
            <text:p>-81.2</text:p>
          </table:table-cell>
          <table:table-cell table:number-columns-repeated="1016"/>
        </table:table-row>
        <table:table-row table:style-name="ro1">
          <table:table-cell table:formula="of:=DEC2BIN([.C221])" office:value-type="string" office:string-value="11011010" calcext:value-type="string">
            <text:p>11011010</text:p>
          </table:table-cell>
          <table:table-cell table:formula="of:=DEC2HEX([.C221])" office:value-type="string" office:string-value="DA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table:formula="of:=([.$A$3]*[.C221])/255" office:value-type="float" office:value="4.27450980392157" calcext:value-type="float">
            <text:p>4.274510</text:p>
          </table:table-cell>
          <table:table-cell table:formula="of:=[.D221]*([.$A$9]/([.$A$5]+[.$A$7]))" office:value-type="float" office:value="0.666330444882552" calcext:value-type="float">
            <text:p>0.666330</text:p>
          </table:table-cell>
          <table:table-cell table:formula="of:=[.$A$13]-[.E221]" office:value-type="float" office:value="-0.498330444882552" calcext:value-type="float">
            <text:p>-0.498330</text:p>
          </table:table-cell>
          <table:table-cell table:formula="of:=[.F221]/0.0061" office:value-type="float" office:value="-81.6935155545166" calcext:value-type="float">
            <text:p>-81.693516</text:p>
          </table:table-cell>
          <table:table-cell table:formula="of:=ROUND([.G221];1)" office:value-type="float" office:value="-81.7" calcext:value-type="float">
            <text:p>-81.7</text:p>
          </table:table-cell>
          <table:table-cell table:number-columns-repeated="1016"/>
        </table:table-row>
        <table:table-row table:style-name="ro1">
          <table:table-cell table:formula="of:=DEC2BIN([.C222])" office:value-type="string" office:string-value="11011011" calcext:value-type="string">
            <text:p>11011011</text:p>
          </table:table-cell>
          <table:table-cell table:formula="of:=DEC2HEX([.C222])" office:value-type="string" office:string-value="DB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table:formula="of:=([.$A$3]*[.C222])/255" office:value-type="float" office:value="4.29411764705882" calcext:value-type="float">
            <text:p>4.294118</text:p>
          </table:table-cell>
          <table:table-cell table:formula="of:=[.D222]*([.$A$9]/([.$A$5]+[.$A$7]))" office:value-type="float" office:value="0.669387006556325" calcext:value-type="float">
            <text:p>0.669387</text:p>
          </table:table-cell>
          <table:table-cell table:formula="of:=[.$A$13]-[.E222]" office:value-type="float" office:value="-0.501387006556325" calcext:value-type="float">
            <text:p>-0.501387</text:p>
          </table:table-cell>
          <table:table-cell table:formula="of:=[.F222]/0.0061" office:value-type="float" office:value="-82.1945912387418" calcext:value-type="float">
            <text:p>-82.194591</text:p>
          </table:table-cell>
          <table:table-cell table:formula="of:=ROUND([.G222];1)" office:value-type="float" office:value="-82.2" calcext:value-type="float">
            <text:p>-82.2</text:p>
          </table:table-cell>
          <table:table-cell table:number-columns-repeated="1016"/>
        </table:table-row>
        <table:table-row table:style-name="ro1">
          <table:table-cell table:formula="of:=DEC2BIN([.C223])" office:value-type="string" office:string-value="11011100" calcext:value-type="string">
            <text:p>11011100</text:p>
          </table:table-cell>
          <table:table-cell table:formula="of:=DEC2HEX([.C223])" office:value-type="string" office:string-value="DC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table:formula="of:=([.$A$3]*[.C223])/255" office:value-type="float" office:value="4.31372549019608" calcext:value-type="float">
            <text:p>4.313725</text:p>
          </table:table-cell>
          <table:table-cell table:formula="of:=[.D223]*([.$A$9]/([.$A$5]+[.$A$7]))" office:value-type="float" office:value="0.672443568230098" calcext:value-type="float">
            <text:p>0.672444</text:p>
          </table:table-cell>
          <table:table-cell table:formula="of:=[.$A$13]-[.E223]" office:value-type="float" office:value="-0.504443568230098" calcext:value-type="float">
            <text:p>-0.504444</text:p>
          </table:table-cell>
          <table:table-cell table:formula="of:=[.F223]/0.0061" office:value-type="float" office:value="-82.6956669229669" calcext:value-type="float">
            <text:p>-82.695667</text:p>
          </table:table-cell>
          <table:table-cell table:formula="of:=ROUND([.G223];1)" office:value-type="float" office:value="-82.7" calcext:value-type="float">
            <text:p>-82.7</text:p>
          </table:table-cell>
          <table:table-cell table:number-columns-repeated="1016"/>
        </table:table-row>
        <table:table-row table:style-name="ro1">
          <table:table-cell table:formula="of:=DEC2BIN([.C224])" office:value-type="string" office:string-value="11011101" calcext:value-type="string">
            <text:p>11011101</text:p>
          </table:table-cell>
          <table:table-cell table:formula="of:=DEC2HEX([.C224])" office:value-type="string" office:string-value="DD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table:formula="of:=([.$A$3]*[.C224])/255" office:value-type="float" office:value="4.33333333333333" calcext:value-type="float">
            <text:p>4.333333</text:p>
          </table:table-cell>
          <table:table-cell table:formula="of:=[.D224]*([.$A$9]/([.$A$5]+[.$A$7]))" office:value-type="float" office:value="0.675500129903871" calcext:value-type="float">
            <text:p>0.675500</text:p>
          </table:table-cell>
          <table:table-cell table:formula="of:=[.$A$13]-[.E224]" office:value-type="float" office:value="-0.507500129903871" calcext:value-type="float">
            <text:p>-0.507500</text:p>
          </table:table-cell>
          <table:table-cell table:formula="of:=[.F224]/0.0061" office:value-type="float" office:value="-83.196742607192" calcext:value-type="float">
            <text:p>-83.196743</text:p>
          </table:table-cell>
          <table:table-cell table:formula="of:=ROUND([.G224];1)" office:value-type="float" office:value="-83.2" calcext:value-type="float">
            <text:p>-83.2</text:p>
          </table:table-cell>
          <table:table-cell table:number-columns-repeated="1016"/>
        </table:table-row>
        <table:table-row table:style-name="ro1">
          <table:table-cell table:formula="of:=DEC2BIN([.C225])" office:value-type="string" office:string-value="11011110" calcext:value-type="string">
            <text:p>11011110</text:p>
          </table:table-cell>
          <table:table-cell table:formula="of:=DEC2HEX([.C225])" office:value-type="string" office:string-value="DE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table:formula="of:=([.$A$3]*[.C225])/255" office:value-type="float" office:value="4.35294117647059" calcext:value-type="float">
            <text:p>4.352941</text:p>
          </table:table-cell>
          <table:table-cell table:formula="of:=[.D225]*([.$A$9]/([.$A$5]+[.$A$7]))" office:value-type="float" office:value="0.678556691577644" calcext:value-type="float">
            <text:p>0.678557</text:p>
          </table:table-cell>
          <table:table-cell table:formula="of:=[.$A$13]-[.E225]" office:value-type="float" office:value="-0.510556691577644" calcext:value-type="float">
            <text:p>-0.510557</text:p>
          </table:table-cell>
          <table:table-cell table:formula="of:=[.F225]/0.0061" office:value-type="float" office:value="-83.6978182914171" calcext:value-type="float">
            <text:p>-83.697818</text:p>
          </table:table-cell>
          <table:table-cell table:formula="of:=ROUND([.G225];1)" office:value-type="float" office:value="-83.7" calcext:value-type="float">
            <text:p>-83.7</text:p>
          </table:table-cell>
          <table:table-cell table:number-columns-repeated="1016"/>
        </table:table-row>
        <table:table-row table:style-name="ro1">
          <table:table-cell table:formula="of:=DEC2BIN([.C226])" office:value-type="string" office:string-value="11011111" calcext:value-type="string">
            <text:p>11011111</text:p>
          </table:table-cell>
          <table:table-cell table:formula="of:=DEC2HEX([.C226])" office:value-type="string" office:string-value="DF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table:formula="of:=([.$A$3]*[.C226])/255" office:value-type="float" office:value="4.37254901960784" calcext:value-type="float">
            <text:p>4.372549</text:p>
          </table:table-cell>
          <table:table-cell table:formula="of:=[.D226]*([.$A$9]/([.$A$5]+[.$A$7]))" office:value-type="float" office:value="0.681613253251417" calcext:value-type="float">
            <text:p>0.681613</text:p>
          </table:table-cell>
          <table:table-cell table:formula="of:=[.$A$13]-[.E226]" office:value-type="float" office:value="-0.513613253251417" calcext:value-type="float">
            <text:p>-0.513613</text:p>
          </table:table-cell>
          <table:table-cell table:formula="of:=[.F226]/0.0061" office:value-type="float" office:value="-84.1988939756422" calcext:value-type="float">
            <text:p>-84.198894</text:p>
          </table:table-cell>
          <table:table-cell table:formula="of:=ROUND([.G226];1)" office:value-type="float" office:value="-84.2" calcext:value-type="float">
            <text:p>-84.2</text:p>
          </table:table-cell>
          <table:table-cell table:number-columns-repeated="1016"/>
        </table:table-row>
        <table:table-row table:style-name="ro1">
          <table:table-cell table:formula="of:=DEC2BIN([.C227])" office:value-type="string" office:string-value="11100000" calcext:value-type="string">
            <text:p>11100000</text:p>
          </table:table-cell>
          <table:table-cell table:formula="of:=DEC2HEX([.C227])" office:value-type="string" office:string-value="E0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table:formula="of:=([.$A$3]*[.C227])/255" office:value-type="float" office:value="4.3921568627451" calcext:value-type="float">
            <text:p>4.392157</text:p>
          </table:table-cell>
          <table:table-cell table:formula="of:=[.D227]*([.$A$9]/([.$A$5]+[.$A$7]))" office:value-type="float" office:value="0.684669814925191" calcext:value-type="float">
            <text:p>0.684670</text:p>
          </table:table-cell>
          <table:table-cell table:formula="of:=[.$A$13]-[.E227]" office:value-type="float" office:value="-0.516669814925191" calcext:value-type="float">
            <text:p>-0.516670</text:p>
          </table:table-cell>
          <table:table-cell table:formula="of:=[.F227]/0.0061" office:value-type="float" office:value="-84.6999696598673" calcext:value-type="float">
            <text:p>-84.699970</text:p>
          </table:table-cell>
          <table:table-cell table:formula="of:=ROUND([.G227];1)" office:value-type="float" office:value="-84.7" calcext:value-type="float">
            <text:p>-84.7</text:p>
          </table:table-cell>
          <table:table-cell table:number-columns-repeated="1016"/>
        </table:table-row>
        <table:table-row table:style-name="ro1">
          <table:table-cell table:formula="of:=DEC2BIN([.C228])" office:value-type="string" office:string-value="11100001" calcext:value-type="string">
            <text:p>11100001</text:p>
          </table:table-cell>
          <table:table-cell table:formula="of:=DEC2HEX([.C228])" office:value-type="string" office:string-value="E1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table:formula="of:=([.$A$3]*[.C228])/255" office:value-type="float" office:value="4.41176470588235" calcext:value-type="float">
            <text:p>4.411765</text:p>
          </table:table-cell>
          <table:table-cell table:formula="of:=[.D228]*([.$A$9]/([.$A$5]+[.$A$7]))" office:value-type="float" office:value="0.687726376598964" calcext:value-type="float">
            <text:p>0.687726</text:p>
          </table:table-cell>
          <table:table-cell table:formula="of:=[.$A$13]-[.E228]" office:value-type="float" office:value="-0.519726376598964" calcext:value-type="float">
            <text:p>-0.519726</text:p>
          </table:table-cell>
          <table:table-cell table:formula="of:=[.F228]/0.0061" office:value-type="float" office:value="-85.2010453440924" calcext:value-type="float">
            <text:p>-85.201045</text:p>
          </table:table-cell>
          <table:table-cell table:formula="of:=ROUND([.G228];1)" office:value-type="float" office:value="-85.2" calcext:value-type="float">
            <text:p>-85.2</text:p>
          </table:table-cell>
          <table:table-cell table:number-columns-repeated="1016"/>
        </table:table-row>
        <table:table-row table:style-name="ro1">
          <table:table-cell table:formula="of:=DEC2BIN([.C229])" office:value-type="string" office:string-value="11100010" calcext:value-type="string">
            <text:p>11100010</text:p>
          </table:table-cell>
          <table:table-cell table:formula="of:=DEC2HEX([.C229])" office:value-type="string" office:string-value="E2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table:formula="of:=([.$A$3]*[.C229])/255" office:value-type="float" office:value="4.43137254901961" calcext:value-type="float">
            <text:p>4.431373</text:p>
          </table:table-cell>
          <table:table-cell table:formula="of:=[.D229]*([.$A$9]/([.$A$5]+[.$A$7]))" office:value-type="float" office:value="0.690782938272737" calcext:value-type="float">
            <text:p>0.690783</text:p>
          </table:table-cell>
          <table:table-cell table:formula="of:=[.$A$13]-[.E229]" office:value-type="float" office:value="-0.522782938272737" calcext:value-type="float">
            <text:p>-0.522783</text:p>
          </table:table-cell>
          <table:table-cell table:formula="of:=[.F229]/0.0061" office:value-type="float" office:value="-85.7021210283175" calcext:value-type="float">
            <text:p>-85.702121</text:p>
          </table:table-cell>
          <table:table-cell table:formula="of:=ROUND([.G229];1)" office:value-type="float" office:value="-85.7" calcext:value-type="float">
            <text:p>-85.7</text:p>
          </table:table-cell>
          <table:table-cell table:number-columns-repeated="1016"/>
        </table:table-row>
        <table:table-row table:style-name="ro1">
          <table:table-cell table:formula="of:=DEC2BIN([.C230])" office:value-type="string" office:string-value="11100011" calcext:value-type="string">
            <text:p>11100011</text:p>
          </table:table-cell>
          <table:table-cell table:formula="of:=DEC2HEX([.C230])" office:value-type="string" office:string-value="E3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table:formula="of:=([.$A$3]*[.C230])/255" office:value-type="float" office:value="4.45098039215686" calcext:value-type="float">
            <text:p>4.450980</text:p>
          </table:table-cell>
          <table:table-cell table:formula="of:=[.D230]*([.$A$9]/([.$A$5]+[.$A$7]))" office:value-type="float" office:value="0.69383949994651" calcext:value-type="float">
            <text:p>0.693839</text:p>
          </table:table-cell>
          <table:table-cell table:formula="of:=[.$A$13]-[.E230]" office:value-type="float" office:value="-0.52583949994651" calcext:value-type="float">
            <text:p>-0.525839</text:p>
          </table:table-cell>
          <table:table-cell table:formula="of:=[.F230]/0.0061" office:value-type="float" office:value="-86.2031967125426" calcext:value-type="float">
            <text:p>-86.203197</text:p>
          </table:table-cell>
          <table:table-cell table:formula="of:=ROUND([.G230];1)" office:value-type="float" office:value="-86.2" calcext:value-type="float">
            <text:p>-86.2</text:p>
          </table:table-cell>
          <table:table-cell table:number-columns-repeated="1016"/>
        </table:table-row>
        <table:table-row table:style-name="ro1">
          <table:table-cell table:formula="of:=DEC2BIN([.C231])" office:value-type="string" office:string-value="11100100" calcext:value-type="string">
            <text:p>11100100</text:p>
          </table:table-cell>
          <table:table-cell table:formula="of:=DEC2HEX([.C231])" office:value-type="string" office:string-value="E4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table:formula="of:=([.$A$3]*[.C231])/255" office:value-type="float" office:value="4.47058823529412" calcext:value-type="float">
            <text:p>4.470588</text:p>
          </table:table-cell>
          <table:table-cell table:formula="of:=[.D231]*([.$A$9]/([.$A$5]+[.$A$7]))" office:value-type="float" office:value="0.696896061620283" calcext:value-type="float">
            <text:p>0.696896</text:p>
          </table:table-cell>
          <table:table-cell table:formula="of:=[.$A$13]-[.E231]" office:value-type="float" office:value="-0.528896061620283" calcext:value-type="float">
            <text:p>-0.528896</text:p>
          </table:table-cell>
          <table:table-cell table:formula="of:=[.F231]/0.0061" office:value-type="float" office:value="-86.7042723967677" calcext:value-type="float">
            <text:p>-86.704272</text:p>
          </table:table-cell>
          <table:table-cell table:formula="of:=ROUND([.G231];1)" office:value-type="float" office:value="-86.7" calcext:value-type="float">
            <text:p>-86.7</text:p>
          </table:table-cell>
          <table:table-cell table:number-columns-repeated="1016"/>
        </table:table-row>
        <table:table-row table:style-name="ro1">
          <table:table-cell table:formula="of:=DEC2BIN([.C232])" office:value-type="string" office:string-value="11100101" calcext:value-type="string">
            <text:p>11100101</text:p>
          </table:table-cell>
          <table:table-cell table:formula="of:=DEC2HEX([.C232])" office:value-type="string" office:string-value="E5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table:formula="of:=([.$A$3]*[.C232])/255" office:value-type="float" office:value="4.49019607843137" calcext:value-type="float">
            <text:p>4.490196</text:p>
          </table:table-cell>
          <table:table-cell table:formula="of:=[.D232]*([.$A$9]/([.$A$5]+[.$A$7]))" office:value-type="float" office:value="0.699952623294057" calcext:value-type="float">
            <text:p>0.699953</text:p>
          </table:table-cell>
          <table:table-cell table:formula="of:=[.$A$13]-[.E232]" office:value-type="float" office:value="-0.531952623294056" calcext:value-type="float">
            <text:p>-0.531953</text:p>
          </table:table-cell>
          <table:table-cell table:formula="of:=[.F232]/0.0061" office:value-type="float" office:value="-87.2053480809929" calcext:value-type="float">
            <text:p>-87.205348</text:p>
          </table:table-cell>
          <table:table-cell table:formula="of:=ROUND([.G232];1)" office:value-type="float" office:value="-87.2" calcext:value-type="float">
            <text:p>-87.2</text:p>
          </table:table-cell>
          <table:table-cell table:number-columns-repeated="1016"/>
        </table:table-row>
        <table:table-row table:style-name="ro1">
          <table:table-cell table:formula="of:=DEC2BIN([.C233])" office:value-type="string" office:string-value="11100110" calcext:value-type="string">
            <text:p>11100110</text:p>
          </table:table-cell>
          <table:table-cell table:formula="of:=DEC2HEX([.C233])" office:value-type="string" office:string-value="E6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table:formula="of:=([.$A$3]*[.C233])/255" office:value-type="float" office:value="4.50980392156863" calcext:value-type="float">
            <text:p>4.509804</text:p>
          </table:table-cell>
          <table:table-cell table:formula="of:=[.D233]*([.$A$9]/([.$A$5]+[.$A$7]))" office:value-type="float" office:value="0.70300918496783" calcext:value-type="float">
            <text:p>0.703009</text:p>
          </table:table-cell>
          <table:table-cell table:formula="of:=[.$A$13]-[.E233]" office:value-type="float" office:value="-0.53500918496783" calcext:value-type="float">
            <text:p>-0.535009</text:p>
          </table:table-cell>
          <table:table-cell table:formula="of:=[.F233]/0.0061" office:value-type="float" office:value="-87.706423765218" calcext:value-type="float">
            <text:p>-87.706424</text:p>
          </table:table-cell>
          <table:table-cell table:formula="of:=ROUND([.G233];1)" office:value-type="float" office:value="-87.7" calcext:value-type="float">
            <text:p>-87.7</text:p>
          </table:table-cell>
          <table:table-cell table:number-columns-repeated="1016"/>
        </table:table-row>
        <table:table-row table:style-name="ro1">
          <table:table-cell table:formula="of:=DEC2BIN([.C234])" office:value-type="string" office:string-value="11100111" calcext:value-type="string">
            <text:p>11100111</text:p>
          </table:table-cell>
          <table:table-cell table:formula="of:=DEC2HEX([.C234])" office:value-type="string" office:string-value="E7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table:formula="of:=([.$A$3]*[.C234])/255" office:value-type="float" office:value="4.52941176470588" calcext:value-type="float">
            <text:p>4.529412</text:p>
          </table:table-cell>
          <table:table-cell table:formula="of:=[.D234]*([.$A$9]/([.$A$5]+[.$A$7]))" office:value-type="float" office:value="0.706065746641603" calcext:value-type="float">
            <text:p>0.706066</text:p>
          </table:table-cell>
          <table:table-cell table:formula="of:=[.$A$13]-[.E234]" office:value-type="float" office:value="-0.538065746641603" calcext:value-type="float">
            <text:p>-0.538066</text:p>
          </table:table-cell>
          <table:table-cell table:formula="of:=[.F234]/0.0061" office:value-type="float" office:value="-88.2074994494431" calcext:value-type="float">
            <text:p>-88.207499</text:p>
          </table:table-cell>
          <table:table-cell table:formula="of:=ROUND([.G234];1)" office:value-type="float" office:value="-88.2" calcext:value-type="float">
            <text:p>-88.2</text:p>
          </table:table-cell>
          <table:table-cell table:number-columns-repeated="1016"/>
        </table:table-row>
        <table:table-row table:style-name="ro1">
          <table:table-cell table:formula="of:=DEC2BIN([.C235])" office:value-type="string" office:string-value="11101000" calcext:value-type="string">
            <text:p>11101000</text:p>
          </table:table-cell>
          <table:table-cell table:formula="of:=DEC2HEX([.C235])" office:value-type="string" office:string-value="E8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table:formula="of:=([.$A$3]*[.C235])/255" office:value-type="float" office:value="4.54901960784314" calcext:value-type="float">
            <text:p>4.549020</text:p>
          </table:table-cell>
          <table:table-cell table:formula="of:=[.D235]*([.$A$9]/([.$A$5]+[.$A$7]))" office:value-type="float" office:value="0.709122308315376" calcext:value-type="float">
            <text:p>0.709122</text:p>
          </table:table-cell>
          <table:table-cell table:formula="of:=[.$A$13]-[.E235]" office:value-type="float" office:value="-0.541122308315376" calcext:value-type="float">
            <text:p>-0.541122</text:p>
          </table:table-cell>
          <table:table-cell table:formula="of:=[.F235]/0.0061" office:value-type="float" office:value="-88.7085751336682" calcext:value-type="float">
            <text:p>-88.708575</text:p>
          </table:table-cell>
          <table:table-cell table:formula="of:=ROUND([.G235];1)" office:value-type="float" office:value="-88.7" calcext:value-type="float">
            <text:p>-88.7</text:p>
          </table:table-cell>
          <table:table-cell table:number-columns-repeated="1016"/>
        </table:table-row>
        <table:table-row table:style-name="ro1">
          <table:table-cell table:formula="of:=DEC2BIN([.C236])" office:value-type="string" office:string-value="11101001" calcext:value-type="string">
            <text:p>11101001</text:p>
          </table:table-cell>
          <table:table-cell table:formula="of:=DEC2HEX([.C236])" office:value-type="string" office:string-value="E9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table:formula="of:=([.$A$3]*[.C236])/255" office:value-type="float" office:value="4.56862745098039" calcext:value-type="float">
            <text:p>4.568627</text:p>
          </table:table-cell>
          <table:table-cell table:formula="of:=[.D236]*([.$A$9]/([.$A$5]+[.$A$7]))" office:value-type="float" office:value="0.712178869989149" calcext:value-type="float">
            <text:p>0.712179</text:p>
          </table:table-cell>
          <table:table-cell table:formula="of:=[.$A$13]-[.E236]" office:value-type="float" office:value="-0.544178869989149" calcext:value-type="float">
            <text:p>-0.544179</text:p>
          </table:table-cell>
          <table:table-cell table:formula="of:=[.F236]/0.0061" office:value-type="float" office:value="-89.2096508178933" calcext:value-type="float">
            <text:p>-89.209651</text:p>
          </table:table-cell>
          <table:table-cell table:formula="of:=ROUND([.G236];1)" office:value-type="float" office:value="-89.2" calcext:value-type="float">
            <text:p>-89.2</text:p>
          </table:table-cell>
          <table:table-cell table:number-columns-repeated="1016"/>
        </table:table-row>
        <table:table-row table:style-name="ro1">
          <table:table-cell table:formula="of:=DEC2BIN([.C237])" office:value-type="string" office:string-value="11101010" calcext:value-type="string">
            <text:p>11101010</text:p>
          </table:table-cell>
          <table:table-cell table:formula="of:=DEC2HEX([.C237])" office:value-type="string" office:string-value="EA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table:formula="of:=([.$A$3]*[.C237])/255" office:value-type="float" office:value="4.58823529411765" calcext:value-type="float">
            <text:p>4.588235</text:p>
          </table:table-cell>
          <table:table-cell table:formula="of:=[.D237]*([.$A$9]/([.$A$5]+[.$A$7]))" office:value-type="float" office:value="0.715235431662922" calcext:value-type="float">
            <text:p>0.715235</text:p>
          </table:table-cell>
          <table:table-cell table:formula="of:=[.$A$13]-[.E237]" office:value-type="float" office:value="-0.547235431662922" calcext:value-type="float">
            <text:p>-0.547235</text:p>
          </table:table-cell>
          <table:table-cell table:formula="of:=[.F237]/0.0061" office:value-type="float" office:value="-89.7107265021184" calcext:value-type="float">
            <text:p>-89.710727</text:p>
          </table:table-cell>
          <table:table-cell table:formula="of:=ROUND([.G237];1)" office:value-type="float" office:value="-89.7" calcext:value-type="float">
            <text:p>-89.7</text:p>
          </table:table-cell>
          <table:table-cell table:number-columns-repeated="1016"/>
        </table:table-row>
        <table:table-row table:style-name="ro1">
          <table:table-cell table:formula="of:=DEC2BIN([.C238])" office:value-type="string" office:string-value="11101011" calcext:value-type="string">
            <text:p>11101011</text:p>
          </table:table-cell>
          <table:table-cell table:formula="of:=DEC2HEX([.C238])" office:value-type="string" office:string-value="EB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table:formula="of:=([.$A$3]*[.C238])/255" office:value-type="float" office:value="4.6078431372549" calcext:value-type="float">
            <text:p>4.607843</text:p>
          </table:table-cell>
          <table:table-cell table:formula="of:=[.D238]*([.$A$9]/([.$A$5]+[.$A$7]))" office:value-type="float" office:value="0.718291993336695" calcext:value-type="float">
            <text:p>0.718292</text:p>
          </table:table-cell>
          <table:table-cell table:formula="of:=[.$A$13]-[.E238]" office:value-type="float" office:value="-0.550291993336695" calcext:value-type="float">
            <text:p>-0.550292</text:p>
          </table:table-cell>
          <table:table-cell table:formula="of:=[.F238]/0.0061" office:value-type="float" office:value="-90.2118021863435" calcext:value-type="float">
            <text:p>-90.211802</text:p>
          </table:table-cell>
          <table:table-cell table:formula="of:=ROUND([.G238];1)" office:value-type="float" office:value="-90.2" calcext:value-type="float">
            <text:p>-90.2</text:p>
          </table:table-cell>
          <table:table-cell table:number-columns-repeated="1016"/>
        </table:table-row>
        <table:table-row table:style-name="ro1">
          <table:table-cell table:formula="of:=DEC2BIN([.C239])" office:value-type="string" office:string-value="11101100" calcext:value-type="string">
            <text:p>11101100</text:p>
          </table:table-cell>
          <table:table-cell table:formula="of:=DEC2HEX([.C239])" office:value-type="string" office:string-value="EC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table:formula="of:=([.$A$3]*[.C239])/255" office:value-type="float" office:value="4.62745098039216" calcext:value-type="float">
            <text:p>4.627451</text:p>
          </table:table-cell>
          <table:table-cell table:formula="of:=[.D239]*([.$A$9]/([.$A$5]+[.$A$7]))" office:value-type="float" office:value="0.721348555010469" calcext:value-type="float">
            <text:p>0.721349</text:p>
          </table:table-cell>
          <table:table-cell table:formula="of:=[.$A$13]-[.E239]" office:value-type="float" office:value="-0.553348555010469" calcext:value-type="float">
            <text:p>-0.553349</text:p>
          </table:table-cell>
          <table:table-cell table:formula="of:=[.F239]/0.0061" office:value-type="float" office:value="-90.7128778705686" calcext:value-type="float">
            <text:p>-90.712878</text:p>
          </table:table-cell>
          <table:table-cell table:formula="of:=ROUND([.G239];1)" office:value-type="float" office:value="-90.7" calcext:value-type="float">
            <text:p>-90.7</text:p>
          </table:table-cell>
          <table:table-cell table:number-columns-repeated="1016"/>
        </table:table-row>
        <table:table-row table:style-name="ro1">
          <table:table-cell table:formula="of:=DEC2BIN([.C240])" office:value-type="string" office:string-value="11101101" calcext:value-type="string">
            <text:p>11101101</text:p>
          </table:table-cell>
          <table:table-cell table:formula="of:=DEC2HEX([.C240])" office:value-type="string" office:string-value="ED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table:formula="of:=([.$A$3]*[.C240])/255" office:value-type="float" office:value="4.64705882352941" calcext:value-type="float">
            <text:p>4.647059</text:p>
          </table:table-cell>
          <table:table-cell table:formula="of:=[.D240]*([.$A$9]/([.$A$5]+[.$A$7]))" office:value-type="float" office:value="0.724405116684242" calcext:value-type="float">
            <text:p>0.724405</text:p>
          </table:table-cell>
          <table:table-cell table:formula="of:=[.$A$13]-[.E240]" office:value-type="float" office:value="-0.556405116684242" calcext:value-type="float">
            <text:p>-0.556405</text:p>
          </table:table-cell>
          <table:table-cell table:formula="of:=[.F240]/0.0061" office:value-type="float" office:value="-91.2139535547938" calcext:value-type="float">
            <text:p>-91.213954</text:p>
          </table:table-cell>
          <table:table-cell table:formula="of:=ROUND([.G240];1)" office:value-type="float" office:value="-91.2" calcext:value-type="float">
            <text:p>-91.2</text:p>
          </table:table-cell>
          <table:table-cell table:number-columns-repeated="1016"/>
        </table:table-row>
        <table:table-row table:style-name="ro1">
          <table:table-cell table:formula="of:=DEC2BIN([.C241])" office:value-type="string" office:string-value="11101110" calcext:value-type="string">
            <text:p>11101110</text:p>
          </table:table-cell>
          <table:table-cell table:formula="of:=DEC2HEX([.C241])" office:value-type="string" office:string-value="EE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table:formula="of:=([.$A$3]*[.C241])/255" office:value-type="float" office:value="4.66666666666667" calcext:value-type="float">
            <text:p>4.666667</text:p>
          </table:table-cell>
          <table:table-cell table:formula="of:=[.D241]*([.$A$9]/([.$A$5]+[.$A$7]))" office:value-type="float" office:value="0.727461678358015" calcext:value-type="float">
            <text:p>0.727462</text:p>
          </table:table-cell>
          <table:table-cell table:formula="of:=[.$A$13]-[.E241]" office:value-type="float" office:value="-0.559461678358015" calcext:value-type="float">
            <text:p>-0.559462</text:p>
          </table:table-cell>
          <table:table-cell table:formula="of:=[.F241]/0.0061" office:value-type="float" office:value="-91.7150292390189" calcext:value-type="float">
            <text:p>-91.715029</text:p>
          </table:table-cell>
          <table:table-cell table:formula="of:=ROUND([.G241];1)" office:value-type="float" office:value="-91.7" calcext:value-type="float">
            <text:p>-91.7</text:p>
          </table:table-cell>
          <table:table-cell table:number-columns-repeated="1016"/>
        </table:table-row>
        <table:table-row table:style-name="ro1">
          <table:table-cell table:formula="of:=DEC2BIN([.C242])" office:value-type="string" office:string-value="11101111" calcext:value-type="string">
            <text:p>11101111</text:p>
          </table:table-cell>
          <table:table-cell table:formula="of:=DEC2HEX([.C242])" office:value-type="string" office:string-value="EF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table:formula="of:=([.$A$3]*[.C242])/255" office:value-type="float" office:value="4.68627450980392" calcext:value-type="float">
            <text:p>4.686275</text:p>
          </table:table-cell>
          <table:table-cell table:formula="of:=[.D242]*([.$A$9]/([.$A$5]+[.$A$7]))" office:value-type="float" office:value="0.730518240031788" calcext:value-type="float">
            <text:p>0.730518</text:p>
          </table:table-cell>
          <table:table-cell table:formula="of:=[.$A$13]-[.E242]" office:value-type="float" office:value="-0.562518240031788" calcext:value-type="float">
            <text:p>-0.562518</text:p>
          </table:table-cell>
          <table:table-cell table:formula="of:=[.F242]/0.0061" office:value-type="float" office:value="-92.216104923244" calcext:value-type="float">
            <text:p>-92.216105</text:p>
          </table:table-cell>
          <table:table-cell table:formula="of:=ROUND([.G242];1)" office:value-type="float" office:value="-92.2" calcext:value-type="float">
            <text:p>-92.2</text:p>
          </table:table-cell>
          <table:table-cell table:number-columns-repeated="1016"/>
        </table:table-row>
        <table:table-row table:style-name="ro1">
          <table:table-cell table:formula="of:=DEC2BIN([.C243])" office:value-type="string" office:string-value="11110000" calcext:value-type="string">
            <text:p>11110000</text:p>
          </table:table-cell>
          <table:table-cell table:formula="of:=DEC2HEX([.C243])" office:value-type="string" office:string-value="F0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table:formula="of:=([.$A$3]*[.C243])/255" office:value-type="float" office:value="4.70588235294118" calcext:value-type="float">
            <text:p>4.705882</text:p>
          </table:table-cell>
          <table:table-cell table:formula="of:=[.D243]*([.$A$9]/([.$A$5]+[.$A$7]))" office:value-type="float" office:value="0.733574801705561" calcext:value-type="float">
            <text:p>0.733575</text:p>
          </table:table-cell>
          <table:table-cell table:formula="of:=[.$A$13]-[.E243]" office:value-type="float" office:value="-0.565574801705561" calcext:value-type="float">
            <text:p>-0.565575</text:p>
          </table:table-cell>
          <table:table-cell table:formula="of:=[.F243]/0.0061" office:value-type="float" office:value="-92.7171806074691" calcext:value-type="float">
            <text:p>-92.717181</text:p>
          </table:table-cell>
          <table:table-cell table:formula="of:=ROUND([.G243];1)" office:value-type="float" office:value="-92.7" calcext:value-type="float">
            <text:p>-92.7</text:p>
          </table:table-cell>
          <table:table-cell table:number-columns-repeated="1016"/>
        </table:table-row>
        <table:table-row table:style-name="ro1">
          <table:table-cell table:formula="of:=DEC2BIN([.C244])" office:value-type="string" office:string-value="11110001" calcext:value-type="string">
            <text:p>11110001</text:p>
          </table:table-cell>
          <table:table-cell table:formula="of:=DEC2HEX([.C244])" office:value-type="string" office:string-value="F1" calcext:value-type="string">
            <text:p>F1</text:p>
          </table:table-cell>
          <table:table-cell office:value-type="float" office:value="241" calcext:value-type="float">
            <text:p>241</text:p>
          </table:table-cell>
          <table:table-cell table:formula="of:=([.$A$3]*[.C244])/255" office:value-type="float" office:value="4.72549019607843" calcext:value-type="float">
            <text:p>4.725490</text:p>
          </table:table-cell>
          <table:table-cell table:formula="of:=[.D244]*([.$A$9]/([.$A$5]+[.$A$7]))" office:value-type="float" office:value="0.736631363379335" calcext:value-type="float">
            <text:p>0.736631</text:p>
          </table:table-cell>
          <table:table-cell table:formula="of:=[.$A$13]-[.E244]" office:value-type="float" office:value="-0.568631363379335" calcext:value-type="float">
            <text:p>-0.568631</text:p>
          </table:table-cell>
          <table:table-cell table:formula="of:=[.F244]/0.0061" office:value-type="float" office:value="-93.2182562916942" calcext:value-type="float">
            <text:p>-93.218256</text:p>
          </table:table-cell>
          <table:table-cell table:formula="of:=ROUND([.G244];1)" office:value-type="float" office:value="-93.2" calcext:value-type="float">
            <text:p>-93.2</text:p>
          </table:table-cell>
          <table:table-cell table:number-columns-repeated="1016"/>
        </table:table-row>
        <table:table-row table:style-name="ro1">
          <table:table-cell table:formula="of:=DEC2BIN([.C245])" office:value-type="string" office:string-value="11110010" calcext:value-type="string">
            <text:p>11110010</text:p>
          </table:table-cell>
          <table:table-cell table:formula="of:=DEC2HEX([.C245])" office:value-type="string" office:string-value="F2" calcext:value-type="string">
            <text:p>F2</text:p>
          </table:table-cell>
          <table:table-cell office:value-type="float" office:value="242" calcext:value-type="float">
            <text:p>242</text:p>
          </table:table-cell>
          <table:table-cell table:formula="of:=([.$A$3]*[.C245])/255" office:value-type="float" office:value="4.74509803921569" calcext:value-type="float">
            <text:p>4.745098</text:p>
          </table:table-cell>
          <table:table-cell table:formula="of:=[.D245]*([.$A$9]/([.$A$5]+[.$A$7]))" office:value-type="float" office:value="0.739687925053108" calcext:value-type="float">
            <text:p>0.739688</text:p>
          </table:table-cell>
          <table:table-cell table:formula="of:=[.$A$13]-[.E245]" office:value-type="float" office:value="-0.571687925053108" calcext:value-type="float">
            <text:p>-0.571688</text:p>
          </table:table-cell>
          <table:table-cell table:formula="of:=[.F245]/0.0061" office:value-type="float" office:value="-93.7193319759193" calcext:value-type="float">
            <text:p>-93.719332</text:p>
          </table:table-cell>
          <table:table-cell table:formula="of:=ROUND([.G245];1)" office:value-type="float" office:value="-93.7" calcext:value-type="float">
            <text:p>-93.7</text:p>
          </table:table-cell>
          <table:table-cell table:number-columns-repeated="1016"/>
        </table:table-row>
        <table:table-row table:style-name="ro1">
          <table:table-cell table:formula="of:=DEC2BIN([.C246])" office:value-type="string" office:string-value="11110011" calcext:value-type="string">
            <text:p>11110011</text:p>
          </table:table-cell>
          <table:table-cell table:formula="of:=DEC2HEX([.C246])" office:value-type="string" office:string-value="F3" calcext:value-type="string">
            <text:p>F3</text:p>
          </table:table-cell>
          <table:table-cell office:value-type="float" office:value="243" calcext:value-type="float">
            <text:p>243</text:p>
          </table:table-cell>
          <table:table-cell table:formula="of:=([.$A$3]*[.C246])/255" office:value-type="float" office:value="4.76470588235294" calcext:value-type="float">
            <text:p>4.764706</text:p>
          </table:table-cell>
          <table:table-cell table:formula="of:=[.D246]*([.$A$9]/([.$A$5]+[.$A$7]))" office:value-type="float" office:value="0.742744486726881" calcext:value-type="float">
            <text:p>0.742744</text:p>
          </table:table-cell>
          <table:table-cell table:formula="of:=[.$A$13]-[.E246]" office:value-type="float" office:value="-0.574744486726881" calcext:value-type="float">
            <text:p>-0.574744</text:p>
          </table:table-cell>
          <table:table-cell table:formula="of:=[.F246]/0.0061" office:value-type="float" office:value="-94.2204076601444" calcext:value-type="float">
            <text:p>-94.220408</text:p>
          </table:table-cell>
          <table:table-cell table:formula="of:=ROUND([.G246];1)" office:value-type="float" office:value="-94.2" calcext:value-type="float">
            <text:p>-94.2</text:p>
          </table:table-cell>
          <table:table-cell table:number-columns-repeated="1016"/>
        </table:table-row>
        <table:table-row table:style-name="ro1">
          <table:table-cell table:formula="of:=DEC2BIN([.C247])" office:value-type="string" office:string-value="11110100" calcext:value-type="string">
            <text:p>11110100</text:p>
          </table:table-cell>
          <table:table-cell table:formula="of:=DEC2HEX([.C247])" office:value-type="string" office:string-value="F4" calcext:value-type="string">
            <text:p>F4</text:p>
          </table:table-cell>
          <table:table-cell office:value-type="float" office:value="244" calcext:value-type="float">
            <text:p>244</text:p>
          </table:table-cell>
          <table:table-cell table:formula="of:=([.$A$3]*[.C247])/255" office:value-type="float" office:value="4.7843137254902" calcext:value-type="float">
            <text:p>4.784314</text:p>
          </table:table-cell>
          <table:table-cell table:formula="of:=[.D247]*([.$A$9]/([.$A$5]+[.$A$7]))" office:value-type="float" office:value="0.745801048400654" calcext:value-type="float">
            <text:p>0.745801</text:p>
          </table:table-cell>
          <table:table-cell table:formula="of:=[.$A$13]-[.E247]" office:value-type="float" office:value="-0.577801048400654" calcext:value-type="float">
            <text:p>-0.577801</text:p>
          </table:table-cell>
          <table:table-cell table:formula="of:=[.F247]/0.0061" office:value-type="float" office:value="-94.7214833443695" calcext:value-type="float">
            <text:p>-94.721483</text:p>
          </table:table-cell>
          <table:table-cell table:formula="of:=ROUND([.G247];1)" office:value-type="float" office:value="-94.7" calcext:value-type="float">
            <text:p>-94.7</text:p>
          </table:table-cell>
          <table:table-cell table:number-columns-repeated="1016"/>
        </table:table-row>
        <table:table-row table:style-name="ro1">
          <table:table-cell table:formula="of:=DEC2BIN([.C248])" office:value-type="string" office:string-value="11110101" calcext:value-type="string">
            <text:p>11110101</text:p>
          </table:table-cell>
          <table:table-cell table:formula="of:=DEC2HEX([.C248])" office:value-type="string" office:string-value="F5" calcext:value-type="string">
            <text:p>F5</text:p>
          </table:table-cell>
          <table:table-cell office:value-type="float" office:value="245" calcext:value-type="float">
            <text:p>245</text:p>
          </table:table-cell>
          <table:table-cell table:formula="of:=([.$A$3]*[.C248])/255" office:value-type="float" office:value="4.80392156862745" calcext:value-type="float">
            <text:p>4.803922</text:p>
          </table:table-cell>
          <table:table-cell table:formula="of:=[.D248]*([.$A$9]/([.$A$5]+[.$A$7]))" office:value-type="float" office:value="0.748857610074427" calcext:value-type="float">
            <text:p>0.748858</text:p>
          </table:table-cell>
          <table:table-cell table:formula="of:=[.$A$13]-[.E248]" office:value-type="float" office:value="-0.580857610074427" calcext:value-type="float">
            <text:p>-0.580858</text:p>
          </table:table-cell>
          <table:table-cell table:formula="of:=[.F248]/0.0061" office:value-type="float" office:value="-95.2225590285946" calcext:value-type="float">
            <text:p>-95.222559</text:p>
          </table:table-cell>
          <table:table-cell table:formula="of:=ROUND([.G248];1)" office:value-type="float" office:value="-95.2" calcext:value-type="float">
            <text:p>-95.2</text:p>
          </table:table-cell>
          <table:table-cell table:number-columns-repeated="1016"/>
        </table:table-row>
        <table:table-row table:style-name="ro1">
          <table:table-cell table:formula="of:=DEC2BIN([.C249])" office:value-type="string" office:string-value="11110110" calcext:value-type="string">
            <text:p>11110110</text:p>
          </table:table-cell>
          <table:table-cell table:formula="of:=DEC2HEX([.C249])" office:value-type="string" office:string-value="F6" calcext:value-type="string">
            <text:p>F6</text:p>
          </table:table-cell>
          <table:table-cell office:value-type="float" office:value="246" calcext:value-type="float">
            <text:p>246</text:p>
          </table:table-cell>
          <table:table-cell table:formula="of:=([.$A$3]*[.C249])/255" office:value-type="float" office:value="4.82352941176471" calcext:value-type="float">
            <text:p>4.823529</text:p>
          </table:table-cell>
          <table:table-cell table:formula="of:=[.D249]*([.$A$9]/([.$A$5]+[.$A$7]))" office:value-type="float" office:value="0.7519141717482" calcext:value-type="float">
            <text:p>0.751914</text:p>
          </table:table-cell>
          <table:table-cell table:formula="of:=[.$A$13]-[.E249]" office:value-type="float" office:value="-0.5839141717482" calcext:value-type="float">
            <text:p>-0.583914</text:p>
          </table:table-cell>
          <table:table-cell table:formula="of:=[.F249]/0.0061" office:value-type="float" office:value="-95.7236347128197" calcext:value-type="float">
            <text:p>-95.723635</text:p>
          </table:table-cell>
          <table:table-cell table:formula="of:=ROUND([.G249];1)" office:value-type="float" office:value="-95.7" calcext:value-type="float">
            <text:p>-95.7</text:p>
          </table:table-cell>
          <table:table-cell table:number-columns-repeated="1016"/>
        </table:table-row>
        <table:table-row table:style-name="ro1">
          <table:table-cell table:formula="of:=DEC2BIN([.C250])" office:value-type="string" office:string-value="11110111" calcext:value-type="string">
            <text:p>11110111</text:p>
          </table:table-cell>
          <table:table-cell table:formula="of:=DEC2HEX([.C250])" office:value-type="string" office:string-value="F7" calcext:value-type="string">
            <text:p>F7</text:p>
          </table:table-cell>
          <table:table-cell office:value-type="float" office:value="247" calcext:value-type="float">
            <text:p>247</text:p>
          </table:table-cell>
          <table:table-cell table:formula="of:=([.$A$3]*[.C250])/255" office:value-type="float" office:value="4.84313725490196" calcext:value-type="float">
            <text:p>4.843137</text:p>
          </table:table-cell>
          <table:table-cell table:formula="of:=[.D250]*([.$A$9]/([.$A$5]+[.$A$7]))" office:value-type="float" office:value="0.754970733421974" calcext:value-type="float">
            <text:p>0.754971</text:p>
          </table:table-cell>
          <table:table-cell table:formula="of:=[.$A$13]-[.E250]" office:value-type="float" office:value="-0.586970733421973" calcext:value-type="float">
            <text:p>-0.586971</text:p>
          </table:table-cell>
          <table:table-cell table:formula="of:=[.F250]/0.0061" office:value-type="float" office:value="-96.2247103970448" calcext:value-type="float">
            <text:p>-96.224710</text:p>
          </table:table-cell>
          <table:table-cell table:formula="of:=ROUND([.G250];1)" office:value-type="float" office:value="-96.2" calcext:value-type="float">
            <text:p>-96.2</text:p>
          </table:table-cell>
          <table:table-cell table:number-columns-repeated="1016"/>
        </table:table-row>
        <table:table-row table:style-name="ro1">
          <table:table-cell table:formula="of:=DEC2BIN([.C251])" office:value-type="string" office:string-value="11111000" calcext:value-type="string">
            <text:p>11111000</text:p>
          </table:table-cell>
          <table:table-cell table:formula="of:=DEC2HEX([.C251])" office:value-type="string" office:string-value="F8" calcext:value-type="string">
            <text:p>F8</text:p>
          </table:table-cell>
          <table:table-cell office:value-type="float" office:value="248" calcext:value-type="float">
            <text:p>248</text:p>
          </table:table-cell>
          <table:table-cell table:formula="of:=([.$A$3]*[.C251])/255" office:value-type="float" office:value="4.86274509803922" calcext:value-type="float">
            <text:p>4.862745</text:p>
          </table:table-cell>
          <table:table-cell table:formula="of:=[.D251]*([.$A$9]/([.$A$5]+[.$A$7]))" office:value-type="float" office:value="0.758027295095747" calcext:value-type="float">
            <text:p>0.758027</text:p>
          </table:table-cell>
          <table:table-cell table:formula="of:=[.$A$13]-[.E251]" office:value-type="float" office:value="-0.590027295095747" calcext:value-type="float">
            <text:p>-0.590027</text:p>
          </table:table-cell>
          <table:table-cell table:formula="of:=[.F251]/0.0061" office:value-type="float" office:value="-96.7257860812699" calcext:value-type="float">
            <text:p>-96.725786</text:p>
          </table:table-cell>
          <table:table-cell table:formula="of:=ROUND([.G251];1)" office:value-type="float" office:value="-96.7" calcext:value-type="float">
            <text:p>-96.7</text:p>
          </table:table-cell>
          <table:table-cell table:number-columns-repeated="1016"/>
        </table:table-row>
        <table:table-row table:style-name="ro1">
          <table:table-cell table:formula="of:=DEC2BIN([.C252])" office:value-type="string" office:string-value="11111001" calcext:value-type="string">
            <text:p>11111001</text:p>
          </table:table-cell>
          <table:table-cell table:formula="of:=DEC2HEX([.C252])" office:value-type="string" office:string-value="F9" calcext:value-type="string">
            <text:p>F9</text:p>
          </table:table-cell>
          <table:table-cell office:value-type="float" office:value="249" calcext:value-type="float">
            <text:p>249</text:p>
          </table:table-cell>
          <table:table-cell table:formula="of:=([.$A$3]*[.C252])/255" office:value-type="float" office:value="4.88235294117647" calcext:value-type="float">
            <text:p>4.882353</text:p>
          </table:table-cell>
          <table:table-cell table:formula="of:=[.D252]*([.$A$9]/([.$A$5]+[.$A$7]))" office:value-type="float" office:value="0.76108385676952" calcext:value-type="float">
            <text:p>0.761084</text:p>
          </table:table-cell>
          <table:table-cell table:formula="of:=[.$A$13]-[.E252]" office:value-type="float" office:value="-0.59308385676952" calcext:value-type="float">
            <text:p>-0.593084</text:p>
          </table:table-cell>
          <table:table-cell table:formula="of:=[.F252]/0.0061" office:value-type="float" office:value="-97.2268617654951" calcext:value-type="float">
            <text:p>-97.226862</text:p>
          </table:table-cell>
          <table:table-cell table:formula="of:=ROUND([.G252];1)" office:value-type="float" office:value="-97.2" calcext:value-type="float">
            <text:p>-97.2</text:p>
          </table:table-cell>
          <table:table-cell table:number-columns-repeated="1016"/>
        </table:table-row>
        <table:table-row table:style-name="ro1">
          <table:table-cell table:formula="of:=DEC2BIN([.C253])" office:value-type="string" office:string-value="11111010" calcext:value-type="string">
            <text:p>11111010</text:p>
          </table:table-cell>
          <table:table-cell table:formula="of:=DEC2HEX([.C253])" office:value-type="string" office:string-value="FA" calcext:value-type="string">
            <text:p>FA</text:p>
          </table:table-cell>
          <table:table-cell office:value-type="float" office:value="250" calcext:value-type="float">
            <text:p>250</text:p>
          </table:table-cell>
          <table:table-cell table:formula="of:=([.$A$3]*[.C253])/255" office:value-type="float" office:value="4.90196078431373" calcext:value-type="float">
            <text:p>4.901961</text:p>
          </table:table-cell>
          <table:table-cell table:formula="of:=[.D253]*([.$A$9]/([.$A$5]+[.$A$7]))" office:value-type="float" office:value="0.764140418443293" calcext:value-type="float">
            <text:p>0.764140</text:p>
          </table:table-cell>
          <table:table-cell table:formula="of:=[.$A$13]-[.E253]" office:value-type="float" office:value="-0.596140418443293" calcext:value-type="float">
            <text:p>-0.596140</text:p>
          </table:table-cell>
          <table:table-cell table:formula="of:=[.F253]/0.0061" office:value-type="float" office:value="-97.7279374497202" calcext:value-type="float">
            <text:p>-97.727937</text:p>
          </table:table-cell>
          <table:table-cell table:formula="of:=ROUND([.G253];1)" office:value-type="float" office:value="-97.7" calcext:value-type="float">
            <text:p>-97.7</text:p>
          </table:table-cell>
          <table:table-cell table:number-columns-repeated="1016"/>
        </table:table-row>
        <table:table-row table:style-name="ro1">
          <table:table-cell table:formula="of:=DEC2BIN([.C254])" office:value-type="string" office:string-value="11111011" calcext:value-type="string">
            <text:p>11111011</text:p>
          </table:table-cell>
          <table:table-cell table:formula="of:=DEC2HEX([.C254])" office:value-type="string" office:string-value="FB" calcext:value-type="string">
            <text:p>FB</text:p>
          </table:table-cell>
          <table:table-cell office:value-type="float" office:value="251" calcext:value-type="float">
            <text:p>251</text:p>
          </table:table-cell>
          <table:table-cell table:formula="of:=([.$A$3]*[.C254])/255" office:value-type="float" office:value="4.92156862745098" calcext:value-type="float">
            <text:p>4.921569</text:p>
          </table:table-cell>
          <table:table-cell table:formula="of:=[.D254]*([.$A$9]/([.$A$5]+[.$A$7]))" office:value-type="float" office:value="0.767196980117066" calcext:value-type="float">
            <text:p>0.767197</text:p>
          </table:table-cell>
          <table:table-cell table:formula="of:=[.$A$13]-[.E254]" office:value-type="float" office:value="-0.599196980117066" calcext:value-type="float">
            <text:p>-0.599197</text:p>
          </table:table-cell>
          <table:table-cell table:formula="of:=[.F254]/0.0061" office:value-type="float" office:value="-98.2290131339453" calcext:value-type="float">
            <text:p>-98.229013</text:p>
          </table:table-cell>
          <table:table-cell table:formula="of:=ROUND([.G254];1)" office:value-type="float" office:value="-98.2" calcext:value-type="float">
            <text:p>-98.2</text:p>
          </table:table-cell>
          <table:table-cell table:number-columns-repeated="1016"/>
        </table:table-row>
        <table:table-row table:style-name="ro1">
          <table:table-cell table:formula="of:=DEC2BIN([.C255])" office:value-type="string" office:string-value="11111100" calcext:value-type="string">
            <text:p>11111100</text:p>
          </table:table-cell>
          <table:table-cell table:formula="of:=DEC2HEX([.C255])" office:value-type="string" office:string-value="FC" calcext:value-type="string">
            <text:p>FC</text:p>
          </table:table-cell>
          <table:table-cell office:value-type="float" office:value="252" calcext:value-type="float">
            <text:p>252</text:p>
          </table:table-cell>
          <table:table-cell table:formula="of:=([.$A$3]*[.C255])/255" office:value-type="float" office:value="4.94117647058824" calcext:value-type="float">
            <text:p>4.941176</text:p>
          </table:table-cell>
          <table:table-cell table:formula="of:=[.D255]*([.$A$9]/([.$A$5]+[.$A$7]))" office:value-type="float" office:value="0.770253541790839" calcext:value-type="float">
            <text:p>0.770254</text:p>
          </table:table-cell>
          <table:table-cell table:formula="of:=[.$A$13]-[.E255]" office:value-type="float" office:value="-0.602253541790839" calcext:value-type="float">
            <text:p>-0.602254</text:p>
          </table:table-cell>
          <table:table-cell table:formula="of:=[.F255]/0.0061" office:value-type="float" office:value="-98.7300888181704" calcext:value-type="float">
            <text:p>-98.730089</text:p>
          </table:table-cell>
          <table:table-cell table:formula="of:=ROUND([.G255];1)" office:value-type="float" office:value="-98.7" calcext:value-type="float">
            <text:p>-98.7</text:p>
          </table:table-cell>
          <table:table-cell table:number-columns-repeated="1016"/>
        </table:table-row>
        <table:table-row table:style-name="ro1">
          <table:table-cell table:formula="of:=DEC2BIN([.C256])" office:value-type="string" office:string-value="11111101" calcext:value-type="string">
            <text:p>11111101</text:p>
          </table:table-cell>
          <table:table-cell table:formula="of:=DEC2HEX([.C256])" office:value-type="string" office:string-value="FD" calcext:value-type="string">
            <text:p>FD</text:p>
          </table:table-cell>
          <table:table-cell office:value-type="float" office:value="253" calcext:value-type="float">
            <text:p>253</text:p>
          </table:table-cell>
          <table:table-cell table:formula="of:=([.$A$3]*[.C256])/255" office:value-type="float" office:value="4.96078431372549" calcext:value-type="float">
            <text:p>4.960784</text:p>
          </table:table-cell>
          <table:table-cell table:formula="of:=[.D256]*([.$A$9]/([.$A$5]+[.$A$7]))" office:value-type="float" office:value="0.773310103464613" calcext:value-type="float">
            <text:p>0.773310</text:p>
          </table:table-cell>
          <table:table-cell table:formula="of:=[.$A$13]-[.E256]" office:value-type="float" office:value="-0.605310103464613" calcext:value-type="float">
            <text:p>-0.605310</text:p>
          </table:table-cell>
          <table:table-cell table:formula="of:=[.F256]/0.0061" office:value-type="float" office:value="-99.2311645023955" calcext:value-type="float">
            <text:p>-99.231165</text:p>
          </table:table-cell>
          <table:table-cell table:formula="of:=ROUND([.G256];1)" office:value-type="float" office:value="-99.2" calcext:value-type="float">
            <text:p>-99.2</text:p>
          </table:table-cell>
          <table:table-cell table:number-columns-repeated="1016"/>
        </table:table-row>
        <table:table-row table:style-name="ro1">
          <table:table-cell table:formula="of:=DEC2BIN([.C257])" office:value-type="string" office:string-value="11111110" calcext:value-type="string">
            <text:p>11111110</text:p>
          </table:table-cell>
          <table:table-cell table:formula="of:=DEC2HEX([.C257])" office:value-type="string" office:string-value="FE" calcext:value-type="string">
            <text:p>FE</text:p>
          </table:table-cell>
          <table:table-cell office:value-type="float" office:value="254" calcext:value-type="float">
            <text:p>254</text:p>
          </table:table-cell>
          <table:table-cell table:formula="of:=([.$A$3]*[.C257])/255" office:value-type="float" office:value="4.98039215686275" calcext:value-type="float">
            <text:p>4.980392</text:p>
          </table:table-cell>
          <table:table-cell table:formula="of:=[.D257]*([.$A$9]/([.$A$5]+[.$A$7]))" office:value-type="float" office:value="0.776366665138386" calcext:value-type="float">
            <text:p>0.776367</text:p>
          </table:table-cell>
          <table:table-cell table:formula="of:=[.$A$13]-[.E257]" office:value-type="float" office:value="-0.608366665138386" calcext:value-type="float">
            <text:p>-0.608367</text:p>
          </table:table-cell>
          <table:table-cell table:formula="of:=[.F257]/0.0061" office:value-type="float" office:value="-99.7322401866206" calcext:value-type="float">
            <text:p>-99.732240</text:p>
          </table:table-cell>
          <table:table-cell table:formula="of:=ROUND([.G257];1)" office:value-type="float" office:value="-99.7" calcext:value-type="float">
            <text:p>-99.7</text:p>
          </table:table-cell>
          <table:table-cell table:number-columns-repeated="1016"/>
        </table:table-row>
        <table:table-row table:style-name="ro1">
          <table:table-cell table:formula="of:=DEC2BIN([.C258])" office:value-type="string" office:string-value="11111111" calcext:value-type="string">
            <text:p>11111111</text:p>
          </table:table-cell>
          <table:table-cell table:formula="of:=DEC2HEX([.C258])" office:value-type="string" office:string-value="FF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formula="of:=([.$A$3]*[.C258])/255" office:value-type="float" office:value="5" calcext:value-type="float">
            <text:p>5.000000</text:p>
          </table:table-cell>
          <table:table-cell table:number-columns-repeated="1020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/>
    </number:number-style>
    <number:number-style style:name="N121">
      <style:text-properties fo:color="#ff0000"/>
      <number:text>-</number:text>
      <number:number number:decimal-places="0" number:min-integer-digits="1"/>
      <style:map style:condition="value()&gt;=0" style:apply-style-name="N121P0"/>
    </number:number-style>
    <number:number-style style:name="N123P0" style:volatile="true">
      <number:number number:decimal-places="6" number:min-integer-digits="1"/>
    </number:number-style>
    <number:number-style style:name="N123">
      <style:text-properties fo:color="#ff0000"/>
      <number:text>-</number:text>
      <number:number number:decimal-places="6" number:min-integer-digits="1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2:56:12.976185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0:56:49.721711498</meta:creation-date>
    <meta:generator>LibreOffice/4.2.8.2$Linux_X86_64 LibreOffice_project/420m0$Build-2</meta:generator>
    <dc:date>2016-05-01T16:27:21.446038271</dc:date>
    <meta:editing-duration>PT23H24M41S</meta:editing-duration>
    <meta:editing-cycles>18</meta:editing-cycles>
    <meta:document-statistic meta:table-count="1" meta:cell-count="2100" meta:object-count="0"/>
  </office:meta>
</office:document-meta>
</file>